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Verdana" svg:font-family="Verdana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text-align="center" fo:break-before="auto" fo:text-indent="0cm" fo:line-height="100%" fo:margin-top="0cm" fo:margin-bottom="0.247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center" fo:break-before="auto" fo:text-indent="0cm" fo:line-height="100%" fo:margin-top="0cm" fo:margin-bottom="0.247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4" style:family="paragraph" style:parent-style-name="Standard">
      <style:paragraph-properties fo:text-align="center" fo:break-before="auto" fo:text-indent="0cm" fo:line-height="10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bold" style:font-weight-asian="bold" style:font-weight-complex="bold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3" style:family="paragraph" style:parent-style-name="Heading_20_3">
      <style:paragraph-properties fo:break-before="page" fo:line-height="100%" style:writing-mode="lr-tb"/>
    </style:style>
    <style:style style:name="T13_1" style:family="text">
      <style:text-properties fo:color="#0084d1" fo:font-size="16pt" style:font-size-asian="16pt" style:font-size-complex="16pt" style:text-underline-style="solid" style:text-underline-color="font-color"/>
    </style:style>
    <style:style style:name="T13_2" style:family="text">
      <style:text-properties fo:color="#0084d1" fo:font-size="16pt" style:font-size-asian="16pt" style:font-size-complex="16pt" style:text-underline-style="solid" style:text-underline-color="font-color"/>
    </style:style>
    <style:style style:name="T13_3" style:family="text">
      <style:text-properties fo:color="#0084d1" fo:font-size="16pt" style:font-size-asian="16pt" style:font-size-complex="16pt" style:text-underline-style="solid" style:text-underline-color="font-color"/>
    </style:style>
    <style:style style:name="T13_4" style:family="text">
      <style:text-properties fo:color="#0084d1" fo:font-size="16pt" style:font-size-asian="16pt" style:font-size-complex="16pt" style:text-underline-style="solid" style:text-underline-color="font-color"/>
    </style:style>
    <style:style style:name="T13_5" style:family="text">
      <style:text-properties fo:color="#0084d1" fo:font-size="16pt" style:font-size-asian="16pt" style:font-size-complex="16pt" style:text-underline-style="solid" style:text-underline-color="font-color"/>
    </style:style>
    <style:style style:name="T13_6" style:family="text">
      <style:text-properties fo:color="#0084d1" fo:font-size="16pt" style:font-size-asian="16pt" style:font-size-complex="16pt" style:text-underline-style="solid" style:text-underline-color="font-color"/>
    </style:style>
    <style:style style:name="T13_7" style:family="text">
      <style:text-properties fo:color="#0084d1" fo:font-size="16pt" style:font-size-asian="16pt" style:font-size-complex="16pt" style:text-underline-style="solid" style:text-underline-color="font-color"/>
    </style:style>
    <style:style style:name="T13_8" style:family="text">
      <style:text-properties fo:color="#0084d1" fo:font-size="16pt" style:font-size-asian="16pt" style:font-size-complex="16pt" style:text-underline-style="solid" style:text-underline-color="font-color"/>
    </style:style>
    <style:style style:name="P14" style:family="paragraph" style:parent-style-name="Heading_20_3">
      <style:paragraph-properties fo:break-before="auto" fo:line-height="100%" style:writing-mode="lr-tb"/>
    </style:style>
    <style:style style:name="T14_1" style:family="text">
      <style:text-properties fo:color="#000000"/>
    </style:style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>
      <style:text-properties fo:color="#000000"/>
    </style:style>
    <style:style style:name="T14_7" style:family="text">
      <style:text-properties fo:color="#000000"/>
    </style:style>
    <style:style style:name="T14_8" style:family="text"/>
    <style:style style:name="T14_9" style:family="text"/>
    <style:style style:name="T14_10" style:family="text">
      <style:text-properties fo:color="#000000"/>
    </style:style>
    <style:style style:name="T14_11" style:family="text">
      <style:text-properties fo:color="#000000"/>
    </style:style>
    <style:style style:name="T14_12" style:family="text">
      <style:text-properties fo:color="#000000"/>
    </style:style>
    <style:style style:name="T14_13" style:family="text">
      <style:text-properties fo:color="#000000"/>
    </style:style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P15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P16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7_5" style:family="text">
      <style:text-properties style:text-position="super 58%"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12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19_13" style:family="text">
      <style:text-properties style:text-line-through-style="none" fo:font-style="normal" style:font-style-asian="normal" style:font-style-complex="normal" fo:color="#000000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20" style:family="paragraph" style:parent-style-name="Heading_20_3">
      <style:paragraph-properties fo:break-before="page" fo:line-height="100%" style:writing-mode="lr-tb"/>
    </style:style>
    <style:style style:name="T20_1" style:family="text">
      <style:text-properties fo:color="#0084d1" fo:font-size="16pt" style:font-size-asian="16pt" style:font-size-complex="16pt" style:text-underline-style="solid" style:text-underline-color="font-color"/>
    </style:style>
    <style:style style:name="T20_2" style:family="text">
      <style:text-properties fo:color="#0084d1" fo:font-size="16pt" style:font-size-asian="16pt" style:font-size-complex="16pt" style:text-underline-style="solid" style:text-underline-color="font-color"/>
    </style:style>
    <style:style style:name="T20_3" style:family="text">
      <style:text-properties fo:color="#0084d1" fo:font-size="16pt" style:font-size-asian="16pt" style:font-size-complex="16pt" style:text-underline-style="solid" style:text-underline-color="font-color"/>
    </style:style>
    <style:style style:name="T20_4" style:family="text">
      <style:text-properties fo:color="#0084d1" fo:font-size="16pt" style:font-size-asian="16pt" style:font-size-complex="16pt" style:text-underline-style="solid" style:text-underline-color="font-color"/>
    </style:style>
    <style:style style:name="P21" style:family="paragraph" style:parent-style-name="Heading_20_3">
      <style:paragraph-properties fo:break-before="auto" fo:line-height="100%" style:writing-mode="lr-tb"/>
    </style:style>
    <style:style style:name="T21_1" style:family="text">
      <style:text-properties fo:color="#000000"/>
    </style:style>
    <style:style style:name="T21_2" style:family="text">
      <style:text-properties fo:color="#000000"/>
    </style:style>
    <style:style style:name="T21_3" style:family="text">
      <style:text-properties fo:color="#000000"/>
    </style:style>
    <style:style style:name="T21_4" style:family="text">
      <style:text-properties fo:color="#000000"/>
    </style:style>
    <style:style style:name="T21_5" style:family="text">
      <style:text-properties fo:color="#000000"/>
    </style:style>
    <style:style style:name="T21_6" style:family="text">
      <style:text-properties fo:color="#000000"/>
    </style:style>
    <style:style style:name="T21_7" style:family="text">
      <style:text-properties fo:color="#000000"/>
    </style:style>
    <style:style style:name="T21_8" style:family="text">
      <style:text-properties fo:color="#000000"/>
    </style:style>
    <style:style style:name="T21_9" style:family="text">
      <style:text-properties fo:color="#000000"/>
    </style:style>
    <style:style style:name="T21_10" style:family="text">
      <style:text-properties fo:color="#000000"/>
    </style:style>
    <style:style style:name="T21_11" style:family="text">
      <style:text-properties fo:color="#000000"/>
    </style:style>
    <style:style style:name="T21_12" style:family="text">
      <style:text-properties fo:color="#000000"/>
    </style:style>
    <style:style style:name="T21_13" style:family="text">
      <style:text-properties fo:color="#000000"/>
    </style:style>
    <style:style style:name="T21_14" style:family="text">
      <style:text-properties fo:color="#000000"/>
    </style:style>
    <style:style style:name="T21_15" style:family="text">
      <style:text-properties fo:color="#000000"/>
    </style:style>
    <style:style style:name="T21_16" style:family="text">
      <style:text-properties fo:color="#000000"/>
    </style:style>
    <style:style style:name="T21_17" style:family="text">
      <style:text-properties fo:color="#000000"/>
    </style:style>
    <style:style style:name="T21_18" style:family="text">
      <style:text-properties fo:color="#000000"/>
    </style:style>
    <style:style style:name="T21_19" style:family="text">
      <style:text-properties fo:color="#000000"/>
    </style:style>
    <style:style style:name="T21_20" style:family="text">
      <style:text-properties fo:color="#000000"/>
    </style:style>
    <style:style style:name="T21_21" style:family="text">
      <style:text-properties fo:color="#000000"/>
    </style:style>
    <style:style style:name="T21_22" style:family="text">
      <style:text-properties fo:color="#000000"/>
    </style:style>
    <style:style style:name="T21_23" style:family="text">
      <style:text-properties fo:color="#000000"/>
    </style:style>
    <style:style style:name="T21_24" style:family="text">
      <style:text-properties fo:color="#000000"/>
    </style:style>
    <style:style style:name="T21_25" style:family="text">
      <style:text-properties fo:color="#000000"/>
    </style:style>
    <style:style style:name="T21_26" style:family="text">
      <style:text-properties fo:color="#000000"/>
    </style:style>
    <style:style style:name="T21_27" style:family="text">
      <style:text-properties fo:color="#000000"/>
    </style:style>
    <style:style style:name="T21_28" style:family="text">
      <style:text-properties fo:color="#000000"/>
    </style:style>
    <style:style style:name="T21_29" style:family="text">
      <style:text-properties fo:color="#000000"/>
    </style:style>
    <style:style style:name="T21_30" style:family="text">
      <style:text-properties fo:color="#000000"/>
    </style:style>
    <style:style style:name="T21_31" style:family="text">
      <style:text-properties fo:color="#000000"/>
    </style:style>
    <style:style style:name="T21_32" style:family="text">
      <style:text-properties fo:color="#000000"/>
    </style:style>
    <style:style style:name="T21_33" style:family="text">
      <style:text-properties fo:color="#000000"/>
    </style:style>
    <style:style style:name="T21_34" style:family="text">
      <style:text-properties fo:color="#000000"/>
    </style:style>
    <style:style style:name="T21_35" style:family="text">
      <style:text-properties fo:color="#000000"/>
    </style:style>
    <style:style style:name="T21_36" style:family="text">
      <style:text-properties fo:color="#000000"/>
    </style:style>
    <style:style style:name="T21_37" style:family="text">
      <style:text-properties fo:color="#000000"/>
    </style:style>
    <style:style style:name="T21_38" style:family="text">
      <style:text-properties fo:color="#000000"/>
    </style:style>
    <style:style style:name="T21_39" style:family="text">
      <style:text-properties fo:color="#000000"/>
    </style:style>
    <style:style style:name="T21_40" style:family="text">
      <style:text-properties fo:color="#000000"/>
    </style:style>
    <style:style style:name="T21_41" style:family="text">
      <style:text-properties fo:color="#000000"/>
    </style:style>
    <style:style style:name="T21_42" style:family="text">
      <style:text-properties fo:color="#000000"/>
    </style:style>
    <style:style style:name="T21_43" style:family="text">
      <style:text-properties fo:color="#000000"/>
    </style:style>
    <style:style style:name="T21_44" style:family="text">
      <style:text-properties fo:color="#000000"/>
    </style:style>
    <style:style style:name="T21_45" style:family="text">
      <style:text-properties fo:color="#000000"/>
    </style:style>
    <style:style style:name="T21_46" style:family="text">
      <style:text-properties fo:color="#000000"/>
    </style:style>
    <style:style style:name="T21_47" style:family="text">
      <style:text-properties fo:color="#000000"/>
    </style:style>
    <style:style style:name="T21_48" style:family="text">
      <style:text-properties fo:color="#000000"/>
    </style:style>
    <style:style style:name="T21_49" style:family="text">
      <style:text-properties fo:color="#000000"/>
    </style:style>
    <style:style style:name="T21_50" style:family="text">
      <style:text-properties fo:color="#000000"/>
    </style:style>
    <style:style style:name="T21_51" style:family="text">
      <style:text-properties fo:color="#000000"/>
    </style:style>
    <style:style style:name="T21_52" style:family="text">
      <style:text-properties fo:color="#000000"/>
    </style:style>
    <style:style style:name="T21_53" style:family="text">
      <style:text-properties fo:color="#000000"/>
    </style:style>
    <style:style style:name="T21_54" style:family="text">
      <style:text-properties fo:color="#000000"/>
    </style:style>
    <style:style style:name="T21_55" style:family="text">
      <style:text-properties fo:color="#000000"/>
    </style:style>
    <style:style style:name="T21_56" style:family="text">
      <style:text-properties fo:color="#000000"/>
    </style:style>
    <style:style style:name="T21_57" style:family="text">
      <style:text-properties fo:color="#000000"/>
    </style:style>
    <style:style style:name="T21_58" style:family="text">
      <style:text-properties fo:color="#000000"/>
    </style:style>
    <style:style style:name="T21_59" style:family="text">
      <style:text-properties fo:color="#000000"/>
    </style:style>
    <style:style style:name="T21_60" style:family="text">
      <style:text-properties fo:color="#000000"/>
    </style:style>
    <style:style style:name="T21_61" style:family="text">
      <style:text-properties fo:color="#000000"/>
    </style:style>
    <style:style style:name="T21_62" style:family="text">
      <style:text-properties fo:color="#000000"/>
    </style:style>
    <style:style style:name="T21_63" style:family="text">
      <style:text-properties fo:color="#000000"/>
    </style:style>
    <style:style style:name="T21_64" style:family="text">
      <style:text-properties fo:color="#000000"/>
    </style:style>
    <style:style style:name="T21_65" style:family="text">
      <style:text-properties fo:color="#000000"/>
    </style:style>
    <style:style style:name="T21_66" style:family="text">
      <style:text-properties fo:color="#000000"/>
    </style:style>
    <style:style style:name="T21_67" style:family="text">
      <style:text-properties fo:color="#000000"/>
    </style:style>
    <style:style style:name="T21_68" style:family="text">
      <style:text-properties fo:color="#000000"/>
    </style:style>
    <style:style style:name="T21_69" style:family="text">
      <style:text-properties fo:color="#000000"/>
    </style:style>
    <style:style style:name="T21_70" style:family="text">
      <style:text-properties fo:color="#000000"/>
    </style:style>
    <style:style style:name="T21_71" style:family="text">
      <style:text-properties fo:color="#000000"/>
    </style:style>
    <style:style style:name="T21_72" style:family="text">
      <style:text-properties fo:color="#000000"/>
    </style:style>
    <style:style style:name="T21_73" style:family="text">
      <style:text-properties fo:color="#000000"/>
    </style:style>
    <style:style style:name="T21_74" style:family="text">
      <style:text-properties fo:color="#000000"/>
    </style:style>
    <style:style style:name="T21_75" style:family="text">
      <style:text-properties fo:color="#000000"/>
    </style:style>
    <style:style style:name="T21_76" style:family="text">
      <style:text-properties fo:color="#000000"/>
    </style:style>
    <style:style style:name="T21_77" style:family="text">
      <style:text-properties fo:color="#000000"/>
    </style:style>
    <style:style style:name="T21_78" style:family="text">
      <style:text-properties fo:color="#000000"/>
    </style:style>
    <style:style style:name="T21_79" style:family="text">
      <style:text-properties fo:color="#000000"/>
    </style:style>
    <style:style style:name="T21_80" style:family="text">
      <style:text-properties fo:color="#000000"/>
    </style:style>
    <style:style style:name="T21_81" style:family="text">
      <style:text-properties fo:color="#000000"/>
    </style:style>
    <style:style style:name="T21_82" style:family="text">
      <style:text-properties fo:color="#000000"/>
    </style:style>
    <style:style style:name="T21_83" style:family="text">
      <style:text-properties fo:color="#000000"/>
    </style:style>
    <style:style style:name="T21_84" style:family="text">
      <style:text-properties fo:color="#000000"/>
    </style:style>
    <style:style style:name="T21_85" style:family="text">
      <style:text-properties fo:color="#000000"/>
    </style:style>
    <style:style style:name="T21_86" style:family="text">
      <style:text-properties fo:color="#000000"/>
    </style:style>
    <style:style style:name="T21_87" style:family="text">
      <style:text-properties fo:color="#000000"/>
    </style:style>
    <style:style style:name="T21_88" style:family="text">
      <style:text-properties fo:color="#000000"/>
    </style:style>
    <style:style style:name="T21_89" style:family="text">
      <style:text-properties fo:color="#000000"/>
    </style:style>
    <style:style style:name="T21_90" style:family="text">
      <style:text-properties fo:color="#000000"/>
    </style:style>
    <style:style style:name="T21_91" style:family="text">
      <style:text-properties fo:color="#000000"/>
    </style:style>
    <style:style style:name="T21_92" style:family="text">
      <style:text-properties fo:color="#000000"/>
    </style:style>
    <style:style style:name="T21_93" style:family="text">
      <style:text-properties fo:color="#000000"/>
    </style:style>
    <style:style style:name="T21_94" style:family="text">
      <style:text-properties fo:color="#000000"/>
    </style:style>
    <style:style style:name="T21_95" style:family="text">
      <style:text-properties fo:color="#000000"/>
    </style:style>
    <style:style style:name="T21_96" style:family="text">
      <style:text-properties fo:color="#000000"/>
    </style:style>
    <style:style style:name="T21_97" style:family="text">
      <style:text-properties fo:color="#000000"/>
    </style:style>
    <style:style style:name="T21_98" style:family="text">
      <style:text-properties fo:color="#000000"/>
    </style:style>
    <style:style style:name="T21_99" style:family="text">
      <style:text-properties fo:color="#000000"/>
    </style:style>
    <style:style style:name="T21_100" style:family="text">
      <style:text-properties fo:color="#000000"/>
    </style:style>
    <style:style style:name="T21_101" style:family="text">
      <style:text-properties fo:color="#000000"/>
    </style:style>
    <style:style style:name="T21_102" style:family="text">
      <style:text-properties fo:color="#000000"/>
    </style:style>
    <style:style style:name="T21_103" style:family="text">
      <style:text-properties fo:color="#000000"/>
    </style:style>
    <style:style style:name="T21_104" style:family="text">
      <style:text-properties fo:color="#000000"/>
    </style:style>
    <style:style style:name="T21_105" style:family="text">
      <style:text-properties fo:color="#000000"/>
    </style:style>
    <style:style style:name="T21_106" style:family="text">
      <style:text-properties fo:color="#000000"/>
    </style:style>
    <style:style style:name="T21_107" style:family="text">
      <style:text-properties fo:color="#000000"/>
    </style:style>
    <style:style style:name="T21_108" style:family="text">
      <style:text-properties fo:color="#000000"/>
    </style:style>
    <style:style style:name="T21_109" style:family="text">
      <style:text-properties fo:color="#000000"/>
    </style:style>
    <style:style style:name="T21_110" style:family="text">
      <style:text-properties fo:color="#000000"/>
    </style:style>
    <style:style style:name="T21_111" style:family="text">
      <style:text-properties fo:color="#000000"/>
    </style:style>
    <style:style style:name="T21_112" style:family="text">
      <style:text-properties fo:color="#000000"/>
    </style:style>
    <style:style style:name="T21_113" style:family="text">
      <style:text-properties fo:color="#000000"/>
    </style:style>
    <style:style style:name="T21_114" style:family="text">
      <style:text-properties fo:color="#000000"/>
    </style:style>
    <style:style style:name="T21_115" style:family="text">
      <style:text-properties fo:color="#000000"/>
    </style:style>
    <style:style style:name="P22" style:family="paragraph" style:parent-style-name="Heading_20_3">
      <style:paragraph-properties fo:break-before="auto" fo:line-height="100%" style:writing-mode="lr-tb"/>
    </style:style>
    <style:style style:name="T22_1" style:family="text">
      <style:text-properties fo:color="#000000"/>
    </style:style>
    <style:style style:name="T22_2" style:family="text"/>
    <style:style style:name="T22_3" style:family="text"/>
    <style:style style:name="T22_4" style:family="text"/>
    <style:style style:name="T22_5" style:family="text"/>
    <style:style style:name="Table1" style:family="table">
      <style:table-properties table:align="left" style:width="17.59cm" fo:margin-left="0cm"/>
    </style:style>
    <style:style style:name="Column1" style:family="table-column">
      <style:table-column-properties style:column-width="1.439cm"/>
    </style:style>
    <style:style style:name="Column2" style:family="table-column">
      <style:table-column-properties style:column-width="3.951cm"/>
    </style:style>
    <style:style style:name="Column3" style:family="table-column">
      <style:table-column-properties style:column-width="5.87cm"/>
    </style:style>
    <style:style style:name="Column4" style:family="table-column">
      <style:table-column-properties style:column-width="6.329cm"/>
    </style:style>
    <style:style style:name="Row1" style:family="table-row"/>
    <style:style style:name="Cell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_2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P44" style:family="paragraph" style:parent-style-name="Heading_20_3">
      <style:paragraph-properties fo:break-before="auto" fo:line-height="100%" style:writing-mode="lr-tb"/>
    </style:style>
    <style:style style:name="T44_1" style:family="text">
      <style:text-properties fo:color="#000000"/>
    </style:style>
    <style:style style:name="T44_2" style:family="text"/>
    <style:style style:name="T44_3" style:family="text"/>
    <style:style style:name="T44_4" style:family="text"/>
    <style:style style:name="T44_5" style:family="text"/>
    <style:style style:name="Table2" style:family="table">
      <style:table-properties table:align="left" style:width="17.59cm" fo:margin-left="0cm"/>
    </style:style>
    <style:style style:name="Column5" style:family="table-column">
      <style:table-column-properties style:column-width="1.439cm"/>
    </style:style>
    <style:style style:name="Column6" style:family="table-column">
      <style:table-column-properties style:column-width="3.951cm"/>
    </style:style>
    <style:style style:name="Column7" style:family="table-column">
      <style:table-column-properties style:column-width="5.87cm"/>
    </style:style>
    <style:style style:name="Column8" style:family="table-column">
      <style:table-column-properties style:column-width="6.329cm"/>
    </style:style>
    <style:style style:name="Row6" style:family="table-row"/>
    <style:style style:name="Cell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4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75" style:family="paragraph" style:parent-style-name="Heading_20_3">
      <style:paragraph-properties fo:break-before="auto" fo:line-height="100%" style:writing-mode="lr-tb"/>
    </style:style>
    <style:style style:name="P76" style:family="paragraph" style:parent-style-name="Heading_20_3">
      <style:paragraph-properties fo:break-before="auto" fo:line-height="100%" style:writing-mode="lr-tb"/>
    </style:style>
    <style:style style:name="T76_1" style:family="text">
      <style:text-properties fo:color="#000000"/>
    </style:style>
    <style:style style:name="T76_2" style:family="text"/>
    <style:style style:name="T76_3" style:family="text"/>
    <style:style style:name="T76_4" style:family="text"/>
    <style:style style:name="T76_5" style:family="text"/>
    <style:style style:name="Table3" style:family="table">
      <style:table-properties table:align="left" style:width="17.59cm" fo:margin-left="0cm"/>
    </style:style>
    <style:style style:name="Column9" style:family="table-column">
      <style:table-column-properties style:column-width="1.439cm"/>
    </style:style>
    <style:style style:name="Column10" style:family="table-column">
      <style:table-column-properties style:column-width="3.951cm"/>
    </style:style>
    <style:style style:name="Column11" style:family="table-column">
      <style:table-column-properties style:column-width="5.87cm"/>
    </style:style>
    <style:style style:name="Column12" style:family="table-column">
      <style:table-column-properties style:column-width="6.329cm"/>
    </style:style>
    <style:style style:name="Row13" style:family="table-row"/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93" style:family="paragraph" style:parent-style-name="Heading_20_3">
      <style:paragraph-properties fo:break-before="auto" fo:line-height="100%" style:writing-mode="lr-tb"/>
    </style:style>
    <style:style style:name="P94" style:family="paragraph" style:parent-style-name="Heading_20_3">
      <style:paragraph-properties fo:break-before="page" fo:line-height="100%" style:writing-mode="lr-tb"/>
    </style:style>
    <style:style style:name="T94_1" style:family="text">
      <style:text-properties fo:color="#000000"/>
    </style:style>
    <style:style style:name="T94_2" style:family="text"/>
    <style:style style:name="T94_3" style:family="text"/>
    <style:style style:name="T94_4" style:family="text"/>
    <style:style style:name="T94_5" style:family="text"/>
    <style:style style:name="Table4" style:family="table">
      <style:table-properties table:align="left" style:width="17.59cm" fo:margin-left="0cm"/>
    </style:style>
    <style:style style:name="Column13" style:family="table-column">
      <style:table-column-properties style:column-width="1.439cm"/>
    </style:style>
    <style:style style:name="Column14" style:family="table-column">
      <style:table-column-properties style:column-width="3.951cm"/>
    </style:style>
    <style:style style:name="Column15" style:family="table-column">
      <style:table-column-properties style:column-width="5.249cm"/>
    </style:style>
    <style:style style:name="Column16" style:family="table-column">
      <style:table-column-properties style:column-width="6.95cm"/>
    </style:style>
    <style:style style:name="Row17" style:family="table-row"/>
    <style:style style:name="Cell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8" style:family="table-row"/>
    <style:style style:name="Cell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2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2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2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2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19" style:family="table-row"/>
    <style:style style:name="Cell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0" style:family="table-row"/>
    <style:style style:name="Cell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1" style:family="table-row"/>
    <style:style style:name="Cell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5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2" style:family="table-row"/>
    <style:style style:name="Cell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5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3" style:family="table-row"/>
    <style:style style:name="Cell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9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4" style:family="table-row"/>
    <style:style style:name="Cell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3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5" style:family="table-row"/>
    <style:style style:name="Cell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6" style:family="table-row"/>
    <style:style style:name="Cell1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7" style:family="table-row"/>
    <style:style style:name="Cell1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46" style:family="paragraph" style:parent-style-name="Heading_20_3">
      <style:paragraph-properties fo:break-before="auto" fo:line-height="100%" style:writing-mode="lr-tb"/>
    </style:style>
    <style:style style:name="P147" style:family="paragraph" style:parent-style-name="Heading_20_3">
      <style:paragraph-properties fo:break-before="auto" fo:line-height="100%" style:writing-mode="lr-tb"/>
    </style:style>
    <style:style style:name="T147_1" style:family="text">
      <style:text-properties fo:color="#000000"/>
    </style:style>
    <style:style style:name="T147_2" style:family="text"/>
    <style:style style:name="T147_3" style:family="text"/>
    <style:style style:name="T147_4" style:family="text"/>
    <style:style style:name="T147_5" style:family="text"/>
    <style:style style:name="Table5" style:family="table">
      <style:table-properties table:align="left" style:width="17.59cm" fo:margin-left="0cm"/>
    </style:style>
    <style:style style:name="Column17" style:family="table-column">
      <style:table-column-properties style:column-width="1.439cm"/>
    </style:style>
    <style:style style:name="Column18" style:family="table-column">
      <style:table-column-properties style:column-width="3.951cm"/>
    </style:style>
    <style:style style:name="Column19" style:family="table-column">
      <style:table-column-properties style:column-width="5.249cm"/>
    </style:style>
    <style:style style:name="Column20" style:family="table-column">
      <style:table-column-properties style:column-width="6.95cm"/>
    </style:style>
    <style:style style:name="Row28" style:family="table-row"/>
    <style:style style:name="Cell1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9" style:family="table-row"/>
    <style:style style:name="Cell1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4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30" style:family="table-row"/>
    <style:style style:name="Cell1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9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1" style:family="table-row"/>
    <style:style style:name="Cell1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2" style:family="table-row"/>
    <style:style style:name="Cell1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3" style:family="table-row"/>
    <style:style style:name="Cell1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4" style:family="table-row"/>
    <style:style style:name="Cell1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5" style:family="table-row"/>
    <style:style style:name="Cell1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80" style:family="paragraph" style:parent-style-name="Heading_20_3">
      <style:paragraph-properties fo:break-before="auto" fo:line-height="100%" style:writing-mode="lr-tb"/>
    </style:style>
    <style:style style:name="P181" style:family="paragraph" style:parent-style-name="Heading_20_3">
      <style:paragraph-properties fo:break-before="auto" fo:line-height="100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able6" style:family="table">
      <style:table-properties table:align="left" style:width="17.59cm" fo:margin-left="0cm"/>
    </style:style>
    <style:style style:name="Column21" style:family="table-column">
      <style:table-column-properties style:column-width="1.439cm"/>
    </style:style>
    <style:style style:name="Column22" style:family="table-column">
      <style:table-column-properties style:column-width="4.29cm"/>
    </style:style>
    <style:style style:name="Column23" style:family="table-column">
      <style:table-column-properties style:column-width="4.911cm"/>
    </style:style>
    <style:style style:name="Column24" style:family="table-column">
      <style:table-column-properties style:column-width="6.95cm"/>
    </style:style>
    <style:style style:name="Row36" style:family="table-row"/>
    <style:style style:name="Cell1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7" style:family="table-row"/>
    <style:style style:name="Cell1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8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8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89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8" style:family="table-row"/>
    <style:style style:name="Cell1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1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199" style:family="paragraph" style:parent-style-name="Heading_20_3">
      <style:paragraph-properties fo:break-before="auto" fo:line-height="100%" style:writing-mode="lr-tb"/>
    </style:style>
    <style:style style:name="P200" style:family="paragraph" style:parent-style-name="Heading_20_3">
      <style:paragraph-properties fo:break-before="auto" fo:line-height="100%" style:writing-mode="lr-tb"/>
    </style:style>
    <style:style style:name="T200_1" style:family="text">
      <style:text-properties fo:color="#000000"/>
    </style:style>
    <style:style style:name="T200_2" style:family="text"/>
    <style:style style:name="T200_3" style:family="text"/>
    <style:style style:name="T200_4" style:family="text"/>
    <style:style style:name="T200_5" style:family="text"/>
    <style:style style:name="Table7" style:family="table">
      <style:table-properties table:align="left" style:width="17.59cm" fo:margin-left="0cm"/>
    </style:style>
    <style:style style:name="Column25" style:family="table-column">
      <style:table-column-properties style:column-width="1.439cm"/>
    </style:style>
    <style:style style:name="Column26" style:family="table-column">
      <style:table-column-properties style:column-width="3.161cm"/>
    </style:style>
    <style:style style:name="Column27" style:family="table-column">
      <style:table-column-properties style:column-width="5.08cm"/>
    </style:style>
    <style:style style:name="Column28" style:family="table-column">
      <style:table-column-properties style:column-width="7.909cm"/>
    </style:style>
    <style:style style:name="Row39" style:family="table-row"/>
    <style:style style:name="Cell1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0" style:family="table-row"/>
    <style:style style:name="Cell1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08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1" style:family="table-row"/>
    <style:style style:name="Cell1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3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2" style:family="table-row"/>
    <style:style style:name="Cell1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19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9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9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19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43" style:family="table-row"/>
    <style:style style:name="Cell1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1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3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4" style:family="table-row"/>
    <style:style style:name="Cell1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2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6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6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2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5" style:family="table-row"/>
    <style:style style:name="Cell1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32" style:family="paragraph" style:parent-style-name="Heading_20_3">
      <style:paragraph-properties fo:break-before="auto" fo:line-height="100%" style:writing-mode="lr-tb"/>
    </style:style>
    <style:style style:name="P233" style:family="paragraph" style:parent-style-name="Heading_20_3">
      <style:paragraph-properties fo:break-before="auto" fo:line-height="100%" style:writing-mode="lr-tb"/>
    </style:style>
    <style:style style:name="T233_1" style:family="text">
      <style:text-properties fo:color="#000000"/>
    </style:style>
    <style:style style:name="T233_2" style:family="text"/>
    <style:style style:name="T233_3" style:family="text"/>
    <style:style style:name="T233_4" style:family="text"/>
    <style:style style:name="T233_5" style:family="text"/>
    <style:style style:name="Table8" style:family="table">
      <style:table-properties table:align="left" style:width="17.59cm" fo:margin-left="0cm"/>
    </style:style>
    <style:style style:name="Column29" style:family="table-column">
      <style:table-column-properties style:column-width="1.439cm"/>
    </style:style>
    <style:style style:name="Column30" style:family="table-column">
      <style:table-column-properties style:column-width="3.161cm"/>
    </style:style>
    <style:style style:name="Column31" style:family="table-column">
      <style:table-column-properties style:column-width="5.08cm"/>
    </style:style>
    <style:style style:name="Column32" style:family="table-column">
      <style:table-column-properties style:column-width="7.909cm"/>
    </style:style>
    <style:style style:name="Row46" style:family="table-row"/>
    <style:style style:name="Cell1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7" style:family="table-row"/>
    <style:style style:name="Cell1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3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1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8" style:family="table-row"/>
    <style:style style:name="Cell1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9" style:family="table-row"/>
    <style:style style:name="Cell1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0" style:family="table-row"/>
    <style:style style:name="Cell1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5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3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1" style:family="table-row"/>
    <style:style style:name="Cell2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58" style:family="paragraph" style:parent-style-name="Heading_20_3">
      <style:paragraph-properties fo:break-before="auto" fo:line-height="100%" style:writing-mode="lr-tb"/>
    </style:style>
    <style:style style:name="P259" style:family="paragraph" style:parent-style-name="Heading_20_3">
      <style:paragraph-properties fo:break-before="auto" fo:line-height="100%" style:writing-mode="lr-tb"/>
    </style:style>
    <style:style style:name="T259_1" style:family="text">
      <style:text-properties fo:color="#000000"/>
    </style:style>
    <style:style style:name="T259_2" style:family="text"/>
    <style:style style:name="T259_3" style:family="text"/>
    <style:style style:name="T259_4" style:family="text"/>
    <style:style style:name="T259_5" style:family="text"/>
    <style:style style:name="Table9" style:family="table">
      <style:table-properties table:align="left" style:width="17.59cm" fo:margin-left="0cm"/>
    </style:style>
    <style:style style:name="Column33" style:family="table-column">
      <style:table-column-properties style:column-width="1.439cm"/>
    </style:style>
    <style:style style:name="Column34" style:family="table-column">
      <style:table-column-properties style:column-width="3.161cm"/>
    </style:style>
    <style:style style:name="Column35" style:family="table-column">
      <style:table-column-properties style:column-width="5.08cm"/>
    </style:style>
    <style:style style:name="Column36" style:family="table-column">
      <style:table-column-properties style:column-width="7.909cm"/>
    </style:style>
    <style:style style:name="Row52" style:family="table-row"/>
    <style:style style:name="Cell2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3" style:family="table-row"/>
    <style:style style:name="Cell2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7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4" style:family="table-row"/>
    <style:style style:name="Cell2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6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5" style:family="table-row"/>
    <style:style style:name="Cell2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6" style:family="table-row"/>
    <style:style style:name="Cell2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280" style:family="paragraph" style:parent-style-name="Heading_20_3">
      <style:paragraph-properties fo:break-before="auto" fo:line-height="100%" style:writing-mode="lr-tb"/>
    </style:style>
    <style:style style:name="P281" style:family="paragraph" style:parent-style-name="Heading_20_3">
      <style:paragraph-properties fo:break-before="page" fo:line-height="100%" style:writing-mode="lr-tb"/>
    </style:style>
    <style:style style:name="P282" style:family="paragraph" style:parent-style-name="Heading_20_3">
      <style:paragraph-properties fo:break-before="auto" fo:line-height="100%" style:writing-mode="lr-tb"/>
    </style:style>
    <style:style style:name="T282_1" style:family="text">
      <style:text-properties fo:color="#0084d1" fo:font-size="16pt" style:font-size-asian="16pt" style:font-size-complex="16pt" style:text-underline-style="solid" style:text-underline-color="font-color"/>
    </style:style>
    <style:style style:name="T282_2" style:family="text">
      <style:text-properties fo:color="#0084d1" fo:font-size="16pt" style:font-size-asian="16pt" style:font-size-complex="16pt" style:text-underline-style="solid" style:text-underline-color="font-color"/>
    </style:style>
    <style:style style:name="T282_3" style:family="text">
      <style:text-properties fo:color="#0084d1" fo:font-size="16pt" style:font-size-asian="16pt" style:font-size-complex="16pt" style:text-underline-style="solid" style:text-underline-color="font-color"/>
    </style:style>
    <style:style style:name="T282_4" style:family="text">
      <style:text-properties fo:color="#0084d1" fo:font-size="16pt" style:font-size-asian="16pt" style:font-size-complex="16pt" style:text-underline-style="solid" style:text-underline-color="font-color"/>
    </style:style>
    <style:style style:name="P283" style:family="paragraph" style:parent-style-name="Heading_20_3">
      <style:paragraph-properties fo:break-before="auto" fo:line-height="100%" style:writing-mode="lr-tb"/>
    </style:style>
    <style:style style:name="T283_1" style:family="text">
      <style:text-properties fo:color="#000000"/>
    </style:style>
    <style:style style:name="T283_2" style:family="text">
      <style:text-properties fo:color="#000000"/>
    </style:style>
    <style:style style:name="T283_3" style:family="text">
      <style:text-properties fo:color="#000000"/>
    </style:style>
    <style:style style:name="T283_4" style:family="text">
      <style:text-properties fo:color="#000000"/>
    </style:style>
    <style:style style:name="T283_5" style:family="text">
      <style:text-properties fo:color="#000000"/>
    </style:style>
    <style:style style:name="T283_6" style:family="text">
      <style:text-properties fo:color="#000000"/>
    </style:style>
    <style:style style:name="T283_7" style:family="text">
      <style:text-properties fo:color="#000000"/>
    </style:style>
    <style:style style:name="T283_8" style:family="text">
      <style:text-properties fo:color="#000000"/>
    </style:style>
    <style:style style:name="T283_9" style:family="text">
      <style:text-properties fo:color="#000000"/>
    </style:style>
    <style:style style:name="T283_10" style:family="text">
      <style:text-properties fo:color="#000000"/>
    </style:style>
    <style:style style:name="T283_11" style:family="text">
      <style:text-properties fo:color="#000000"/>
    </style:style>
    <style:style style:name="T283_12" style:family="text">
      <style:text-properties fo:color="#000000"/>
    </style:style>
    <style:style style:name="T283_13" style:family="text">
      <style:text-properties fo:color="#000000"/>
    </style:style>
    <style:style style:name="T283_14" style:family="text">
      <style:text-properties fo:color="#000000"/>
    </style:style>
    <style:style style:name="T283_15" style:family="text">
      <style:text-properties fo:color="#000000"/>
    </style:style>
    <style:style style:name="T283_16" style:family="text">
      <style:text-properties fo:color="#000000"/>
    </style:style>
    <style:style style:name="T283_17" style:family="text">
      <style:text-properties fo:color="#000000"/>
    </style:style>
    <style:style style:name="T283_18" style:family="text">
      <style:text-properties fo:color="#000000"/>
    </style:style>
    <style:style style:name="T283_19" style:family="text">
      <style:text-properties fo:color="#000000"/>
    </style:style>
    <style:style style:name="T283_20" style:family="text">
      <style:text-properties fo:color="#000000"/>
    </style:style>
    <style:style style:name="T283_21" style:family="text">
      <style:text-properties fo:color="#000000"/>
    </style:style>
    <style:style style:name="T283_22" style:family="text">
      <style:text-properties fo:color="#000000"/>
    </style:style>
    <style:style style:name="T283_23" style:family="text"/>
    <style:style style:name="T283_24" style:family="text"/>
    <style:style style:name="T283_25" style:family="text"/>
    <style:style style:name="T283_26" style:family="text"/>
    <style:style style:name="T283_27" style:family="text"/>
    <style:style style:name="T283_28" style:family="text"/>
    <style:style style:name="T283_29" style:family="text"/>
    <style:style style:name="T283_30" style:family="text"/>
    <style:style style:name="T283_31" style:family="text"/>
    <style:style style:name="T283_32" style:family="text"/>
    <style:style style:name="T283_33" style:family="text"/>
    <style:style style:name="T283_34" style:family="text"/>
    <style:style style:name="T283_35" style:family="text"/>
    <style:style style:name="T283_36" style:family="text"/>
    <style:style style:name="T283_37" style:family="text"/>
    <style:style style:name="T283_38" style:family="text"/>
    <style:style style:name="T283_39" style:family="text"/>
    <style:style style:name="T283_40" style:family="text"/>
    <style:style style:name="T283_41" style:family="text"/>
    <style:style style:name="T283_42" style:family="text"/>
    <style:style style:name="T283_43" style:family="text"/>
    <style:style style:name="T283_44" style:family="text"/>
    <style:style style:name="T283_45" style:family="text"/>
    <style:style style:name="T283_46" style:family="text"/>
    <style:style style:name="T283_47" style:family="text"/>
    <style:style style:name="T283_48" style:family="text"/>
    <style:style style:name="T283_49" style:family="text"/>
    <style:style style:name="T283_50" style:family="text"/>
    <style:style style:name="T283_51" style:family="text"/>
    <style:style style:name="T283_52" style:family="text"/>
    <style:style style:name="T283_53" style:family="text"/>
    <style:style style:name="T283_54" style:family="text"/>
    <style:style style:name="T283_55" style:family="text"/>
    <style:style style:name="T283_56" style:family="text"/>
    <style:style style:name="T283_57" style:family="text"/>
    <style:style style:name="T283_58" style:family="text"/>
    <style:style style:name="T283_59" style:family="text"/>
    <style:style style:name="T283_60" style:family="text"/>
    <style:style style:name="T283_61" style:family="text"/>
    <style:style style:name="T283_62" style:family="text"/>
    <style:style style:name="T283_63" style:family="text"/>
    <style:style style:name="T283_64" style:family="text"/>
    <style:style style:name="T283_65" style:family="text"/>
    <style:style style:name="T283_66" style:family="text"/>
    <style:style style:name="T283_67" style:family="text"/>
    <style:style style:name="T283_68" style:family="text"/>
    <style:style style:name="T283_69" style:family="text"/>
    <style:style style:name="T283_70" style:family="text"/>
    <style:style style:name="T283_71" style:family="text"/>
    <style:style style:name="T283_72" style:family="text"/>
    <style:style style:name="T283_73" style:family="text"/>
    <style:style style:name="T283_74" style:family="text"/>
    <style:style style:name="T283_75" style:family="text"/>
    <style:style style:name="T283_76" style:family="text"/>
    <style:style style:name="T283_77" style:family="text"/>
    <style:style style:name="T283_78" style:family="text"/>
    <style:style style:name="T283_79" style:family="text"/>
    <style:style style:name="T283_80" style:family="text"/>
    <style:style style:name="T283_81" style:family="text"/>
    <style:style style:name="T283_82" style:family="text"/>
    <style:style style:name="T283_83" style:family="text"/>
    <style:style style:name="T283_84" style:family="text"/>
    <style:style style:name="T283_85" style:family="text"/>
    <style:style style:name="T283_86" style:family="text"/>
    <style:style style:name="T283_87" style:family="text"/>
    <style:style style:name="T283_88" style:family="text"/>
    <style:style style:name="T283_89" style:family="text"/>
    <style:style style:name="T283_90" style:family="text"/>
    <style:style style:name="T283_91" style:family="text"/>
    <style:style style:name="T283_92" style:family="text"/>
    <style:style style:name="T283_93" style:family="text"/>
    <style:style style:name="P284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able10" style:family="table">
      <style:table-properties table:align="left" style:width="17.59cm" fo:margin-left="0cm"/>
    </style:style>
    <style:style style:name="Column37" style:family="table-column">
      <style:table-column-properties style:column-width="1.438cm"/>
    </style:style>
    <style:style style:name="Column38" style:family="table-column">
      <style:table-column-properties style:column-width="2.542cm"/>
    </style:style>
    <style:style style:name="Column39" style:family="table-column">
      <style:table-column-properties style:column-width="4.431cm"/>
    </style:style>
    <style:style style:name="Column40" style:family="table-column">
      <style:table-column-properties style:column-width="9.179cm"/>
    </style:style>
    <style:style style:name="Row57" style:family="table-row"/>
    <style:style style:name="Cell2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8" style:family="table-row"/>
    <style:style style:name="Cell2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8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8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2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2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2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2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9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4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59" style:family="table-row"/>
    <style:style style:name="Cell2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29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9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29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29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0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0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0" style:family="table-row"/>
    <style:style style:name="Cell2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4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4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4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4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0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06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6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1" style:family="table-row"/>
    <style:style style:name="Cell2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0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0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0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0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0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0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0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0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2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2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2" style:family="table-row"/>
    <style:style style:name="Cell2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6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6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6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6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6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6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6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18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8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3" style:family="table-row"/>
    <style:style style:name="Cell2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2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4" style:family="table-row"/>
    <style:style style:name="Cell2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6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5" style:family="table-row"/>
    <style:style style:name="Cell2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2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9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9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29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0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6" style:family="table-row"/>
    <style:style style:name="Cell2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4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7" style:family="table-row"/>
    <style:style style:name="Cell2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8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8" style:family="table-row"/>
    <style:style style:name="Cell2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2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9" style:family="table-row"/>
    <style:style style:name="Cell2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6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70" style:family="table-row"/>
    <style:style style:name="Cell2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4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5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0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71" style:family="table-row"/>
    <style:style style:name="Cell2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2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55" style:family="paragraph" style:parent-style-name="Heading_20_3">
      <style:paragraph-properties fo:break-before="auto" fo:line-height="100%" style:writing-mode="lr-tb"/>
    </style:style>
    <style:style style:name="P356" style:family="paragraph" style:parent-style-name="Heading_20_3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57" style:family="paragraph" style:parent-style-name="Heading_20_3">
      <style:paragraph-properties fo:break-before="page" fo:line-height="100%" style:writing-mode="lr-tb"/>
    </style:style>
    <style:style style:name="T357_1" style:family="text">
      <style:text-properties fo:color="#0084d1" fo:font-size="16pt" style:font-size-asian="16pt" style:font-size-complex="16pt" style:text-underline-style="solid" style:text-underline-color="font-color"/>
    </style:style>
    <style:style style:name="T357_2" style:family="text">
      <style:text-properties fo:color="#0084d1" fo:font-size="16pt" style:font-size-asian="16pt" style:font-size-complex="16pt" style:text-underline-style="solid" style:text-underline-color="font-color"/>
    </style:style>
    <style:style style:name="T357_3" style:family="text">
      <style:text-properties fo:color="#0084d1" fo:font-size="16pt" style:font-size-asian="16pt" style:font-size-complex="16pt" style:text-underline-style="solid" style:text-underline-color="font-color"/>
    </style:style>
    <style:style style:name="T357_4" style:family="text">
      <style:text-properties fo:color="#0084d1" fo:font-size="16pt" style:font-size-asian="16pt" style:font-size-complex="16pt" style:text-underline-style="solid" style:text-underline-color="font-color"/>
    </style:style>
    <style:style style:name="T357_5" style:family="text">
      <style:text-properties fo:color="#0084d1" fo:font-size="16pt" style:font-size-asian="16pt" style:font-size-complex="16pt" style:text-underline-style="solid" style:text-underline-color="font-color"/>
    </style:style>
    <style:style style:name="T357_6" style:family="text">
      <style:text-properties fo:color="#0084d1" fo:font-size="16pt" style:font-size-asian="16pt" style:font-size-complex="16pt" style:text-underline-style="solid" style:text-underline-color="font-color"/>
    </style:style>
    <style:style style:name="T357_7" style:family="text">
      <style:text-properties fo:color="#0084d1" fo:font-size="16pt" style:font-size-asian="16pt" style:font-size-complex="16pt" style:text-underline-style="solid" style:text-underline-color="font-color"/>
    </style:style>
    <style:style style:name="T357_8" style:family="text">
      <style:text-properties fo:color="#0084d1" fo:font-size="16pt" style:font-size-asian="16pt" style:font-size-complex="16pt" style:text-underline-style="solid" style:text-underline-color="font-color"/>
    </style:style>
    <style:style style:name="P358" style:family="paragraph" style:parent-style-name="Heading_20_3">
      <style:paragraph-properties fo:break-before="auto" fo:line-height="100%" style:writing-mode="lr-tb"/>
    </style:style>
    <style:style style:name="T358_1" style:family="text">
      <style:text-properties fo:color="#000000"/>
    </style:style>
    <style:style style:name="T358_2" style:family="text">
      <style:text-properties fo:color="#000000"/>
    </style:style>
    <style:style style:name="T358_3" style:family="text">
      <style:text-properties fo:color="#000000"/>
    </style:style>
    <style:style style:name="T358_4" style:family="text">
      <style:text-properties fo:color="#000000"/>
    </style:style>
    <style:style style:name="T358_5" style:family="text">
      <style:text-properties fo:color="#000000"/>
    </style:style>
    <style:style style:name="T358_6" style:family="text">
      <style:text-properties fo:color="#000000"/>
    </style:style>
    <style:style style:name="T358_7" style:family="text">
      <style:text-properties fo:color="#000000"/>
    </style:style>
    <style:style style:name="T358_8" style:family="text">
      <style:text-properties fo:color="#000000"/>
    </style:style>
    <style:style style:name="T358_9" style:family="text">
      <style:text-properties fo:color="#000000"/>
    </style:style>
    <style:style style:name="T358_10" style:family="text">
      <style:text-properties fo:color="#000000"/>
    </style:style>
    <style:style style:name="T358_11" style:family="text">
      <style:text-properties fo:color="#000000"/>
    </style:style>
    <style:style style:name="T358_12" style:family="text">
      <style:text-properties fo:color="#000000"/>
    </style:style>
    <style:style style:name="T358_13" style:family="text">
      <style:text-properties fo:color="#000000"/>
    </style:style>
    <style:style style:name="T358_14" style:family="text">
      <style:text-properties fo:color="#000000"/>
    </style:style>
    <style:style style:name="T358_15" style:family="text">
      <style:text-properties fo:color="#000000"/>
    </style:style>
    <style:style style:name="T358_16" style:family="text">
      <style:text-properties fo:color="#000000"/>
    </style:style>
    <style:style style:name="T358_17" style:family="text">
      <style:text-properties fo:color="#000000"/>
    </style:style>
    <style:style style:name="T358_18" style:family="text">
      <style:text-properties fo:color="#000000"/>
    </style:style>
    <style:style style:name="T358_19" style:family="text">
      <style:text-properties fo:color="#000000"/>
    </style:style>
    <style:style style:name="T358_20" style:family="text">
      <style:text-properties fo:color="#000000"/>
    </style:style>
    <style:style style:name="T358_21" style:family="text">
      <style:text-properties fo:color="#000000"/>
    </style:style>
    <style:style style:name="T358_22" style:family="text">
      <style:text-properties fo:color="#000000"/>
    </style:style>
    <style:style style:name="T358_23" style:family="text">
      <style:text-properties fo:color="#000000"/>
    </style:style>
    <style:style style:name="T358_24" style:family="text">
      <style:text-properties fo:color="#000000"/>
    </style:style>
    <style:style style:name="T358_25" style:family="text">
      <style:text-properties fo:color="#000000"/>
    </style:style>
    <style:style style:name="T358_26" style:family="text">
      <style:text-properties fo:color="#000000"/>
    </style:style>
    <style:style style:name="T358_27" style:family="text">
      <style:text-properties fo:color="#000000"/>
    </style:style>
    <style:style style:name="T358_28" style:family="text">
      <style:text-properties fo:color="#000000"/>
    </style:style>
    <style:style style:name="T358_29" style:family="text">
      <style:text-properties fo:color="#000000"/>
    </style:style>
    <style:style style:name="T358_30" style:family="text">
      <style:text-properties fo:color="#000000"/>
    </style:style>
    <style:style style:name="T358_31" style:family="text">
      <style:text-properties fo:color="#000000"/>
    </style:style>
    <style:style style:name="T358_32" style:family="text">
      <style:text-properties fo:color="#000000"/>
    </style:style>
    <style:style style:name="T358_33" style:family="text">
      <style:text-properties fo:color="#000000"/>
    </style:style>
    <style:style style:name="T358_34" style:family="text">
      <style:text-properties fo:color="#000000"/>
    </style:style>
    <style:style style:name="T358_35" style:family="text">
      <style:text-properties fo:color="#000000"/>
    </style:style>
    <style:style style:name="T358_36" style:family="text">
      <style:text-properties fo:color="#000000"/>
    </style:style>
    <style:style style:name="T358_37" style:family="text">
      <style:text-properties fo:color="#000000"/>
    </style:style>
    <style:style style:name="T358_38" style:family="text">
      <style:text-properties fo:color="#000000"/>
    </style:style>
    <style:style style:name="T358_39" style:family="text">
      <style:text-properties fo:color="#000000"/>
    </style:style>
    <style:style style:name="T358_40" style:family="text">
      <style:text-properties fo:color="#000000"/>
    </style:style>
    <style:style style:name="T358_41" style:family="text">
      <style:text-properties fo:color="#000000"/>
    </style:style>
    <style:style style:name="T358_42" style:family="text"/>
    <style:style style:name="T358_43" style:family="text"/>
    <style:style style:name="T358_44" style:family="text"/>
    <style:style style:name="T358_45" style:family="text"/>
    <style:style style:name="T358_46" style:family="text"/>
    <style:style style:name="T358_47" style:family="text"/>
    <style:style style:name="T358_48" style:family="text"/>
    <style:style style:name="T358_49" style:family="text"/>
    <style:style style:name="T358_50" style:family="text"/>
    <style:style style:name="T358_51" style:family="text"/>
    <style:style style:name="T358_52" style:family="text">
      <style:text-properties fo:color="#000000"/>
    </style:style>
    <style:style style:name="T358_53" style:family="text">
      <style:text-properties fo:color="#000000"/>
    </style:style>
    <style:style style:name="T358_54" style:family="text">
      <style:text-properties fo:color="#000000"/>
    </style:style>
    <style:style style:name="T358_55" style:family="text">
      <style:text-properties fo:color="#000000"/>
    </style:style>
    <style:style style:name="T358_56" style:family="text"/>
    <style:style style:name="T358_57" style:family="text"/>
    <style:style style:name="T358_58" style:family="text">
      <style:text-properties fo:color="#000000"/>
    </style:style>
    <style:style style:name="T358_59" style:family="text">
      <style:text-properties fo:color="#000000"/>
    </style:style>
    <style:style style:name="T358_60" style:family="text"/>
    <style:style style:name="T358_61" style:family="text"/>
    <style:style style:name="T358_62" style:family="text">
      <style:text-properties fo:color="#000000"/>
    </style:style>
    <style:style style:name="T358_63" style:family="text">
      <style:text-properties fo:color="#000000"/>
    </style:style>
    <style:style style:name="T358_64" style:family="text">
      <style:text-properties fo:color="#000000"/>
    </style:style>
    <style:style style:name="T358_65" style:family="text"/>
    <style:style style:name="T358_66" style:family="text"/>
    <style:style style:name="T358_67" style:family="text"/>
    <style:style style:name="T358_68" style:family="text"/>
    <style:style style:name="T358_69" style:family="text"/>
    <style:style style:name="T358_70" style:family="text"/>
    <style:style style:name="T358_71" style:family="text"/>
    <style:style style:name="T358_72" style:family="text"/>
    <style:style style:name="T358_73" style:family="text"/>
    <style:style style:name="T358_74" style:family="text"/>
    <style:style style:name="T358_75" style:family="text"/>
    <style:style style:name="T358_76" style:family="text"/>
    <style:style style:name="T358_77" style:family="text"/>
    <style:style style:name="T358_78" style:family="text"/>
    <style:style style:name="T358_79" style:family="text"/>
    <style:style style:name="T358_80" style:family="text"/>
    <style:style style:name="T358_81" style:family="text"/>
    <style:style style:name="T358_82" style:family="text"/>
    <style:style style:name="T358_83" style:family="text"/>
    <style:style style:name="T358_84" style:family="text"/>
    <style:style style:name="T358_85" style:family="text"/>
    <style:style style:name="T358_86" style:family="text"/>
    <style:style style:name="T358_87" style:family="text"/>
    <style:style style:name="T358_88" style:family="text"/>
    <style:style style:name="T358_89" style:family="text"/>
    <style:style style:name="T358_90" style:family="text"/>
    <style:style style:name="T358_91" style:family="text"/>
    <style:style style:name="P359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  <style:style style:name="Table11" style:family="table">
      <style:table-properties table:align="left" style:width="17.59cm" fo:margin-left="0cm"/>
    </style:style>
    <style:style style:name="Column41" style:family="table-column">
      <style:table-column-properties style:column-width="1.438cm"/>
    </style:style>
    <style:style style:name="Column42" style:family="table-column">
      <style:table-column-properties style:column-width="2.542cm"/>
    </style:style>
    <style:style style:name="Column43" style:family="table-column">
      <style:table-column-properties style:column-width="4.431cm"/>
    </style:style>
    <style:style style:name="Column44" style:family="table-column">
      <style:table-column-properties style:column-width="9.179cm"/>
    </style:style>
    <style:style style:name="Row72" style:family="table-row"/>
    <style:style style:name="Cell2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73" style:family="table-row"/>
    <style:style style:name="Cell2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4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4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6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7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7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7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7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7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7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6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6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69_2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74" style:family="table-row"/>
    <style:style style:name="Cell2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3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3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3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3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3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3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7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5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5_2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5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75" style:family="table-row"/>
    <style:style style:name="Cell2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6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6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2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7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7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7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79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9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9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9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9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9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9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9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79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8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1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76" style:family="table-row"/>
    <style:style style:name="Cell3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2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2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3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5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5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5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5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5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5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5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5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5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8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7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7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7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7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77" style:family="table-row"/>
    <style:style style:name="Cell3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8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8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8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Cell3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8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91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1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1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1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1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1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1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1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1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9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3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393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0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2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3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4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5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6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7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8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T393_19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Row78" style:family="table-row"/>
    <style:style style:name="Cell3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3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398" style:family="paragraph" style:parent-style-name="Heading_20_3">
      <style:paragraph-properties fo:break-before="auto" fo:line-height="100%" style:writing-mode="lr-tb"/>
    </style:style>
    <style:style style:name="P399" style:family="paragraph" style:parent-style-name="Heading_20_3">
      <style:paragraph-properties fo:break-before="page" fo:line-height="100%" style:writing-mode="lr-tb"/>
    </style:style>
    <style:style style:name="T399_1" style:family="text">
      <style:text-properties fo:color="#0084d1" fo:font-size="16pt" style:font-size-asian="16pt" style:font-size-complex="16pt" style:text-underline-style="solid" style:text-underline-color="font-color"/>
    </style:style>
    <style:style style:name="T399_2" style:family="text">
      <style:text-properties fo:color="#0084d1" fo:font-size="16pt" style:font-size-asian="16pt" style:font-size-complex="16pt" style:text-underline-style="solid" style:text-underline-color="font-color"/>
    </style:style>
    <style:style style:name="T399_3" style:family="text">
      <style:text-properties fo:color="#0084d1" fo:font-size="16pt" style:font-size-asian="16pt" style:font-size-complex="16pt" style:text-underline-style="solid" style:text-underline-color="font-color"/>
    </style:style>
    <style:style style:name="T399_4" style:family="text">
      <style:text-properties fo:color="#0084d1" fo:font-size="16pt" style:font-size-asian="16pt" style:font-size-complex="16pt" style:text-underline-style="solid" style:text-underline-color="font-color"/>
    </style:style>
    <style:style style:name="T399_5" style:family="text">
      <style:text-properties fo:color="#0084d1" fo:font-size="16pt" style:font-size-asian="16pt" style:font-size-complex="16pt" style:text-underline-style="solid" style:text-underline-color="font-color"/>
    </style:style>
    <style:style style:name="T399_6" style:family="text">
      <style:text-properties fo:color="#0084d1" fo:font-size="16pt" style:font-size-asian="16pt" style:font-size-complex="16pt" style:text-underline-style="solid" style:text-underline-color="font-color"/>
    </style:style>
    <style:style style:name="T399_7" style:family="text">
      <style:text-properties fo:color="#0084d1" fo:font-size="16pt" style:font-size-asian="16pt" style:font-size-complex="16pt" style:text-underline-style="solid" style:text-underline-color="font-color"/>
    </style:style>
    <style:style style:name="T399_8" style:family="text">
      <style:text-properties fo:color="#0084d1" fo:font-size="16pt" style:font-size-asian="16pt" style:font-size-complex="16pt" style:text-underline-style="solid" style:text-underline-color="font-color"/>
    </style:style>
    <style:style style:name="P400" style:family="paragraph" style:parent-style-name="Heading_20_3">
      <style:paragraph-properties fo:break-before="auto" fo:line-height="100%" style:writing-mode="lr-tb"/>
    </style:style>
    <style:style style:name="T400_1" style:family="text">
      <style:text-properties fo:color="#000000"/>
    </style:style>
    <style:style style:name="T400_2" style:family="text">
      <style:text-properties fo:color="#000000"/>
    </style:style>
    <style:style style:name="T400_3" style:family="text">
      <style:text-properties fo:color="#000000"/>
    </style:style>
    <style:style style:name="T400_4" style:family="text">
      <style:text-properties fo:color="#000000"/>
    </style:style>
    <style:style style:name="T400_5" style:family="text">
      <style:text-properties fo:color="#000000"/>
    </style:style>
    <style:style style:name="T400_6" style:family="text">
      <style:text-properties fo:color="#000000"/>
    </style:style>
    <style:style style:name="T400_7" style:family="text">
      <style:text-properties fo:color="#000000"/>
    </style:style>
    <style:style style:name="T400_8" style:family="text">
      <style:text-properties fo:color="#000000"/>
    </style:style>
    <style:style style:name="T400_9" style:family="text">
      <style:text-properties fo:color="#000000"/>
    </style:style>
    <style:style style:name="T400_10" style:family="text">
      <style:text-properties fo:color="#000000"/>
    </style:style>
    <style:style style:name="T400_11" style:family="text">
      <style:text-properties fo:color="#000000"/>
    </style:style>
    <style:style style:name="T400_12" style:family="text">
      <style:text-properties fo:color="#000000"/>
    </style:style>
    <style:style style:name="T400_13" style:family="text">
      <style:text-properties fo:color="#000000"/>
    </style:style>
    <style:style style:name="T400_14" style:family="text">
      <style:text-properties fo:color="#000000"/>
    </style:style>
    <style:style style:name="T400_15" style:family="text">
      <style:text-properties fo:color="#000000"/>
    </style:style>
    <style:style style:name="T400_16" style:family="text">
      <style:text-properties fo:color="#000000"/>
    </style:style>
    <style:style style:name="T400_17" style:family="text">
      <style:text-properties fo:color="#000000"/>
    </style:style>
    <style:style style:name="T400_18" style:family="text">
      <style:text-properties fo:color="#000000"/>
    </style:style>
    <style:style style:name="T400_19" style:family="text">
      <style:text-properties fo:color="#000000"/>
    </style:style>
    <style:style style:name="T400_20" style:family="text">
      <style:text-properties fo:color="#000000"/>
    </style:style>
    <style:style style:name="T400_21" style:family="text">
      <style:text-properties fo:color="#000000"/>
    </style:style>
    <style:style style:name="T400_22" style:family="text">
      <style:text-properties fo:color="#000000"/>
    </style:style>
    <style:style style:name="T400_23" style:family="text">
      <style:text-properties fo:color="#000000"/>
    </style:style>
    <style:style style:name="T400_24" style:family="text">
      <style:text-properties fo:color="#000000"/>
    </style:style>
    <style:style style:name="T400_25" style:family="text">
      <style:text-properties fo:color="#000000"/>
    </style:style>
    <style:style style:name="T400_26" style:family="text">
      <style:text-properties fo:color="#000000"/>
    </style:style>
    <style:style style:name="T400_27" style:family="text">
      <style:text-properties fo:color="#000000"/>
    </style:style>
    <style:style style:name="T400_28" style:family="text">
      <style:text-properties fo:color="#000000"/>
    </style:style>
    <style:style style:name="T400_29" style:family="text">
      <style:text-properties fo:color="#000000"/>
    </style:style>
    <style:style style:name="T400_30" style:family="text">
      <style:text-properties fo:color="#000000"/>
    </style:style>
    <style:style style:name="T400_31" style:family="text">
      <style:text-properties fo:color="#000000"/>
    </style:style>
    <style:style style:name="T400_32" style:family="text">
      <style:text-properties fo:color="#000000"/>
    </style:style>
    <style:style style:name="T400_33" style:family="text">
      <style:text-properties fo:color="#000000"/>
    </style:style>
    <style:style style:name="T400_34" style:family="text">
      <style:text-properties fo:color="#000000"/>
    </style:style>
    <style:style style:name="Table12" style:family="table">
      <style:table-properties table:align="left" style:width="17.59cm" fo:margin-left="0cm"/>
    </style:style>
    <style:style style:name="Column45" style:family="table-column">
      <style:table-column-properties style:column-width="1.58cm"/>
    </style:style>
    <style:style style:name="Column46" style:family="table-column">
      <style:table-column-properties style:column-width="11.91cm"/>
    </style:style>
    <style:style style:name="Column47" style:family="table-column">
      <style:table-column-properties style:column-width="2.54cm"/>
    </style:style>
    <style:style style:name="Column48" style:family="table-column">
      <style:table-column-properties style:column-width="1.559cm"/>
    </style:style>
    <style:style style:name="Row79" style:family="table-row"/>
    <style:style style:name="Cell3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0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80" style:family="table-row"/>
    <style:style style:name="Cell3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1" style:family="table-row"/>
    <style:style style:name="Cell3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2" style:family="table-row"/>
    <style:style style:name="Cell3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3" style:family="table-row"/>
    <style:style style:name="Cell3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4" style:family="table-row"/>
    <style:style style:name="Cell3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5" style:family="table-row"/>
    <style:style style:name="Cell3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6" style:family="table-row"/>
    <style:style style:name="Cell3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2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7" style:family="table-row"/>
    <style:style style:name="Cell3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8" style:family="table-row"/>
    <style:style style:name="Cell3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3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89" style:family="table-row"/>
    <style:style style:name="Cell3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0" style:family="table-row"/>
    <style:style style:name="Cell3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1" style:family="table-row"/>
    <style:style style:name="Cell36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2" style:family="table-row"/>
    <style:style style:name="Cell36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6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3" style:family="table-row"/>
    <style:style style:name="Cell36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4" style:family="table-row"/>
    <style:style style:name="Cell37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5" style:family="table-row"/>
    <style:style style:name="Cell37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7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6" style:family="table-row"/>
    <style:style style:name="Cell38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7" style:family="table-row"/>
    <style:style style:name="Cell38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8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8" style:family="table-row"/>
    <style:style style:name="Cell38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99" style:family="table-row"/>
    <style:style style:name="Cell39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0" style:family="table-row"/>
    <style:style style:name="Cell39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39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1" style:family="table-row"/>
    <style:style style:name="Cell40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8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2" style:family="table-row"/>
    <style:style style:name="Cell40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0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3" style:family="table-row"/>
    <style:style style:name="Cell40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4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4" style:family="table-row"/>
    <style:style style:name="Cell41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5" style:family="table-row"/>
    <style:style style:name="Cell41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1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6" style:family="table-row"/>
    <style:style style:name="Cell42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0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7" style:family="table-row"/>
    <style:style style:name="Cell42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2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8" style:family="table-row"/>
    <style:style style:name="Cell42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1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09" style:family="table-row"/>
    <style:style style:name="Cell43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Row110" style:family="table-row"/>
    <style:style style:name="Cell4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Cell4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52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style:font-name-asian="Verdana" style:font-name-complex="Verdana" fo:font-weight="normal" style:font-weight-asian="normal" style:font-weight-complex="normal" style:text-underline-style="none"/>
    </style:style>
    <style:style style:name="P529" style:family="paragraph" style:parent-style-name="Standard">
      <style:paragraph-properties fo:text-align="left" fo:break-before="auto" fo:text-indent="0cm" fo:line-height="100%" fo:margin-top="0cm" fo:margin-bottom="0.247cm" fo:margin-left="0cm" fo:margin-right="0cm" fo:orphans="2" fo:widows="2" style:writing-mode="lr-tb"/>
    </style:style>
  </office:automatic-styles>
  <office:body>
    <office:text>
      <text:h text:style-name="P1" text:outline-level="10"><text:span text:style-name="T1_1">Email</text:span><text:span text:style-name="T1_2"><text:s/></text:span><text:span text:style-name="T1_3">to</text:span><text:span text:style-name="T1_4"><text:s/>3</text:span><text:span text:style-name="T1_5">D</text:span><text:span text:style-name="T1_6"><text:s/></text:span><text:span text:style-name="T1_7">Print</text:span></text:h>
      <text:p text:style-name="P2"><text:span text:style-name="T2_1">Testing</text:span><text:span text:style-name="T2_2"><text:s/></text:span><text:span text:style-name="T2_3">Document</text:span></text:p>
      <text:p text:style-name="P3"><text:span text:style-name="T3_1">Revised</text:span><text:span text:style-name="T3_2"><text:s/>10<text:s/></text:span><text:span text:style-name="T3_3">November</text:span><text:span text:style-name="T3_4"><text:s/>2014</text:span></text:p>
      <text:p text:style-name="P4"/>
      <text:p text:style-name="P5"><text:span text:style-name="T5_1">Section</text:span><text:span text:style-name="T5_2">s</text:span></text:p>
      <text:p text:style-name="P6"><text:span text:style-name="T6_1">-----------------------------------------------------------------------------------------------------------</text:span></text:p>
      <text:p text:style-name="P7"><text:span text:style-name="T7_1">1<text:s/></text:span><text:span text:style-name="T7_2">Overview</text:span><text:span text:style-name="T7_3"><text:s/></text:span><text:span text:style-name="T7_4">and</text:span><text:span text:style-name="T7_5"><text:s/></text:span><text:span text:style-name="T7_6">Revision</text:span><text:span text:style-name="T7_7"><text:s/></text:span><text:span text:style-name="T7_8">History</text:span></text:p>
      <text:p text:style-name="P8"><text:span text:style-name="T8_1">2</text:span><text:span text:style-name="T8_2"><text:s/></text:span><text:span text:style-name="T8_3">Unit</text:span><text:span text:style-name="T8_4"><text:s/></text:span><text:span text:style-name="T8_5">Testing</text:span></text:p>
      <text:p text:style-name="P9"><text:span text:style-name="T9_1">3</text:span><text:span text:style-name="T9_2"><text:s/></text:span><text:span text:style-name="T9_3">Integration</text:span><text:span text:style-name="T9_4"><text:s/></text:span><text:span text:style-name="T9_5">testing</text:span></text:p>
      <text:p text:style-name="P10"><text:span text:style-name="T10_1">4</text:span><text:span text:style-name="T10_2"><text:s/></text:span><text:span text:style-name="T10_3">System</text:span><text:span text:style-name="T10_4"><text:s/></text:span><text:span text:style-name="T10_5">and</text:span><text:span text:style-name="T10_6"><text:s/></text:span><text:span text:style-name="T10_7">Customer</text:span><text:span text:style-name="T10_8"><text:s/></text:span><text:span text:style-name="T10_9">Testing</text:span></text:p>
      <text:p text:style-name="P11"><text:span text:style-name="T11_1">5</text:span><text:span text:style-name="T11_2"><text:s/></text:span><text:span text:style-name="T11_3">Completed</text:span><text:span text:style-name="T11_4"><text:s/></text:span><text:span text:style-name="T11_5">Tests</text:span><text:span text:style-name="T11_6"><text:s/></text:span><text:span text:style-name="T11_7">and</text:span><text:span text:style-name="T11_8"><text:s/></text:span><text:span text:style-name="T11_9">Results</text:span></text:p>
      <text:p text:style-name="P12"/>
      <text:h text:style-name="P13" text:outline-level="10"><text:span text:style-name="T13_1">1<text:s/></text:span><text:span text:style-name="T13_2">Overview</text:span><text:span text:style-name="T13_3"><text:s/></text:span><text:span text:style-name="T13_4">and</text:span><text:span text:style-name="T13_5"><text:s/></text:span><text:span text:style-name="T13_6">Revision</text:span><text:span text:style-name="T13_7"><text:s/></text:span><text:span text:style-name="T13_8">History</text:span></text:h>
      <text:h text:style-name="P14" text:outline-level="10"><text:span text:style-name="T14_1">The</text:span><text:span text:style-name="T14_2"><text:s/></text:span><text:span text:style-name="T14_3">purpose</text:span><text:span text:style-name="T14_4"><text:s/></text:span><text:span text:style-name="T14_5">of</text:span><text:span text:style-name="T14_6"><text:s/></text:span><text:span text:style-name="T14_7">this</text:span><text:span text:style-name="T14_8"><text:s/></text:span><text:span text:style-name="T14_9">document</text:span><text:span text:style-name="T14_10"><text:s/></text:span><text:span text:style-name="T14_11">is</text:span><text:span text:style-name="T14_12"><text:s/></text:span><text:span text:style-name="T14_13">to</text:span><text:span text:style-name="T14_14"><text:s/></text:span><text:span text:style-name="T14_15">present</text:span><text:span text:style-name="T14_16"><text:s/></text:span><text:span text:style-name="T14_17">the</text:span><text:span text:style-name="T14_18"><text:s/></text:span><text:span text:style-name="T14_19">planned</text:span><text:span text:style-name="T14_20"><text:s/></text:span><text:span text:style-name="T14_21">test</text:span><text:span text:style-name="T14_22"><text:s/></text:span><text:span text:style-name="T14_23">cases</text:span><text:span text:style-name="T14_24"><text:s/></text:span><text:span text:style-name="T14_25">for</text:span><text:span text:style-name="T14_26"><text:s/></text:span><text:span text:style-name="T14_27">the</text:span><text:span text:style-name="T14_28"><text:s/></text:span><text:span text:style-name="T14_29">Email</text:span><text:span text:style-name="T14_30"><text:s/></text:span><text:span text:style-name="T14_31">to</text:span><text:span text:style-name="T14_32"><text:s/>3</text:span><text:span text:style-name="T14_33">D</text:span><text:span text:style-name="T14_34"><text:s/></text:span><text:span text:style-name="T14_35">Print</text:span><text:span text:style-name="T14_36"><text:s/></text:span><text:span text:style-name="T14_37">project</text:span><text:span text:style-name="T14_38">,<text:s/></text:span><text:span text:style-name="T14_39">and</text:span><text:span text:style-name="T14_40"><text:s/></text:span><text:span text:style-name="T14_41">to</text:span><text:span text:style-name="T14_42"><text:s/></text:span><text:span text:style-name="T14_43">provide</text:span><text:span text:style-name="T14_44"><text:s/></text:span><text:span text:style-name="T14_45">a</text:span><text:span text:style-name="T14_46"><text:s/></text:span><text:span text:style-name="T14_47">history</text:span><text:span text:style-name="T14_48"><text:s/></text:span><text:span text:style-name="T14_49">of</text:span><text:span text:style-name="T14_50"><text:s/></text:span><text:span text:style-name="T14_51">test</text:span><text:span text:style-name="T14_52"><text:s/></text:span><text:span text:style-name="T14_53">results</text:span><text:span text:style-name="T14_54"><text:s/></text:span><text:span text:style-name="T14_55">as</text:span><text:span text:style-name="T14_56"><text:s/></text:span><text:span text:style-name="T14_57">testing</text:span><text:span text:style-name="T14_58"><text:s/></text:span><text:span text:style-name="T14_59">progresses</text:span><text:span text:style-name="T14_60">.</text:span></text:h>
      <text:p text:style-name="P15"/>
      <text:p text:style-name="P16"><text:span text:style-name="T16_1">Version</text:span><text:span text:style-name="T16_2"><text:tab/></text:span><text:span text:style-name="T16_3">Date</text:span><text:span text:style-name="T16_4"><text:s/><text:tab/><text:tab/><text:tab/></text:span><text:span text:style-name="T16_5">Description</text:span></text:p>
      <text:p text:style-name="P17"><text:span text:style-name="T17_1">1<text:tab/><text:tab/>07<text:s/></text:span><text:span text:style-name="T17_2">Nov</text:span><text:span text:style-name="T17_3"><text:s/>2014</text:span><text:span text:style-name="T17_4"><text:s/><text:tab/>1</text:span><text:span text:style-name="T17_5">st</text:span><text:span text:style-name="T17_6"><text:s/></text:span><text:span text:style-name="T17_7">Draft</text:span></text:p>
      <text:p text:style-name="P18"><text:span text:style-name="T18_1">2<text:tab/><text:tab/>0</text:span><text:span text:style-name="T18_2">9<text:s/></text:span><text:span text:style-name="T18_3">Nov</text:span><text:span text:style-name="T18_4"><text:s/>2014<text:tab/></text:span><text:span text:style-name="T18_5">Revised</text:span><text:span text:style-name="T18_6"><text:s/></text:span><text:span text:style-name="T18_7">original</text:span><text:span text:style-name="T18_8"><text:s/></text:span><text:span text:style-name="T18_9">draft</text:span><text:span text:style-name="T18_10"><text:s/></text:span><text:span text:style-name="T18_11">and</text:span><text:span text:style-name="T18_12"><text:s/></text:span><text:span text:style-name="T18_13">added</text:span><text:span text:style-name="T18_14"><text:s/></text:span><text:span text:style-name="T18_15">test</text:span><text:span text:style-name="T18_16"><text:s/></text:span><text:span text:style-name="T18_17">cases</text:span></text:p>
      <text:p text:style-name="P19"><text:span text:style-name="T19_1">3<text:tab/><text:tab/></text:span><text:span text:style-name="T19_2">10<text:s/></text:span><text:span text:style-name="T19_3">Nov</text:span><text:span text:style-name="T19_4"><text:s/>2014<text:s/><text:tab/></text:span><text:span text:style-name="T19_5">Document</text:span><text:span text:style-name="T19_6"><text:s/></text:span><text:span text:style-name="T19_7">posted</text:span><text:span text:style-name="T19_8"><text:s/></text:span><text:span text:style-name="T19_9">on</text:span><text:span text:style-name="T19_10"><text:s/></text:span><text:span text:style-name="T19_11">project</text:span><text:span text:style-name="T19_12"><text:s/></text:span><text:span text:style-name="T19_13">website</text:span></text:p>
      <text:h text:style-name="P20" text:outline-level="10"><text:span text:style-name="T20_1">2<text:s/></text:span><text:span text:style-name="T20_2">Unit</text:span><text:span text:style-name="T20_3"><text:s/></text:span><text:span text:style-name="T20_4">Testing</text:span></text:h>
      <text:h text:style-name="P21" text:outline-level="10"><text:span text:style-name="T21_1">Unit</text:span><text:span text:style-name="T21_2"><text:s/></text:span><text:span text:style-name="T21_3">tests</text:span><text:span text:style-name="T21_4"><text:s/></text:span><text:span text:style-name="T21_5">include</text:span><text:span text:style-name="T21_6"><text:s/></text:span><text:span text:style-name="T21_7">test</text:span><text:span text:style-name="T21_8"><text:s/></text:span><text:span text:style-name="T21_9">cases</text:span><text:span text:style-name="T21_10"><text:s/></text:span><text:span text:style-name="T21_11">specific</text:span><text:span text:style-name="T21_12"><text:s/></text:span><text:span text:style-name="T21_13">to</text:span><text:span text:style-name="T21_14"><text:s/></text:span><text:span text:style-name="T21_15">the</text:span><text:span text:style-name="T21_16"><text:s/></text:span><text:span text:style-name="T21_17">major</text:span><text:span text:style-name="T21_18"><text:s/></text:span><text:span text:style-name="T21_19">modules</text:span><text:span text:style-name="T21_20"><text:s/></text:span><text:span text:style-name="T21_21">of</text:span><text:span text:style-name="T21_22"><text:s/></text:span><text:span text:style-name="T21_23">the</text:span><text:span text:style-name="T21_24"><text:s/></text:span><text:span text:style-name="T21_25">project</text:span><text:span text:style-name="T21_26">,<text:s/></text:span><text:span text:style-name="T21_27">as</text:span><text:span text:style-name="T21_28"><text:s/></text:span><text:span text:style-name="T21_29">well</text:span><text:span text:style-name="T21_30"><text:s/></text:span><text:span text:style-name="T21_31">as</text:span><text:span text:style-name="T21_32"><text:s/></text:span><text:span text:style-name="T21_33">functions</text:span><text:span text:style-name="T21_34"><text:s/></text:span><text:span text:style-name="T21_35">contained</text:span><text:span text:style-name="T21_36"><text:s/></text:span><text:span text:style-name="T21_37">within</text:span><text:span text:style-name="T21_38"><text:s/></text:span><text:span text:style-name="T21_39">each</text:span><text:span text:style-name="T21_40"><text:s/></text:span><text:span text:style-name="T21_41">individual</text:span><text:span text:style-name="T21_42"><text:s/></text:span><text:span text:style-name="T21_43">module</text:span><text:span text:style-name="T21_44">.<text:s/></text:span><text:span text:style-name="T21_45">Our</text:span><text:span text:style-name="T21_46"><text:s/></text:span><text:span text:style-name="T21_47">plan</text:span><text:span text:style-name="T21_48"><text:s/></text:span><text:span text:style-name="T21_49">for</text:span><text:span text:style-name="T21_50"><text:s/></text:span><text:span text:style-name="T21_51">unit</text:span><text:span text:style-name="T21_52"><text:s/></text:span><text:span text:style-name="T21_53">testing</text:span><text:span text:style-name="T21_54"><text:s/></text:span><text:span text:style-name="T21_55">our</text:span><text:span text:style-name="T21_56"><text:s/></text:span><text:span text:style-name="T21_57">project</text:span><text:span text:style-name="T21_58"><text:s/></text:span><text:span text:style-name="T21_59">will</text:span><text:span text:style-name="T21_60"><text:s/></text:span><text:span text:style-name="T21_61">involve</text:span><text:span text:style-name="T21_62"><text:s/></text:span><text:span text:style-name="T21_63">(</text:span><text:span text:style-name="T21_64">ideallly</text:span><text:span text:style-name="T21_65"><text:s/></text:span><text:span text:style-name="T21_66">automated</text:span><text:span text:style-name="T21_67">)<text:s/></text:span><text:span text:style-name="T21_68">testing</text:span><text:span text:style-name="T21_69"><text:s/></text:span><text:span text:style-name="T21_70">of</text:span><text:span text:style-name="T21_71"><text:s/></text:span><text:span text:style-name="T21_72">the</text:span><text:span text:style-name="T21_73"><text:s/></text:span><text:span text:style-name="T21_74">individual</text:span><text:span text:style-name="T21_75"><text:s/></text:span><text:span text:style-name="T21_76">parts</text:span><text:span text:style-name="T21_77"><text:s/></text:span><text:span text:style-name="T21_78">of</text:span><text:span text:style-name="T21_79"><text:s/></text:span><text:span text:style-name="T21_80">the</text:span><text:span text:style-name="T21_81"><text:s/></text:span><text:span text:style-name="T21_82">project</text:span><text:span text:style-name="T21_83">.<text:s/></text:span><text:span text:style-name="T21_84">If</text:span><text:span text:style-name="T21_85"><text:s/></text:span><text:span text:style-name="T21_86">they</text:span><text:span text:style-name="T21_87"><text:s/></text:span><text:span text:style-name="T21_88">each</text:span><text:span text:style-name="T21_89"><text:s/></text:span><text:span text:style-name="T21_90">pass</text:span><text:span text:style-name="T21_91"><text:s/></text:span><text:span text:style-name="T21_92">the</text:span><text:span text:style-name="T21_93"><text:s/></text:span><text:span text:style-name="T21_94">test</text:span><text:span text:style-name="T21_95"><text:s/></text:span><text:span text:style-name="T21_96">cases</text:span><text:span text:style-name="T21_97">,<text:s/></text:span><text:span text:style-name="T21_98">we</text:span><text:span text:style-name="T21_99"><text:s/></text:span><text:span text:style-name="T21_100">can</text:span><text:span text:style-name="T21_101"><text:s/></text:span><text:span text:style-name="T21_102">be</text:span><text:span text:style-name="T21_103"><text:s/></text:span><text:span text:style-name="T21_104">confident</text:span><text:span text:style-name="T21_105"><text:s/></text:span><text:span text:style-name="T21_106">that</text:span><text:span text:style-name="T21_107"><text:s/></text:span><text:span text:style-name="T21_108">they</text:span><text:span text:style-name="T21_109"><text:s/></text:span><text:span text:style-name="T21_110">behave</text:span><text:span text:style-name="T21_111"><text:s/></text:span><text:span text:style-name="T21_112">as</text:span><text:span text:style-name="T21_113"><text:s/></text:span><text:span text:style-name="T21_114">expected</text:span><text:span text:style-name="T21_115">.</text:span></text:h>
      <text:h text:style-name="P22" text:outline-level="10"><text:span text:style-name="T22_1">2.1</text:span><text:span text:style-name="T22_2"><text:s/></text:span><text:span text:style-name="T22_3">Config</text:span><text:span text:style-name="T22_4">.</text:span><text:span text:style-name="T22_5">py</text:span></text:h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3"><text:span text:style-name="T23_1">Number</text:span></text:p>
          </table:table-cell>
          <table:table-cell table:style-name="Cell2">
            <text:p text:style-name="P24"><text:span text:style-name="T24_1">Description</text:span></text:p>
          </table:table-cell>
          <table:table-cell table:style-name="Cell3">
            <text:p text:style-name="P25"><text:span text:style-name="T25_1">Input</text:span></text:p>
          </table:table-cell>
          <table:table-cell table:style-name="Cell4">
            <text:p text:style-name="P26"><text:span text:style-name="T26_1">Expected</text:span><text:span text:style-name="T26_2"><text:s/></text:span><text:span text:style-name="T26_3">Output</text:span></text:p>
          </table:table-cell>
        </table:table-row>
        <table:table-row table:style-name="Row2">
          <table:table-cell table:style-name="Cell5">
            <text:p text:style-name="P27"><text:span text:style-name="T27_1">2.1.1</text:span></text:p>
          </table:table-cell>
          <table:table-cell table:style-name="Cell6">
            <text:p text:style-name="P28"><text:span text:style-name="T28_1">Normal</text:span><text:span text:style-name="T28_2"><text:s/></text:span><text:span text:style-name="T28_3">Case</text:span></text:p>
          </table:table-cell>
          <table:table-cell table:style-name="Cell7">
            <text:p text:style-name="P29"><text:span text:style-name="T29_1">Reads</text:span><text:span text:style-name="T29_2"><text:s/></text:span><text:span text:style-name="T29_3">config</text:span><text:span text:style-name="T29_4">uration</text:span><text:span text:style-name="T29_5"><text:s text:c="2"/></text:span><text:span text:style-name="T29_6">file</text:span></text:p>
          </table:table-cell>
          <table:table-cell table:style-name="Cell8">
            <text:p text:style-name="P30"><text:span text:style-name="T30_1">Config</text:span><text:span text:style-name="T30_2">uration</text:span><text:span text:style-name="T30_3"><text:s/></text:span><text:span text:style-name="T30_4">variable</text:span><text:span text:style-name="T30_5"><text:s/></text:span><text:span text:style-name="T30_6">values</text:span><text:span text:style-name="T30_7"><text:s/></text:span><text:span text:style-name="T30_8">available</text:span><text:span text:style-name="T30_9"><text:s/></text:span><text:span text:style-name="T30_10">for</text:span><text:span text:style-name="T30_11"><text:s/></text:span><text:span text:style-name="T30_12">other</text:span><text:span text:style-name="T30_13"><text:s/></text:span><text:span text:style-name="T30_14">modules</text:span><text:span text:style-name="T30_15"><text:s/></text:span><text:span text:style-name="T30_16">to</text:span><text:span text:style-name="T30_17"><text:s/></text:span><text:span text:style-name="T30_18">use</text:span><text:span text:style-name="T30_19"><text:s/></text:span><text:span text:style-name="T30_20">as</text:span><text:span text:style-name="T30_21"><text:s/></text:span><text:span text:style-name="T30_22">needed</text:span></text:p>
          </table:table-cell>
        </table:table-row>
        <table:table-row table:style-name="Row3">
          <table:table-cell table:style-name="Cell9">
            <text:p text:style-name="P31"><text:span text:style-name="T31_1">2.</text:span><text:span text:style-name="T31_2">1.2</text:span></text:p>
          </table:table-cell>
          <table:table-cell table:style-name="Cell10">
            <text:p text:style-name="P32"><text:span text:style-name="T32_1">Error</text:span><text:span text:style-name="T32_2"><text:s/></text:span><text:span text:style-name="T32_3">Case</text:span></text:p>
          </table:table-cell>
          <table:table-cell table:style-name="Cell11">
            <text:p text:style-name="P33"><text:span text:style-name="T33_1">Configuration</text:span><text:span text:style-name="T33_2"><text:s/></text:span><text:span text:style-name="T33_3">file</text:span><text:span text:style-name="T33_4"><text:s/></text:span><text:span text:style-name="T33_5">malformed</text:span></text:p>
          </table:table-cell>
          <table:table-cell table:style-name="Cell12">
            <text:p text:style-name="P34"><text:span text:style-name="T34_1">Exit</text:span><text:span text:style-name="T34_2"><text:s/></text:span><text:span text:style-name="T34_3">with</text:span><text:span text:style-name="T34_4"><text:s/></text:span><text:span text:style-name="T34_5">informative</text:span><text:span text:style-name="T34_6"><text:s/></text:span><text:span text:style-name="T34_7">error</text:span><text:span text:style-name="T34_8"><text:s/></text:span><text:span text:style-name="T34_9">message</text:span></text:p>
          </table:table-cell>
        </table:table-row>
        <table:table-row table:style-name="Row4">
          <table:table-cell table:style-name="Cell13">
            <text:p text:style-name="P35"><text:span text:style-name="T35_1">2.1.3</text:span></text:p>
          </table:table-cell>
          <table:table-cell table:style-name="Cell14">
            <text:p text:style-name="P36"><text:span text:style-name="T36_1">Error</text:span><text:span text:style-name="T36_2"><text:s/></text:span><text:span text:style-name="T36_3">Case</text:span></text:p>
          </table:table-cell>
          <table:table-cell table:style-name="Cell15">
            <text:p text:style-name="P37"><text:span text:style-name="T37_1">Configuration</text:span><text:span text:style-name="T37_2"><text:s/></text:span><text:span text:style-name="T37_3">file</text:span><text:span text:style-name="T37_4"><text:s/></text:span><text:span text:style-name="T37_5">not</text:span><text:span text:style-name="T37_6"><text:s/></text:span><text:span text:style-name="T37_7">found</text:span></text:p>
          </table:table-cell>
          <table:table-cell table:style-name="Cell16">
            <text:p text:style-name="P38"><text:span text:style-name="T38_1">Exit</text:span><text:span text:style-name="T38_2"><text:s/></text:span><text:span text:style-name="T38_3">with</text:span><text:span text:style-name="T38_4"><text:s/></text:span><text:span text:style-name="T38_5">informative</text:span><text:span text:style-name="T38_6"><text:s/></text:span><text:span text:style-name="T38_7">error</text:span><text:span text:style-name="T38_8"><text:s/></text:span><text:span text:style-name="T38_9">message</text:span></text:p>
          </table:table-cell>
        </table:table-row>
        <table:table-row table:style-name="Row5">
          <table:table-cell table:style-name="Cell17">
            <text:p text:style-name="P39"/>
          </table:table-cell>
          <table:table-cell table:style-name="Cell18">
            <text:p text:style-name="P40"/>
          </table:table-cell>
          <table:table-cell table:style-name="Cell19">
            <text:p text:style-name="P41"/>
          </table:table-cell>
          <table:table-cell table:style-name="Cell20">
            <text:p text:style-name="P42"/>
          </table:table-cell>
        </table:table-row>
      </table:table>
      <text:p text:style-name="P43"/>
      <text:h text:style-name="P44" text:outline-level="10"><text:span text:style-name="T44_1">2.2</text:span><text:span text:style-name="T44_2"><text:s/></text:span><text:span text:style-name="T44_3">Converter</text:span><text:span text:style-name="T44_4">.</text:span><text:span text:style-name="T44_5">py</text:span></text:h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6">
          <table:table-cell table:style-name="Cell21">
            <text:p text:style-name="P45"><text:span text:style-name="T45_1">Number</text:span></text:p>
          </table:table-cell>
          <table:table-cell table:style-name="Cell22">
            <text:p text:style-name="P46"><text:span text:style-name="T46_1">Description</text:span></text:p>
          </table:table-cell>
          <table:table-cell table:style-name="Cell23">
            <text:p text:style-name="P47"><text:span text:style-name="T47_1">Input</text:span></text:p>
          </table:table-cell>
          <table:table-cell table:style-name="Cell24">
            <text:p text:style-name="P48"><text:span text:style-name="T48_1">Expected</text:span><text:span text:style-name="T48_2"><text:s/></text:span><text:span text:style-name="T48_3">Output</text:span></text:p>
          </table:table-cell>
        </table:table-row>
        <table:table-row table:style-name="Row7">
          <table:table-cell table:style-name="Cell25">
            <text:p text:style-name="P49"><text:span text:style-name="T49_1">2.2.1</text:span></text:p>
          </table:table-cell>
          <table:table-cell table:style-name="Cell26">
            <text:p text:style-name="P50"><text:span text:style-name="T50_1">Normal</text:span><text:span text:style-name="T50_2"><text:s/></text:span><text:span text:style-name="T50_3">Case</text:span></text:p>
          </table:table-cell>
          <table:table-cell table:style-name="Cell27">
            <text:p text:style-name="P51"><text:span text:style-name="T51_1">STL</text:span><text:span text:style-name="T51_2"><text:s/></text:span><text:span text:style-name="T51_3">model</text:span></text:p>
          </table:table-cell>
          <table:table-cell table:style-name="Cell28">
            <text:p text:style-name="P52"><text:span text:style-name="T52_1">No</text:span><text:span text:style-name="T52_2"><text:s/></text:span><text:span text:style-name="T52_3">conversion</text:span><text:span text:style-name="T52_4"><text:s/></text:span><text:span text:style-name="T52_5">performed</text:span></text:p>
          </table:table-cell>
        </table:table-row>
        <table:table-row table:style-name="Row8">
          <table:table-cell table:style-name="Cell29">
            <text:p text:style-name="P53"><text:span text:style-name="T53_1">2.</text:span><text:span text:style-name="T53_2">2.2</text:span></text:p>
          </table:table-cell>
          <table:table-cell table:style-name="Cell30">
            <text:p text:style-name="P54"><text:span text:style-name="T54_1">Normal</text:span><text:span text:style-name="T54_2"><text:s/></text:span><text:span text:style-name="T54_3">Case</text:span></text:p>
          </table:table-cell>
          <table:table-cell table:style-name="Cell31">
            <text:p text:style-name="P55"><text:span text:style-name="T55_1">OBJ</text:span><text:span text:style-name="T55_2"><text:s/></text:span><text:span text:style-name="T55_3">model</text:span></text:p>
          </table:table-cell>
          <table:table-cell table:style-name="Cell32">
            <text:p text:style-name="P56"><text:span text:style-name="T56_1">Exit</text:span><text:span text:style-name="T56_2"><text:s/></text:span><text:span text:style-name="T56_3">with</text:span><text:span text:style-name="T56_4"><text:s/></text:span><text:span text:style-name="T56_5">informative</text:span><text:span text:style-name="T56_6"><text:s/></text:span><text:span text:style-name="T56_7">error</text:span><text:span text:style-name="T56_8"><text:s/></text:span><text:span text:style-name="T56_9">message</text:span></text:p>
          </table:table-cell>
        </table:table-row>
        <table:table-row table:style-name="Row9">
          <table:table-cell table:style-name="Cell33">
            <text:p text:style-name="P57"><text:span text:style-name="T57_1">2.2.3</text:span></text:p>
          </table:table-cell>
          <table:table-cell table:style-name="Cell34">
            <text:p text:style-name="P58"><text:span text:style-name="T58_1">Error</text:span><text:span text:style-name="T58_2"><text:s/></text:span><text:span text:style-name="T58_3">Case</text:span></text:p>
          </table:table-cell>
          <table:table-cell table:style-name="Cell35">
            <text:p text:style-name="P59"><text:span text:style-name="T59_1">Any</text:span><text:span text:style-name="T59_2"><text:s/></text:span><text:span text:style-name="T59_3">other</text:span><text:span text:style-name="T59_4"><text:s/></text:span><text:span text:style-name="T59_5">file</text:span><text:span text:style-name="T59_6"><text:s/></text:span><text:span text:style-name="T59_7">type</text:span></text:p>
          </table:table-cell>
          <table:table-cell table:style-name="Cell36">
            <text:p text:style-name="P60"><text:span text:style-name="T60_1">No</text:span><text:span text:style-name="T60_2"><text:s/></text:span><text:span text:style-name="T60_3">conversion</text:span><text:span text:style-name="T60_4"><text:s/></text:span><text:span text:style-name="T60_5">performed</text:span></text:p>
            <text:p text:style-name="P61"><text:span text:style-name="T61_1">Error</text:span><text:span text:style-name="T61_2"><text:s/></text:span><text:span text:style-name="T61_3">noted</text:span><text:span text:style-name="T61_4"><text:s/></text:span><text:span text:style-name="T61_5">in</text:span><text:span text:style-name="T61_6"><text:s/></text:span><text:span text:style-name="T61_7">log</text:span><text:span text:style-name="T61_8"><text:s/></text:span><text:span text:style-name="T61_9">file</text:span></text:p>
          </table:table-cell>
        </table:table-row>
        <table:table-row table:style-name="Row10">
          <table:table-cell table:style-name="Cell37">
            <text:p text:style-name="P62"><text:span text:style-name="T62_1">2.2.4</text:span></text:p>
          </table:table-cell>
          <table:table-cell table:style-name="Cell38">
            <text:p text:style-name="P63"><text:span text:style-name="T63_1">Error</text:span><text:span text:style-name="T63_2"><text:s/></text:span><text:span text:style-name="T63_3">case</text:span></text:p>
          </table:table-cell>
          <table:table-cell table:style-name="Cell39">
            <text:p text:style-name="P64"><text:span text:style-name="T64_1">Model</text:span><text:span text:style-name="T64_2"><text:s/></text:span><text:span text:style-name="T64_3">has</text:span><text:span text:style-name="T64_4"><text:s/></text:span><text:span text:style-name="T64_5">STL</text:span><text:span text:style-name="T64_6"><text:s/></text:span><text:span text:style-name="T64_7">or</text:span><text:span text:style-name="T64_8"><text:s/></text:span><text:span text:style-name="T64_9">OBJ</text:span><text:span text:style-name="T64_10"><text:s/></text:span><text:span text:style-name="T64_11">extension</text:span><text:span text:style-name="T64_12"><text:s/></text:span><text:span text:style-name="T64_13">but</text:span><text:span text:style-name="T64_14"><text:s/></text:span><text:span text:style-name="T64_15">is</text:span><text:span text:style-name="T64_16"><text:s/></text:span><text:span text:style-name="T64_17">another</text:span><text:span text:style-name="T64_18"><text:s/></text:span><text:span text:style-name="T64_19">file</text:span><text:span text:style-name="T64_20"><text:s/></text:span><text:span text:style-name="T64_21">type</text:span></text:p>
          </table:table-cell>
          <table:table-cell table:style-name="Cell40">
            <text:p text:style-name="P65"><text:span text:style-name="T65_1">No</text:span><text:span text:style-name="T65_2"><text:s/></text:span><text:span text:style-name="T65_3">conversion</text:span><text:span text:style-name="T65_4"><text:s/></text:span><text:span text:style-name="T65_5">performed</text:span></text:p>
            <text:p text:style-name="P66"><text:span text:style-name="T66_1">Error</text:span><text:span text:style-name="T66_2"><text:s/></text:span><text:span text:style-name="T66_3">noted</text:span><text:span text:style-name="T66_4"><text:s/></text:span><text:span text:style-name="T66_5">in</text:span><text:span text:style-name="T66_6"><text:s/></text:span><text:span text:style-name="T66_7">log</text:span><text:span text:style-name="T66_8"><text:s/></text:span><text:span text:style-name="T66_9">file</text:span></text:p>
          </table:table-cell>
        </table:table-row>
        <table:table-row table:style-name="Row11">
          <table:table-cell table:style-name="Cell41">
            <text:p text:style-name="P67"><text:span text:style-name="T67_1">2.2.5</text:span></text:p>
          </table:table-cell>
          <table:table-cell table:style-name="Cell42">
            <text:p text:style-name="P68"><text:span text:style-name="T68_1">Error</text:span><text:span text:style-name="T68_2"><text:s/></text:span><text:span text:style-name="T68_3">case</text:span></text:p>
          </table:table-cell>
          <table:table-cell table:style-name="Cell43">
            <text:p text:style-name="P69"><text:span text:style-name="T69_1">OBJ</text:span><text:span text:style-name="T69_2"><text:s/></text:span><text:span text:style-name="T69_3">file</text:span><text:span text:style-name="T69_4"><text:s/></text:span><text:span text:style-name="T69_5">conversion</text:span><text:span text:style-name="T69_6"><text:s/></text:span><text:span text:style-name="T69_7">failed</text:span></text:p>
          </table:table-cell>
          <table:table-cell table:style-name="Cell44">
            <text:p text:style-name="P70"><text:span text:style-name="T70_1">Error</text:span><text:span text:style-name="T70_2"><text:s/></text:span><text:span text:style-name="T70_3">noted</text:span><text:span text:style-name="T70_4"><text:s/></text:span><text:span text:style-name="T70_5">in</text:span><text:span text:style-name="T70_6"><text:s/></text:span><text:span text:style-name="T70_7">log</text:span><text:span text:style-name="T70_8"><text:s/></text:span><text:span text:style-name="T70_9">file</text:span></text:p>
          </table:table-cell>
        </table:table-row>
        <table:table-row table:style-name="Row12">
          <table:table-cell table:style-name="Cell45">
            <text:p text:style-name="P71"/>
          </table:table-cell>
          <table:table-cell table:style-name="Cell46">
            <text:p text:style-name="P72"/>
          </table:table-cell>
          <table:table-cell table:style-name="Cell47">
            <text:p text:style-name="P73"/>
          </table:table-cell>
          <table:table-cell table:style-name="Cell48">
            <text:p text:style-name="P74"/>
          </table:table-cell>
        </table:table-row>
      </table:table>
      <text:h text:style-name="P75" text:outline-level="10"/>
      <text:h text:style-name="P76" text:outline-level="10"><text:span text:style-name="T76_1">2.3</text:span><text:span text:style-name="T76_2"><text:s/></text:span><text:span text:style-name="T76_3">Logger</text:span><text:span text:style-name="T76_4">.</text:span><text:span text:style-name="T76_5">py</text:span></text:h>
      <table:table table:style-name="Table3">
        <table:table-column table:style-name="Column9"/>
        <table:table-column table:style-name="Column10"/>
        <table:table-column table:style-name="Column11"/>
        <table:table-column table:style-name="Column12"/>
        <table:table-row table:style-name="Row13">
          <table:table-cell table:style-name="Cell49">
            <text:p text:style-name="P77"><text:span text:style-name="T77_1">Number</text:span></text:p>
          </table:table-cell>
          <table:table-cell table:style-name="Cell50">
            <text:p text:style-name="P78"><text:span text:style-name="T78_1">Description</text:span></text:p>
          </table:table-cell>
          <table:table-cell table:style-name="Cell51">
            <text:p text:style-name="P79"><text:span text:style-name="T79_1">Input</text:span></text:p>
          </table:table-cell>
          <table:table-cell table:style-name="Cell52">
            <text:p text:style-name="P80"><text:span text:style-name="T80_1">Expected</text:span><text:span text:style-name="T80_2"><text:s/></text:span><text:span text:style-name="T80_3">Output</text:span></text:p>
          </table:table-cell>
        </table:table-row>
        <table:table-row table:style-name="Row14">
          <table:table-cell table:style-name="Cell53">
            <text:p text:style-name="P81"><text:span text:style-name="T81_1">2.3.1</text:span></text:p>
          </table:table-cell>
          <table:table-cell table:style-name="Cell54">
            <text:p text:style-name="P82"><text:span text:style-name="T82_1">Normal</text:span><text:span text:style-name="T82_2"><text:s/></text:span><text:span text:style-name="T82_3">Case</text:span></text:p>
          </table:table-cell>
          <table:table-cell table:style-name="Cell55">
            <text:p text:style-name="P83"><text:span text:style-name="T83_1">Log</text:span><text:span text:style-name="T83_2"><text:s/></text:span><text:span text:style-name="T83_3">file</text:span><text:span text:style-name="T83_4"><text:s/></text:span><text:span text:style-name="T83_5">found</text:span></text:p>
          </table:table-cell>
          <table:table-cell table:style-name="Cell56">
            <text:p text:style-name="P84"><text:span text:style-name="T84_1">Log</text:span><text:span text:style-name="T84_2"><text:s/></text:span><text:span text:style-name="T84_3">file</text:span><text:span text:style-name="T84_4"><text:s/></text:span><text:span text:style-name="T84_5">available</text:span><text:span text:style-name="T84_6"><text:s/></text:span><text:span text:style-name="T84_7">for</text:span><text:span text:style-name="T84_8"><text:s/></text:span><text:span text:style-name="T84_9">update</text:span></text:p>
          </table:table-cell>
        </table:table-row>
        <table:table-row table:style-name="Row15">
          <table:table-cell table:style-name="Cell57">
            <text:p text:style-name="P85"><text:span text:style-name="T85_1">2.</text:span><text:span text:style-name="T85_2">3.2</text:span></text:p>
          </table:table-cell>
          <table:table-cell table:style-name="Cell58">
            <text:p text:style-name="P86"><text:span text:style-name="T86_1">Error</text:span><text:span text:style-name="T86_2"><text:s/></text:span><text:span text:style-name="T86_3">Case</text:span></text:p>
          </table:table-cell>
          <table:table-cell table:style-name="Cell59">
            <text:p text:style-name="P87"><text:span text:style-name="T87_1">Log</text:span><text:span text:style-name="T87_2"><text:s/></text:span><text:span text:style-name="T87_3">file</text:span><text:span text:style-name="T87_4"><text:s/></text:span><text:span text:style-name="T87_5">not</text:span><text:span text:style-name="T87_6"><text:s/></text:span><text:span text:style-name="T87_7">found</text:span></text:p>
          </table:table-cell>
          <table:table-cell table:style-name="Cell60">
            <text:p text:style-name="P88"><text:span text:style-name="T88_1">Raise</text:span><text:span text:style-name="T88_2"><text:s/></text:span><text:span text:style-name="T88_3">exception</text:span><text:span text:style-name="T88_4"><text:s/></text:span><text:span text:style-name="T88_5">and</text:span><text:span text:style-name="T88_6"><text:s/></text:span><text:span text:style-name="T88_7">exit</text:span></text:p>
          </table:table-cell>
        </table:table-row>
        <table:table-row table:style-name="Row16">
          <table:table-cell table:style-name="Cell61">
            <text:p text:style-name="P89"/>
          </table:table-cell>
          <table:table-cell table:style-name="Cell62">
            <text:p text:style-name="P90"/>
          </table:table-cell>
          <table:table-cell table:style-name="Cell63">
            <text:p text:style-name="P91"/>
          </table:table-cell>
          <table:table-cell table:style-name="Cell64">
            <text:p text:style-name="P92"/>
          </table:table-cell>
        </table:table-row>
      </table:table>
      <text:h text:style-name="P93" text:outline-level="10"/>
      <text:h text:style-name="P94" text:outline-level="10"><text:span text:style-name="T94_1">2.4</text:span><text:span text:style-name="T94_2"><text:s/></text:span><text:span text:style-name="T94_3">Mailfetch</text:span><text:span text:style-name="T94_4">.</text:span><text:span text:style-name="T94_5">py</text:span></text:h>
      <table:table table:style-name="Table4"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17">
          <table:table-cell table:style-name="Cell65">
            <text:p text:style-name="P95"><text:span text:style-name="T95_1">Number</text:span></text:p>
          </table:table-cell>
          <table:table-cell table:style-name="Cell66">
            <text:p text:style-name="P96"><text:span text:style-name="T96_1">Description</text:span></text:p>
          </table:table-cell>
          <table:table-cell table:style-name="Cell67">
            <text:p text:style-name="P97"><text:span text:style-name="T97_1">Input</text:span></text:p>
          </table:table-cell>
          <table:table-cell table:style-name="Cell68">
            <text:p text:style-name="P98"><text:span text:style-name="T98_1">Expected</text:span><text:span text:style-name="T98_2"><text:s/></text:span><text:span text:style-name="T98_3">Output</text:span></text:p>
          </table:table-cell>
        </table:table-row>
        <table:table-row table:style-name="Row18">
          <table:table-cell table:style-name="Cell69">
            <text:p text:style-name="P99"><text:span text:style-name="T99_1">2.4.1</text:span></text:p>
          </table:table-cell>
          <table:table-cell table:style-name="Cell70">
            <text:p text:style-name="P100"><text:span text:style-name="T100_1">Normal</text:span><text:span text:style-name="T100_2"><text:s/></text:span><text:span text:style-name="T100_3">Case</text:span></text:p>
          </table:table-cell>
          <table:table-cell table:style-name="Cell71">
            <text:p text:style-name="P101"><text:span text:style-name="T101_1">Reads</text:span><text:span text:style-name="T101_2"><text:s/></text:span><text:span text:style-name="T101_3">config</text:span><text:span text:style-name="T101_4">uration</text:span><text:span text:style-name="T101_5"><text:s text:c="2"/></text:span><text:span text:style-name="T101_6">file</text:span></text:p>
          </table:table-cell>
          <table:table-cell table:style-name="Cell72">
            <text:p text:style-name="P102"><text:span text:style-name="T102_1">Config</text:span><text:span text:style-name="T102_2">uration</text:span><text:span text:style-name="T102_3"><text:s/></text:span><text:span text:style-name="T102_4">variable</text:span><text:span text:style-name="T102_5"><text:s/></text:span><text:span text:style-name="T102_6">values</text:span><text:span text:style-name="T102_7"><text:s/></text:span><text:span text:style-name="T102_8">available</text:span><text:span text:style-name="T102_9"><text:s/></text:span><text:span text:style-name="T102_10">to</text:span><text:span text:style-name="T102_11"><text:s/></text:span><text:span text:style-name="T102_12">Mailfetch</text:span></text:p>
          </table:table-cell>
        </table:table-row>
        <table:table-row table:style-name="Row19">
          <table:table-cell table:style-name="Cell73">
            <text:p text:style-name="P103"><text:span text:style-name="T103_1">2.4.</text:span><text:span text:style-name="T103_2">2</text:span></text:p>
          </table:table-cell>
          <table:table-cell table:style-name="Cell74">
            <text:p text:style-name="P104"><text:span text:style-name="T104_1">Normal</text:span><text:span text:style-name="T104_2"><text:s/></text:span><text:span text:style-name="T104_3">Case</text:span></text:p>
          </table:table-cell>
          <table:table-cell table:style-name="Cell75">
            <text:p text:style-name="P105"><text:span text:style-name="T105_1">No</text:span><text:span text:style-name="T105_2"><text:s/></text:span><text:span text:style-name="T105_3">unread</text:span><text:span text:style-name="T105_4"><text:s/></text:span><text:span text:style-name="T105_5">messages</text:span><text:span text:style-name="T105_6"><text:s/></text:span><text:span text:style-name="T105_7">found</text:span></text:p>
          </table:table-cell>
          <table:table-cell table:style-name="Cell76">
            <text:p text:style-name="P106"><text:span text:style-name="T106_1">No</text:span><text:span text:style-name="T106_2"><text:s/></text:span><text:span text:style-name="T106_3">further</text:span><text:span text:style-name="T106_4"><text:s/></text:span><text:span text:style-name="T106_5">action</text:span><text:span text:style-name="T106_6"><text:s/></text:span><text:span text:style-name="T106_7">performed</text:span></text:p>
          </table:table-cell>
        </table:table-row>
        <table:table-row table:style-name="Row20">
          <table:table-cell table:style-name="Cell77">
            <text:p text:style-name="P107"><text:span text:style-name="T107_1">2.4.</text:span><text:span text:style-name="T107_2">3</text:span></text:p>
          </table:table-cell>
          <table:table-cell table:style-name="Cell78">
            <text:p text:style-name="P108"><text:span text:style-name="T108_1">Normal</text:span><text:span text:style-name="T108_2"><text:s/></text:span><text:span text:style-name="T108_3">Case</text:span></text:p>
          </table:table-cell>
          <table:table-cell table:style-name="Cell79">
            <text:p text:style-name="P109"><text:span text:style-name="T109_1">Unread</text:span><text:span text:style-name="T109_2"><text:s/></text:span><text:span text:style-name="T109_3">message</text:span><text:span text:style-name="T109_4"><text:s/></text:span><text:span text:style-name="T109_5">found</text:span></text:p>
            <text:p text:style-name="P110"><text:span text:style-name="T110_1">Has</text:span><text:span text:style-name="T110_2"><text:s/></text:span><text:span text:style-name="T110_3">no</text:span><text:span text:style-name="T110_4"><text:s/></text:span><text:span text:style-name="T110_5">attachments</text:span></text:p>
          </table:table-cell>
          <table:table-cell table:style-name="Cell80">
            <text:p text:style-name="P111"><text:span text:style-name="T111_1">No</text:span><text:span text:style-name="T111_2"><text:s/></text:span><text:span text:style-name="T111_3">further</text:span><text:span text:style-name="T111_4"><text:s/></text:span><text:span text:style-name="T111_5">action</text:span><text:span text:style-name="T111_6"><text:s/></text:span><text:span text:style-name="T111_7">performed</text:span></text:p>
          </table:table-cell>
        </table:table-row>
        <table:table-row table:style-name="Row21">
          <table:table-cell table:style-name="Cell81">
            <text:p text:style-name="P112"><text:span text:style-name="T112_1">2.4.</text:span><text:span text:style-name="T112_2">4</text:span></text:p>
          </table:table-cell>
          <table:table-cell table:style-name="Cell82">
            <text:p text:style-name="P113"><text:span text:style-name="T113_1">Normal</text:span><text:span text:style-name="T113_2"><text:s/></text:span><text:span text:style-name="T113_3">Case</text:span></text:p>
          </table:table-cell>
          <table:table-cell table:style-name="Cell83">
            <text:p text:style-name="P114"><text:span text:style-name="T114_1">Unread</text:span><text:span text:style-name="T114_2"><text:s/></text:span><text:span text:style-name="T114_3">message</text:span><text:span text:style-name="T114_4"><text:s/></text:span><text:span text:style-name="T114_5">found</text:span></text:p>
            <text:p text:style-name="P115"><text:span text:style-name="T115_1">1<text:s/></text:span><text:span text:style-name="T115_2">STL</text:span><text:span text:style-name="T115_3"><text:s/></text:span><text:span text:style-name="T115_4">or</text:span><text:span text:style-name="T115_5"><text:s/></text:span><text:span text:style-name="T115_6">OBJ</text:span><text:span text:style-name="T115_7"><text:s/></text:span><text:span text:style-name="T115_8">attachment</text:span></text:p>
          </table:table-cell>
          <table:table-cell table:style-name="Cell84">
            <text:p text:style-name="P116"><text:span text:style-name="T116_1">Create</text:span><text:span text:style-name="T116_2"><text:s/></text:span><text:span text:style-name="T116_3">PrintJob</text:span><text:span text:style-name="T116_4"><text:s/></text:span><text:span text:style-name="T116_5">object</text:span></text:p>
            <text:p text:style-name="P117"><text:span text:style-name="T117_1">Save</text:span><text:span text:style-name="T117_2"><text:s/></text:span><text:span text:style-name="T117_3">attachment</text:span><text:span text:style-name="T117_4"><text:s/></text:span><text:span text:style-name="T117_5">to</text:span><text:span text:style-name="T117_6"><text:s/></text:span><text:span text:style-name="T117_7">disk</text:span></text:p>
            <text:p text:style-name="P118"><text:span text:style-name="T118_1">Save</text:span><text:span text:style-name="T118_2"><text:s/></text:span><text:span text:style-name="T118_3">sender</text:span><text:span text:style-name="T118_4"><text:s/></text:span><text:span text:style-name="T118_5">username</text:span><text:span text:style-name="T118_6"><text:s/></text:span><text:span text:style-name="T118_7">in</text:span><text:span text:style-name="T118_8"><text:s/></text:span><text:span text:style-name="T118_9">object</text:span></text:p>
          </table:table-cell>
        </table:table-row>
        <table:table-row table:style-name="Row22">
          <table:table-cell table:style-name="Cell85">
            <text:p text:style-name="P119"><text:span text:style-name="T119_1">2.4.</text:span><text:span text:style-name="T119_2">5</text:span></text:p>
          </table:table-cell>
          <table:table-cell table:style-name="Cell86">
            <text:p text:style-name="P120"><text:span text:style-name="T120_1">Normal</text:span><text:span text:style-name="T120_2"><text:s/></text:span><text:span text:style-name="T120_3">Case</text:span></text:p>
          </table:table-cell>
          <table:table-cell table:style-name="Cell87">
            <text:p text:style-name="P121"><text:span text:style-name="T121_1">Unread</text:span><text:span text:style-name="T121_2"><text:s/></text:span><text:span text:style-name="T121_3">message</text:span><text:span text:style-name="T121_4"><text:s/></text:span><text:span text:style-name="T121_5">found</text:span></text:p>
            <text:p text:style-name="P122"><text:span text:style-name="T122_1">&gt;1<text:s/></text:span><text:span text:style-name="T122_2">STL</text:span><text:span text:style-name="T122_3"><text:s/></text:span><text:span text:style-name="T122_4">or</text:span><text:span text:style-name="T122_5"><text:s/></text:span><text:span text:style-name="T122_6">OBJ</text:span><text:span text:style-name="T122_7"><text:s/></text:span><text:span text:style-name="T122_8">attachment</text:span></text:p>
          </table:table-cell>
          <table:table-cell table:style-name="Cell88">
            <text:p text:style-name="P123"><text:span text:style-name="T123_1">Create</text:span><text:span text:style-name="T123_2"><text:s/></text:span><text:span text:style-name="T123_3">PrintJob</text:span><text:span text:style-name="T123_4"><text:s/></text:span><text:span text:style-name="T123_5">object</text:span><text:span text:style-name="T123_6"><text:s/></text:span><text:span text:style-name="T123_7">for</text:span><text:span text:style-name="T123_8"><text:s/></text:span><text:span text:style-name="T123_9">each</text:span><text:span text:style-name="T123_10"><text:s/></text:span><text:span text:style-name="T123_11">attachment</text:span></text:p>
            <text:p text:style-name="P124"><text:span text:style-name="T124_1">Save</text:span><text:span text:style-name="T124_2"><text:s/></text:span><text:span text:style-name="T124_3">each</text:span><text:span text:style-name="T124_4"><text:s/></text:span><text:span text:style-name="T124_5">attachment</text:span><text:span text:style-name="T124_6"><text:s/></text:span><text:span text:style-name="T124_7">to</text:span><text:span text:style-name="T124_8"><text:s/></text:span><text:span text:style-name="T124_9">disk</text:span></text:p>
            <text:p text:style-name="P125"><text:span text:style-name="T125_1">Save</text:span><text:span text:style-name="T125_2"><text:s/></text:span><text:span text:style-name="T125_3">sender</text:span><text:span text:style-name="T125_4"><text:s/></text:span><text:span text:style-name="T125_5">username</text:span><text:span text:style-name="T125_6"><text:s/></text:span><text:span text:style-name="T125_7">in</text:span><text:span text:style-name="T125_8"><text:s/></text:span><text:span text:style-name="T125_9">each</text:span><text:span text:style-name="T125_10"><text:s/></text:span><text:span text:style-name="T125_11">object</text:span></text:p>
          </table:table-cell>
        </table:table-row>
        <table:table-row table:style-name="Row23">
          <table:table-cell table:style-name="Cell89">
            <text:p text:style-name="P126"><text:span text:style-name="T126_1">2.4.</text:span><text:span text:style-name="T126_2">6</text:span></text:p>
          </table:table-cell>
          <table:table-cell table:style-name="Cell90">
            <text:p text:style-name="P127"><text:span text:style-name="T127_1">Error</text:span><text:span text:style-name="T127_2"><text:s/></text:span><text:span text:style-name="T127_3">Case</text:span></text:p>
          </table:table-cell>
          <table:table-cell table:style-name="Cell91">
            <text:p text:style-name="P128"><text:span text:style-name="T128_1">Configuration</text:span><text:span text:style-name="T128_2"><text:s/></text:span><text:span text:style-name="T128_3">variable</text:span><text:span text:style-name="T128_4"><text:s/></text:span><text:span text:style-name="T128_5">missing</text:span></text:p>
          </table:table-cell>
          <table:table-cell table:style-name="Cell92">
            <text:p text:style-name="P129"><text:span text:style-name="T129_1">Raise</text:span><text:span text:style-name="T129_2"><text:s/></text:span><text:span text:style-name="T129_3">exception</text:span><text:span text:style-name="T129_4">,<text:s/></text:span><text:span text:style-name="T129_5">exit</text:span><text:span text:style-name="T129_6">,<text:s/></text:span><text:span text:style-name="T129_7">email</text:span><text:span text:style-name="T129_8"><text:s/></text:span><text:span text:style-name="T129_9">admin</text:span><text:span text:style-name="T129_10">,<text:s/></text:span><text:span text:style-name="T129_11">log</text:span><text:span text:style-name="T129_12"><text:s/></text:span><text:span text:style-name="T129_13">error</text:span></text:p>
          </table:table-cell>
        </table:table-row>
        <table:table-row table:style-name="Row24">
          <table:table-cell table:style-name="Cell93">
            <text:p text:style-name="P130"><text:span text:style-name="T130_1">2.4.</text:span><text:span text:style-name="T130_2">7</text:span></text:p>
          </table:table-cell>
          <table:table-cell table:style-name="Cell94">
            <text:p text:style-name="P131"><text:span text:style-name="T131_1">Error</text:span><text:span text:style-name="T131_2"><text:s/></text:span><text:span text:style-name="T131_3">Case</text:span></text:p>
          </table:table-cell>
          <table:table-cell table:style-name="Cell95">
            <text:p text:style-name="P132"><text:span text:style-name="T132_1">Opening</text:span><text:span text:style-name="T132_2"><text:s/></text:span><text:span text:style-name="T132_3">connection</text:span><text:span text:style-name="T132_4"><text:s/></text:span><text:span text:style-name="T132_5">fails</text:span></text:p>
          </table:table-cell>
          <table:table-cell table:style-name="Cell96">
            <text:p text:style-name="P133"><text:span text:style-name="T133_1">Raise</text:span><text:span text:style-name="T133_2"><text:s/></text:span><text:span text:style-name="T133_3">exception</text:span><text:span text:style-name="T133_4">,<text:s/></text:span><text:span text:style-name="T133_5">exit</text:span><text:span text:style-name="T133_6">,<text:s/></text:span><text:span text:style-name="T133_7">email</text:span><text:span text:style-name="T133_8"><text:s/></text:span><text:span text:style-name="T133_9">admin</text:span><text:span text:style-name="T133_10">,<text:s/></text:span><text:span text:style-name="T133_11">log</text:span><text:span text:style-name="T133_12"><text:s/></text:span><text:span text:style-name="T133_13">error</text:span></text:p>
          </table:table-cell>
        </table:table-row>
        <table:table-row table:style-name="Row25">
          <table:table-cell table:style-name="Cell97">
            <text:p text:style-name="P134"><text:span text:style-name="T134_1">2.4.</text:span><text:span text:style-name="T134_2">8</text:span></text:p>
          </table:table-cell>
          <table:table-cell table:style-name="Cell98">
            <text:p text:style-name="P135"><text:span text:style-name="T135_1">Error</text:span><text:span text:style-name="T135_2"><text:s/></text:span><text:span text:style-name="T135_3">Case</text:span></text:p>
          </table:table-cell>
          <table:table-cell table:style-name="Cell99">
            <text:p text:style-name="P136"><text:span text:style-name="T136_1">Login</text:span><text:span text:style-name="T136_2"><text:s/></text:span><text:span text:style-name="T136_3">to</text:span><text:span text:style-name="T136_4"><text:s/></text:span><text:span text:style-name="T136_5">Gmail</text:span><text:span text:style-name="T136_6"><text:s/></text:span><text:span text:style-name="T136_7">fails</text:span></text:p>
          </table:table-cell>
          <table:table-cell table:style-name="Cell100">
            <text:p text:style-name="P137"><text:span text:style-name="T137_1">Raise</text:span><text:span text:style-name="T137_2"><text:s/></text:span><text:span text:style-name="T137_3">exception</text:span><text:span text:style-name="T137_4">,<text:s/></text:span><text:span text:style-name="T137_5">exit</text:span><text:span text:style-name="T137_6">,<text:s/></text:span><text:span text:style-name="T137_7">email</text:span><text:span text:style-name="T137_8"><text:s/></text:span><text:span text:style-name="T137_9">admin</text:span><text:span text:style-name="T137_10">,<text:s/></text:span><text:span text:style-name="T137_11">log</text:span><text:span text:style-name="T137_12"><text:s/></text:span><text:span text:style-name="T137_13">error</text:span></text:p>
          </table:table-cell>
        </table:table-row>
        <table:table-row table:style-name="Row26">
          <table:table-cell table:style-name="Cell101">
            <text:p text:style-name="P138"><text:span text:style-name="T138_1">2.4.</text:span><text:span text:style-name="T138_2">9</text:span></text:p>
          </table:table-cell>
          <table:table-cell table:style-name="Cell102">
            <text:p text:style-name="P139"><text:span text:style-name="T139_1">Error</text:span><text:span text:style-name="T139_2"><text:s/></text:span><text:span text:style-name="T139_3">Case</text:span></text:p>
          </table:table-cell>
          <table:table-cell table:style-name="Cell103">
            <text:p text:style-name="P140"><text:span text:style-name="T140_1">Unable</text:span><text:span text:style-name="T140_2"><text:s/></text:span><text:span text:style-name="T140_3">to</text:span><text:span text:style-name="T140_4"><text:s/></text:span><text:span text:style-name="T140_5">write</text:span><text:span text:style-name="T140_6"><text:s/></text:span><text:span text:style-name="T140_7">attachment</text:span><text:span text:style-name="T140_8"><text:s/></text:span><text:span text:style-name="T140_9">to</text:span><text:span text:style-name="T140_10"><text:s/></text:span><text:span text:style-name="T140_11">disk</text:span></text:p>
          </table:table-cell>
          <table:table-cell table:style-name="Cell104">
            <text:p text:style-name="P141"><text:span text:style-name="T141_1">Raise</text:span><text:span text:style-name="T141_2"><text:s/></text:span><text:span text:style-name="T141_3">exception</text:span><text:span text:style-name="T141_4">,<text:s/></text:span><text:span text:style-name="T141_5">exit</text:span><text:span text:style-name="T141_6">,<text:s/></text:span><text:span text:style-name="T141_7">email</text:span><text:span text:style-name="T141_8"><text:s/></text:span><text:span text:style-name="T141_9">admin</text:span><text:span text:style-name="T141_10">,<text:s/></text:span><text:span text:style-name="T141_11">log</text:span><text:span text:style-name="T141_12"><text:s/></text:span><text:span text:style-name="T141_13">error</text:span></text:p>
          </table:table-cell>
        </table:table-row>
        <table:table-row table:style-name="Row27">
          <table:table-cell table:style-name="Cell105">
            <text:p text:style-name="P142"/>
          </table:table-cell>
          <table:table-cell table:style-name="Cell106">
            <text:p text:style-name="P143"/>
          </table:table-cell>
          <table:table-cell table:style-name="Cell107">
            <text:p text:style-name="P144"/>
          </table:table-cell>
          <table:table-cell table:style-name="Cell108">
            <text:p text:style-name="P145"/>
          </table:table-cell>
        </table:table-row>
      </table:table>
      <text:h text:style-name="P146" text:outline-level="10"/>
      <text:h text:style-name="P147" text:outline-level="10"><text:span text:style-name="T147_1">2.</text:span><text:span text:style-name="T147_2">5<text:s/></text:span><text:span text:style-name="T147_3">Mailsend</text:span><text:span text:style-name="T147_4">.</text:span><text:span text:style-name="T147_5">py</text:span></text:h>
      <table:table table:style-name="Table5"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28">
          <table:table-cell table:style-name="Cell109">
            <text:p text:style-name="P148"><text:span text:style-name="T148_1">Number</text:span></text:p>
          </table:table-cell>
          <table:table-cell table:style-name="Cell110">
            <text:p text:style-name="P149"><text:span text:style-name="T149_1">Description</text:span></text:p>
          </table:table-cell>
          <table:table-cell table:style-name="Cell111">
            <text:p text:style-name="P150"><text:span text:style-name="T150_1">Input</text:span></text:p>
          </table:table-cell>
          <table:table-cell table:style-name="Cell112">
            <text:p text:style-name="P151"><text:span text:style-name="T151_1">Expected</text:span><text:span text:style-name="T151_2"><text:s/></text:span><text:span text:style-name="T151_3">Output</text:span></text:p>
          </table:table-cell>
        </table:table-row>
        <table:table-row table:style-name="Row29">
          <table:table-cell table:style-name="Cell113">
            <text:p text:style-name="P152"><text:span text:style-name="T152_1">2.5.</text:span><text:span text:style-name="T152_2">1</text:span></text:p>
          </table:table-cell>
          <table:table-cell table:style-name="Cell114">
            <text:p text:style-name="P153"><text:span text:style-name="T153_1">Normal</text:span><text:span text:style-name="T153_2"><text:s/></text:span><text:span text:style-name="T153_3">Case</text:span></text:p>
          </table:table-cell>
          <table:table-cell table:style-name="Cell115">
            <text:p text:style-name="P154"><text:span text:style-name="T154_1">Reads</text:span><text:span text:style-name="T154_2"><text:s/></text:span><text:span text:style-name="T154_3">config</text:span><text:span text:style-name="T154_4">uration</text:span><text:span text:style-name="T154_5"><text:s text:c="2"/></text:span><text:span text:style-name="T154_6">file</text:span></text:p>
          </table:table-cell>
          <table:table-cell table:style-name="Cell116">
            <text:p text:style-name="P155"><text:span text:style-name="T155_1">Config</text:span><text:span text:style-name="T155_2">uration</text:span><text:span text:style-name="T155_3"><text:s text:c="2"/></text:span><text:span text:style-name="T155_4">variable</text:span><text:span text:style-name="T155_5"><text:s/></text:span><text:span text:style-name="T155_6">values</text:span><text:span text:style-name="T155_7"><text:s/></text:span><text:span text:style-name="T155_8">available</text:span><text:span text:style-name="T155_9"><text:s/></text:span><text:span text:style-name="T155_10">for</text:span><text:span text:style-name="T155_11"><text:s/></text:span><text:span text:style-name="T155_12">Mailsend</text:span></text:p>
          </table:table-cell>
        </table:table-row>
        <table:table-row table:style-name="Row30">
          <table:table-cell table:style-name="Cell117">
            <text:p text:style-name="P156"><text:span text:style-name="T156_1">2.5.</text:span><text:span text:style-name="T156_2">2</text:span></text:p>
          </table:table-cell>
          <table:table-cell table:style-name="Cell118">
            <text:p text:style-name="P157"><text:span text:style-name="T157_1">Normal</text:span><text:span text:style-name="T157_2"><text:s/></text:span><text:span text:style-name="T157_3">Case</text:span></text:p>
          </table:table-cell>
          <table:table-cell table:style-name="Cell119">
            <text:p text:style-name="P158"><text:span text:style-name="T158_1">Receiver</text:span><text:span text:style-name="T158_2"><text:s/></text:span><text:span text:style-name="T158_3">address</text:span><text:span text:style-name="T158_4">,<text:s/></text:span><text:span text:style-name="T158_5">stage</text:span></text:p>
          </table:table-cell>
          <table:table-cell table:style-name="Cell120">
            <text:p text:style-name="P159"><text:span text:style-name="T159_1">Email</text:span><text:span text:style-name="T159_2"><text:s/></text:span><text:span text:style-name="T159_3">receiver</text:span><text:span text:style-name="T159_4"><text:s/></text:span><text:span text:style-name="T159_5">with</text:span><text:span text:style-name="T159_6"><text:s/></text:span><text:span text:style-name="T159_7">content</text:span><text:span text:style-name="T159_8"><text:s/></text:span><text:span text:style-name="T159_9">depending</text:span><text:span text:style-name="T159_10"><text:s/></text:span><text:span text:style-name="T159_11">on</text:span><text:span text:style-name="T159_12"><text:s/></text:span><text:span text:style-name="T159_13">stage</text:span><text:span text:style-name="T159_14"><text:s/></text:span><text:span text:style-name="T159_15">value</text:span></text:p>
          </table:table-cell>
        </table:table-row>
        <table:table-row table:style-name="Row31">
          <table:table-cell table:style-name="Cell121">
            <text:p text:style-name="P160"><text:span text:style-name="T160_1">2.5.</text:span><text:span text:style-name="T160_2">3</text:span></text:p>
          </table:table-cell>
          <table:table-cell table:style-name="Cell122">
            <text:p text:style-name="P161"><text:span text:style-name="T161_1">Error</text:span><text:span text:style-name="T161_2"><text:s/></text:span><text:span text:style-name="T161_3">Case</text:span></text:p>
          </table:table-cell>
          <table:table-cell table:style-name="Cell123">
            <text:p text:style-name="P162"><text:span text:style-name="T162_1">Configuration</text:span><text:span text:style-name="T162_2"><text:s/></text:span><text:span text:style-name="T162_3">variable</text:span><text:span text:style-name="T162_4"><text:s/></text:span><text:span text:style-name="T162_5">missing</text:span></text:p>
          </table:table-cell>
          <table:table-cell table:style-name="Cell124">
            <text:p text:style-name="P163"><text:span text:style-name="T163_1">Exit</text:span><text:span text:style-name="T163_2"><text:s/></text:span><text:span text:style-name="T163_3">with</text:span><text:span text:style-name="T163_4"><text:s/></text:span><text:span text:style-name="T163_5">informative</text:span><text:span text:style-name="T163_6"><text:s/></text:span><text:span text:style-name="T163_7">error</text:span><text:span text:style-name="T163_8"><text:s/></text:span><text:span text:style-name="T163_9">message</text:span></text:p>
          </table:table-cell>
        </table:table-row>
        <table:table-row table:style-name="Row32">
          <table:table-cell table:style-name="Cell125">
            <text:p text:style-name="P164"><text:span text:style-name="T164_1">2.5.</text:span><text:span text:style-name="T164_2">4</text:span></text:p>
          </table:table-cell>
          <table:table-cell table:style-name="Cell126">
            <text:p text:style-name="P165"><text:span text:style-name="T165_1">Error</text:span><text:span text:style-name="T165_2"><text:s/></text:span><text:span text:style-name="T165_3">Case</text:span></text:p>
          </table:table-cell>
          <table:table-cell table:style-name="Cell127">
            <text:p text:style-name="P166"><text:span text:style-name="T166_1">Opening</text:span><text:span text:style-name="T166_2"><text:s/></text:span><text:span text:style-name="T166_3">connection</text:span><text:span text:style-name="T166_4"><text:s/></text:span><text:span text:style-name="T166_5">fails</text:span></text:p>
          </table:table-cell>
          <table:table-cell table:style-name="Cell128">
            <text:p text:style-name="P167"><text:span text:style-name="T167_1">Raise</text:span><text:span text:style-name="T167_2"><text:s/></text:span><text:span text:style-name="T167_3">exception</text:span><text:span text:style-name="T167_4">,<text:s/></text:span><text:span text:style-name="T167_5">exit</text:span><text:span text:style-name="T167_6">,<text:s/></text:span><text:span text:style-name="T167_7">email</text:span><text:span text:style-name="T167_8"><text:s/></text:span><text:span text:style-name="T167_9">admin</text:span><text:span text:style-name="T167_10">,<text:s/></text:span><text:span text:style-name="T167_11">log</text:span><text:span text:style-name="T167_12"><text:s/></text:span><text:span text:style-name="T167_13">error</text:span></text:p>
          </table:table-cell>
        </table:table-row>
        <table:table-row table:style-name="Row33">
          <table:table-cell table:style-name="Cell129">
            <text:p text:style-name="P168"><text:span text:style-name="T168_1">2.5.</text:span><text:span text:style-name="T168_2">5</text:span></text:p>
          </table:table-cell>
          <table:table-cell table:style-name="Cell130">
            <text:p text:style-name="P169"><text:span text:style-name="T169_1">Error</text:span><text:span text:style-name="T169_2"><text:s/></text:span><text:span text:style-name="T169_3">Case</text:span></text:p>
          </table:table-cell>
          <table:table-cell table:style-name="Cell131">
            <text:p text:style-name="P170"><text:span text:style-name="T170_1">Login</text:span><text:span text:style-name="T170_2"><text:s/></text:span><text:span text:style-name="T170_3">to</text:span><text:span text:style-name="T170_4"><text:s/></text:span><text:span text:style-name="T170_5">Gmail</text:span><text:span text:style-name="T170_6"><text:s/></text:span><text:span text:style-name="T170_7">fails</text:span></text:p>
          </table:table-cell>
          <table:table-cell table:style-name="Cell132">
            <text:p text:style-name="P171"><text:span text:style-name="T171_1">Raise</text:span><text:span text:style-name="T171_2"><text:s/></text:span><text:span text:style-name="T171_3">exception</text:span><text:span text:style-name="T171_4">,<text:s/></text:span><text:span text:style-name="T171_5">exit</text:span><text:span text:style-name="T171_6">,<text:s/></text:span><text:span text:style-name="T171_7">email</text:span><text:span text:style-name="T171_8"><text:s/></text:span><text:span text:style-name="T171_9">admin</text:span><text:span text:style-name="T171_10">,<text:s/></text:span><text:span text:style-name="T171_11">log</text:span><text:span text:style-name="T171_12"><text:s/></text:span><text:span text:style-name="T171_13">error</text:span></text:p>
          </table:table-cell>
        </table:table-row>
        <table:table-row table:style-name="Row34">
          <table:table-cell table:style-name="Cell133">
            <text:p text:style-name="P172"><text:span text:style-name="T172_1">2.5.</text:span><text:span text:style-name="T172_2">6</text:span></text:p>
          </table:table-cell>
          <table:table-cell table:style-name="Cell134">
            <text:p text:style-name="P173"><text:span text:style-name="T173_1">Error</text:span><text:span text:style-name="T173_2"><text:s/></text:span><text:span text:style-name="T173_3">Case</text:span></text:p>
          </table:table-cell>
          <table:table-cell table:style-name="Cell135">
            <text:p text:style-name="P174"><text:span text:style-name="T174_1">Message</text:span><text:span text:style-name="T174_2"><text:s/></text:span><text:span text:style-name="T174_3">send</text:span><text:span text:style-name="T174_4"><text:s/></text:span><text:span text:style-name="T174_5">fails</text:span></text:p>
          </table:table-cell>
          <table:table-cell table:style-name="Cell136">
            <text:p text:style-name="P175"><text:span text:style-name="T175_1">Raise</text:span><text:span text:style-name="T175_2"><text:s/></text:span><text:span text:style-name="T175_3">exception</text:span><text:span text:style-name="T175_4">,<text:s/></text:span><text:span text:style-name="T175_5">exit</text:span><text:span text:style-name="T175_6">,<text:s/></text:span><text:span text:style-name="T175_7">email</text:span><text:span text:style-name="T175_8"><text:s/></text:span><text:span text:style-name="T175_9">admin</text:span><text:span text:style-name="T175_10">,<text:s/></text:span><text:span text:style-name="T175_11">log</text:span><text:span text:style-name="T175_12"><text:s/></text:span><text:span text:style-name="T175_13">error</text:span></text:p>
          </table:table-cell>
        </table:table-row>
        <table:table-row table:style-name="Row35">
          <table:table-cell table:style-name="Cell137">
            <text:p text:style-name="P176"/>
          </table:table-cell>
          <table:table-cell table:style-name="Cell138">
            <text:p text:style-name="P177"/>
          </table:table-cell>
          <table:table-cell table:style-name="Cell139">
            <text:p text:style-name="P178"/>
          </table:table-cell>
          <table:table-cell table:style-name="Cell140">
            <text:p text:style-name="P179"/>
          </table:table-cell>
        </table:table-row>
      </table:table>
      <text:h text:style-name="P180" text:outline-level="10"/>
      <text:h text:style-name="P181" text:outline-level="10"><text:span text:style-name="T181_1">2.6<text:s/></text:span><text:span text:style-name="T181_2">Pipeline</text:span><text:span text:style-name="T181_3">.</text:span><text:span text:style-name="T181_4">py</text:span></text:h>
      <table:table table:style-name="Table6">
        <table:table-column table:style-name="Column21"/>
        <table:table-column table:style-name="Column22"/>
        <table:table-column table:style-name="Column23"/>
        <table:table-column table:style-name="Column24"/>
        <table:table-row table:style-name="Row36">
          <table:table-cell table:style-name="Cell141">
            <text:p text:style-name="P182"><text:span text:style-name="T182_1">Number</text:span></text:p>
          </table:table-cell>
          <table:table-cell table:style-name="Cell142">
            <text:p text:style-name="P183"><text:span text:style-name="T183_1">Description</text:span></text:p>
          </table:table-cell>
          <table:table-cell table:style-name="Cell143">
            <text:p text:style-name="P184"><text:span text:style-name="T184_1">Input</text:span></text:p>
          </table:table-cell>
          <table:table-cell table:style-name="Cell144">
            <text:p text:style-name="P185"><text:span text:style-name="T185_1">Expected</text:span><text:span text:style-name="T185_2"><text:s/></text:span><text:span text:style-name="T185_3">Output</text:span></text:p>
          </table:table-cell>
        </table:table-row>
        <table:table-row table:style-name="Row37">
          <table:table-cell table:style-name="Cell145">
            <text:p text:style-name="P186"><text:span text:style-name="T186_1">2.6.</text:span><text:span text:style-name="T186_2">1</text:span></text:p>
          </table:table-cell>
          <table:table-cell table:style-name="Cell146">
            <text:p text:style-name="P187"><text:span text:style-name="T187_1">Normal</text:span><text:span text:style-name="T187_2"><text:s/></text:span><text:span text:style-name="T187_3">Case</text:span></text:p>
          </table:table-cell>
          <table:table-cell table:style-name="Cell147">
            <text:p text:style-name="P188"><text:span text:style-name="T188_1">Instantiated</text:span><text:span text:style-name="T188_2"><text:s/></text:span><text:span text:style-name="T188_3">PrintJob</text:span></text:p>
          </table:table-cell>
          <table:table-cell table:style-name="Cell148">
            <text:p text:style-name="P189"><text:span text:style-name="T189_1">Stage</text:span><text:span text:style-name="T189_2"><text:s/></text:span><text:span text:style-name="T189_3">updated</text:span><text:span text:style-name="T189_4"><text:s/></text:span><text:span text:style-name="T189_5">based</text:span><text:span text:style-name="T189_6"><text:s/></text:span><text:span text:style-name="T189_7">on</text:span><text:span text:style-name="T189_8"><text:s/></text:span><text:span text:style-name="T189_9">pipeline</text:span><text:span text:style-name="T189_10"><text:s/></text:span><text:span text:style-name="T189_11">point</text:span></text:p>
            <text:p text:style-name="P190"><text:span text:style-name="T190_1">Contains</text:span><text:span text:style-name="T190_2"><text:s/></text:span><text:span text:style-name="T190_3">Member</text:span><text:span text:style-name="T190_4"><text:s/></text:span><text:span text:style-name="T190_5">Variables</text:span><text:span text:style-name="T190_6">:</text:span></text:p>
            <text:p text:style-name="P191"><text:span text:style-name="T191_1">Sender</text:span></text:p>
            <text:p text:style-name="P192"><text:span text:style-name="T192_1">Files</text:span></text:p>
            <text:p text:style-name="P193"><text:span text:style-name="T193_1">Time</text:span></text:p>
            <text:p text:style-name="P194"><text:span text:style-name="T194_1">Status</text:span></text:p>
          </table:table-cell>
        </table:table-row>
        <table:table-row table:style-name="Row38">
          <table:table-cell table:style-name="Cell149">
            <text:p text:style-name="P195"/>
          </table:table-cell>
          <table:table-cell table:style-name="Cell150">
            <text:p text:style-name="P196"/>
          </table:table-cell>
          <table:table-cell table:style-name="Cell151">
            <text:p text:style-name="P197"/>
          </table:table-cell>
          <table:table-cell table:style-name="Cell152">
            <text:p text:style-name="P198"/>
          </table:table-cell>
        </table:table-row>
      </table:table>
      <text:h text:style-name="P199" text:outline-level="10"/>
      <text:h text:style-name="P200" text:outline-level="10"><text:span text:style-name="T200_1">2.</text:span><text:span text:style-name="T200_2">7<text:s/></text:span><text:span text:style-name="T200_3">Printer</text:span><text:span text:style-name="T200_4">.</text:span><text:span text:style-name="T200_5">py</text:span></text:h>
      <table:table table:style-name="Table7">
        <table:table-column table:style-name="Column25"/>
        <table:table-column table:style-name="Column26"/>
        <table:table-column table:style-name="Column27"/>
        <table:table-column table:style-name="Column28"/>
        <table:table-row table:style-name="Row39">
          <table:table-cell table:style-name="Cell153">
            <text:p text:style-name="P201"><text:span text:style-name="T201_1">Number</text:span></text:p>
          </table:table-cell>
          <table:table-cell table:style-name="Cell154">
            <text:p text:style-name="P202"><text:span text:style-name="T202_1">Description</text:span></text:p>
          </table:table-cell>
          <table:table-cell table:style-name="Cell155">
            <text:p text:style-name="P203"><text:span text:style-name="T203_1">Input</text:span></text:p>
          </table:table-cell>
          <table:table-cell table:style-name="Cell156">
            <text:p text:style-name="P204"><text:span text:style-name="T204_1">Expected</text:span><text:span text:style-name="T204_2"><text:s/></text:span><text:span text:style-name="T204_3">Output</text:span></text:p>
          </table:table-cell>
        </table:table-row>
        <table:table-row table:style-name="Row40">
          <table:table-cell table:style-name="Cell157">
            <text:p text:style-name="P205"><text:span text:style-name="T205_1">2.7.</text:span><text:span text:style-name="T205_2">1</text:span></text:p>
          </table:table-cell>
          <table:table-cell table:style-name="Cell158">
            <text:p text:style-name="P206"><text:span text:style-name="T206_1">Normal</text:span><text:span text:style-name="T206_2"><text:s/></text:span><text:span text:style-name="T206_3">Case</text:span></text:p>
          </table:table-cell>
          <table:table-cell table:style-name="Cell159">
            <text:p text:style-name="P207"><text:span text:style-name="T207_1">Reads</text:span><text:span text:style-name="T207_2"><text:s/></text:span><text:span text:style-name="T207_3">config</text:span><text:span text:style-name="T207_4">uration</text:span><text:span text:style-name="T207_5"><text:s text:c="2"/></text:span><text:span text:style-name="T207_6">file</text:span></text:p>
          </table:table-cell>
          <table:table-cell table:style-name="Cell160">
            <text:p text:style-name="P208"><text:span text:style-name="T208_1">Config</text:span><text:span text:style-name="T208_2"><text:s/></text:span><text:span text:style-name="T208_3">variable</text:span><text:span text:style-name="T208_4"><text:s/></text:span><text:span text:style-name="T208_5">values</text:span><text:span text:style-name="T208_6"><text:s/></text:span><text:span text:style-name="T208_7">available</text:span><text:span text:style-name="T208_8"><text:s/></text:span><text:span text:style-name="T208_9">for</text:span><text:span text:style-name="T208_10"><text:s/></text:span><text:span text:style-name="T208_11">other</text:span><text:span text:style-name="T208_12"><text:s/></text:span><text:span text:style-name="T208_13">modules</text:span></text:p>
          </table:table-cell>
        </table:table-row>
        <table:table-row table:style-name="Row41">
          <table:table-cell table:style-name="Cell161">
            <text:p text:style-name="P209"><text:span text:style-name="T209_1">2.7.</text:span><text:span text:style-name="T209_2">2</text:span></text:p>
          </table:table-cell>
          <table:table-cell table:style-name="Cell162">
            <text:p text:style-name="P210"><text:span text:style-name="T210_1">Normal</text:span><text:span text:style-name="T210_2"><text:s/></text:span><text:span text:style-name="T210_3">Case</text:span></text:p>
          </table:table-cell>
          <table:table-cell table:style-name="Cell163">
            <text:p text:style-name="P211"><text:span text:style-name="T211_1">PrintJob</text:span><text:span text:style-name="T211_2"><text:s/></text:span><text:span text:style-name="T211_3">with</text:span><text:span text:style-name="T211_4"><text:s/></text:span><text:span text:style-name="T211_5">successful</text:span><text:span text:style-name="T211_6"><text:s/></text:span><text:span text:style-name="T211_7">printing</text:span></text:p>
          </table:table-cell>
          <table:table-cell table:style-name="Cell164">
            <text:p text:style-name="P212"><text:span text:style-name="T212_1">Admin</text:span><text:span text:style-name="T212_2"><text:s/></text:span><text:span text:style-name="T212_3">removes</text:span><text:span text:style-name="T212_4"><text:s/></text:span><text:span text:style-name="T212_5">object</text:span><text:span text:style-name="T212_6"><text:s/></text:span><text:span text:style-name="T212_7">from</text:span><text:span text:style-name="T212_8"><text:s/></text:span><text:span text:style-name="T212_9">build</text:span><text:span text:style-name="T212_10"><text:s/></text:span><text:span text:style-name="T212_11">plate</text:span></text:p>
            <text:p text:style-name="P213"><text:span text:style-name="T213_1">Admin</text:span><text:span text:style-name="T213_2"><text:s/></text:span><text:span text:style-name="T213_3">places</text:span><text:span text:style-name="T213_4"><text:s/></text:span><text:span text:style-name="T213_5">printed</text:span><text:span text:style-name="T213_6"><text:s/></text:span><text:span text:style-name="T213_7">model</text:span><text:span text:style-name="T213_8"><text:s/></text:span><text:span text:style-name="T213_9">in</text:span><text:span text:style-name="T213_10"><text:s/></text:span><text:span text:style-name="T213_11">box</text:span><text:span text:style-name="T213_12"><text:s/></text:span><text:span text:style-name="T213_13">for</text:span><text:span text:style-name="T213_14"><text:s/></text:span><text:span text:style-name="T213_15">customer</text:span></text:p>
            <text:p text:style-name="P214"><text:span text:style-name="T214_1">Successful</text:span><text:span text:style-name="T214_2"><text:s/></text:span><text:span text:style-name="T214_3">job</text:span><text:span text:style-name="T214_4"><text:s/></text:span><text:span text:style-name="T214_5">logged</text:span></text:p>
            <text:p text:style-name="P215"><text:span text:style-name="T215_1">Email</text:span><text:span text:style-name="T215_2"><text:s/></text:span><text:span text:style-name="T215_3">to</text:span><text:span text:style-name="T215_4"><text:s/></text:span><text:span text:style-name="T215_5">customer</text:span></text:p>
          </table:table-cell>
        </table:table-row>
        <table:table-row table:style-name="Row42">
          <table:table-cell table:style-name="Cell165">
            <text:p text:style-name="P216"><text:span text:style-name="T216_1">2.7.</text:span><text:span text:style-name="T216_2">3</text:span></text:p>
          </table:table-cell>
          <table:table-cell table:style-name="Cell166">
            <text:p text:style-name="P217"><text:span text:style-name="T217_1">Error</text:span><text:span text:style-name="T217_2"><text:s/></text:span><text:span text:style-name="T217_3">Case</text:span></text:p>
          </table:table-cell>
          <table:table-cell table:style-name="Cell167">
            <text:p text:style-name="P218"><text:span text:style-name="T218_1">PrintJob</text:span><text:span text:style-name="T218_2"><text:s/></text:span><text:span text:style-name="T218_3">not</text:span><text:span text:style-name="T218_4"><text:s/></text:span><text:span text:style-name="T218_5">printed</text:span></text:p>
          </table:table-cell>
          <table:table-cell table:style-name="Cell168">
            <text:p text:style-name="P219"><text:span text:style-name="T219_1">Log</text:span><text:span text:style-name="T219_2"><text:s/></text:span><text:span text:style-name="T219_3">error</text:span><text:span text:style-name="T219_4">,<text:s/></text:span><text:span text:style-name="T219_5">email</text:span><text:span text:style-name="T219_6"><text:s/></text:span><text:span text:style-name="T219_7">admin</text:span><text:span text:style-name="T219_8"><text:s/></text:span><text:span text:style-name="T219_9">and</text:span><text:span text:style-name="T219_10"><text:s/></text:span><text:span text:style-name="T219_11">customer</text:span></text:p>
          </table:table-cell>
        </table:table-row>
        <table:table-row table:style-name="Row43">
          <table:table-cell table:style-name="Cell169">
            <text:p text:style-name="P220"><text:span text:style-name="T220_1">2.7.</text:span><text:span text:style-name="T220_2">4</text:span></text:p>
          </table:table-cell>
          <table:table-cell table:style-name="Cell170">
            <text:p text:style-name="P221"><text:span text:style-name="T221_1">Error</text:span><text:span text:style-name="T221_2"><text:s/></text:span><text:span text:style-name="T221_3">Case</text:span></text:p>
          </table:table-cell>
          <table:table-cell table:style-name="Cell171">
            <text:p text:style-name="P222"><text:span text:style-name="T222_1">Configuration</text:span><text:span text:style-name="T222_2"><text:s/></text:span><text:span text:style-name="T222_3">variable</text:span><text:span text:style-name="T222_4"><text:s/></text:span><text:span text:style-name="T222_5">missing</text:span></text:p>
          </table:table-cell>
          <table:table-cell table:style-name="Cell172">
            <text:p text:style-name="P223"><text:span text:style-name="T223_1">Raise</text:span><text:span text:style-name="T223_2"><text:s/></text:span><text:span text:style-name="T223_3">exception</text:span><text:span text:style-name="T223_4">,<text:s/></text:span><text:span text:style-name="T223_5">exit</text:span><text:span text:style-name="T223_6">,<text:s/></text:span><text:span text:style-name="T223_7">email</text:span><text:span text:style-name="T223_8"><text:s/></text:span><text:span text:style-name="T223_9">admin</text:span><text:span text:style-name="T223_10">,<text:s/></text:span><text:span text:style-name="T223_11">log</text:span><text:span text:style-name="T223_12"><text:s/></text:span><text:span text:style-name="T223_13">error</text:span></text:p>
          </table:table-cell>
        </table:table-row>
        <table:table-row table:style-name="Row44">
          <table:table-cell table:style-name="Cell173">
            <text:p text:style-name="P224"><text:span text:style-name="T224_1">2.7.</text:span><text:span text:style-name="T224_2">5</text:span></text:p>
          </table:table-cell>
          <table:table-cell table:style-name="Cell174">
            <text:p text:style-name="P225"><text:span text:style-name="T225_1">Error</text:span><text:span text:style-name="T225_2"><text:s/></text:span><text:span text:style-name="T225_3">Case</text:span></text:p>
          </table:table-cell>
          <table:table-cell table:style-name="Cell175">
            <text:p text:style-name="P226"><text:span text:style-name="T226_1">File</text:span><text:span text:style-name="T226_2"><text:s/></text:span><text:span text:style-name="T226_3">to</text:span><text:span text:style-name="T226_4"><text:s/></text:span><text:span text:style-name="T226_5">be</text:span><text:span text:style-name="T226_6"><text:s/></text:span><text:span text:style-name="T226_7">printed</text:span><text:span text:style-name="T226_8"><text:s/></text:span><text:span text:style-name="T226_9">not</text:span><text:span text:style-name="T226_10"><text:s/></text:span><text:span text:style-name="T226_11">found</text:span></text:p>
          </table:table-cell>
          <table:table-cell table:style-name="Cell176">
            <text:p text:style-name="P227"><text:span text:style-name="T227_1">Log</text:span><text:span text:style-name="T227_2"><text:s/></text:span><text:span text:style-name="T227_3">error</text:span><text:span text:style-name="T227_4">,<text:s/></text:span><text:span text:style-name="T227_5">email</text:span><text:span text:style-name="T227_6"><text:s/></text:span><text:span text:style-name="T227_7">admin</text:span></text:p>
          </table:table-cell>
        </table:table-row>
        <table:table-row table:style-name="Row45">
          <table:table-cell table:style-name="Cell177">
            <text:p text:style-name="P228"/>
          </table:table-cell>
          <table:table-cell table:style-name="Cell178">
            <text:p text:style-name="P229"/>
          </table:table-cell>
          <table:table-cell table:style-name="Cell179">
            <text:p text:style-name="P230"/>
          </table:table-cell>
          <table:table-cell table:style-name="Cell180">
            <text:p text:style-name="P231"/>
          </table:table-cell>
        </table:table-row>
      </table:table>
      <text:h text:style-name="P232" text:outline-level="10"/>
      <text:h text:style-name="P233" text:outline-level="10"><text:span text:style-name="T233_1">2.</text:span><text:span text:style-name="T233_2">8<text:s/></text:span><text:span text:style-name="T233_3">Slicer</text:span><text:span text:style-name="T233_4">.</text:span><text:span text:style-name="T233_5">py</text:span></text:h>
      <table:table table:style-name="Table8">
        <table:table-column table:style-name="Column29"/>
        <table:table-column table:style-name="Column30"/>
        <table:table-column table:style-name="Column31"/>
        <table:table-column table:style-name="Column32"/>
        <table:table-row table:style-name="Row46">
          <table:table-cell table:style-name="Cell181">
            <text:p text:style-name="P234"><text:span text:style-name="T234_1">Number</text:span></text:p>
          </table:table-cell>
          <table:table-cell table:style-name="Cell182">
            <text:p text:style-name="P235"><text:span text:style-name="T235_1">Description</text:span></text:p>
          </table:table-cell>
          <table:table-cell table:style-name="Cell183">
            <text:p text:style-name="P236"><text:span text:style-name="T236_1">Input</text:span></text:p>
          </table:table-cell>
          <table:table-cell table:style-name="Cell184">
            <text:p text:style-name="P237"><text:span text:style-name="T237_1">Expected</text:span><text:span text:style-name="T237_2"><text:s/></text:span><text:span text:style-name="T237_3">Output</text:span></text:p>
          </table:table-cell>
        </table:table-row>
        <table:table-row table:style-name="Row47">
          <table:table-cell table:style-name="Cell185">
            <text:p text:style-name="P238"><text:span text:style-name="T238_1">2.8.</text:span><text:span text:style-name="T238_2">1</text:span></text:p>
          </table:table-cell>
          <table:table-cell table:style-name="Cell186">
            <text:p text:style-name="P239"><text:span text:style-name="T239_1">Normal</text:span><text:span text:style-name="T239_2"><text:s/></text:span><text:span text:style-name="T239_3">Case</text:span></text:p>
          </table:table-cell>
          <table:table-cell table:style-name="Cell187">
            <text:p text:style-name="P240"><text:span text:style-name="T240_1">Reads</text:span><text:span text:style-name="T240_2"><text:s/></text:span><text:span text:style-name="T240_3">config</text:span><text:span text:style-name="T240_4">uration</text:span><text:span text:style-name="T240_5"><text:s text:c="2"/></text:span><text:span text:style-name="T240_6">file</text:span></text:p>
          </table:table-cell>
          <table:table-cell table:style-name="Cell188">
            <text:p text:style-name="P241"><text:span text:style-name="T241_1">Config</text:span><text:span text:style-name="T241_2"><text:s/></text:span><text:span text:style-name="T241_3">variable</text:span><text:span text:style-name="T241_4"><text:s/></text:span><text:span text:style-name="T241_5">values</text:span><text:span text:style-name="T241_6"><text:s/></text:span><text:span text:style-name="T241_7">available</text:span><text:span text:style-name="T241_8"><text:s/></text:span><text:span text:style-name="T241_9">for</text:span><text:span text:style-name="T241_10"><text:s/></text:span><text:span text:style-name="T241_11">other</text:span><text:span text:style-name="T241_12"><text:s/></text:span><text:span text:style-name="T241_13">modules</text:span></text:p>
          </table:table-cell>
        </table:table-row>
        <table:table-row table:style-name="Row48">
          <table:table-cell table:style-name="Cell189">
            <text:p text:style-name="P242"><text:span text:style-name="T242_1">2.8.</text:span><text:span text:style-name="T242_2">2</text:span></text:p>
          </table:table-cell>
          <table:table-cell table:style-name="Cell190">
            <text:p text:style-name="P243"><text:span text:style-name="T243_1">Normal</text:span><text:span text:style-name="T243_2"><text:s/></text:span><text:span text:style-name="T243_3">Case</text:span></text:p>
          </table:table-cell>
          <table:table-cell table:style-name="Cell191">
            <text:p text:style-name="P244"><text:span text:style-name="T244_1">STL</text:span><text:span text:style-name="T244_2"><text:s/></text:span><text:span text:style-name="T244_3">model</text:span><text:span text:style-name="T244_4"><text:s/></text:span><text:span text:style-name="T244_5">file</text:span><text:span text:style-name="T244_6">,<text:s/></text:span><text:span text:style-name="T244_7">correctly</text:span><text:span text:style-name="T244_8"><text:s/></text:span><text:span text:style-name="T244_9">sliced</text:span></text:p>
          </table:table-cell>
          <table:table-cell table:style-name="Cell192">
            <text:p text:style-name="P245"><text:span text:style-name="T245_1">G</text:span><text:span text:style-name="T245_2">-</text:span><text:span text:style-name="T245_3">code</text:span><text:span text:style-name="T245_4"><text:s/></text:span><text:span text:style-name="T245_5">file</text:span></text:p>
          </table:table-cell>
        </table:table-row>
        <table:table-row table:style-name="Row49">
          <table:table-cell table:style-name="Cell193">
            <text:p text:style-name="P246"><text:span text:style-name="T246_1">2.8.</text:span><text:span text:style-name="T246_2">3</text:span></text:p>
          </table:table-cell>
          <table:table-cell table:style-name="Cell194">
            <text:p text:style-name="P247"><text:span text:style-name="T247_1">Error</text:span><text:span text:style-name="T247_2"><text:s/></text:span><text:span text:style-name="T247_3">Case</text:span></text:p>
          </table:table-cell>
          <table:table-cell table:style-name="Cell195">
            <text:p text:style-name="P248"><text:span text:style-name="T248_1">STL</text:span><text:span text:style-name="T248_2"><text:s/></text:span><text:span text:style-name="T248_3">model</text:span><text:span text:style-name="T248_4"><text:s/></text:span><text:span text:style-name="T248_5">file</text:span><text:span text:style-name="T248_6">,<text:s/></text:span><text:span text:style-name="T248_7">slicing</text:span><text:span text:style-name="T248_8"><text:s/></text:span><text:span text:style-name="T248_9">error</text:span></text:p>
          </table:table-cell>
          <table:table-cell table:style-name="Cell196">
            <text:p text:style-name="P249"><text:span text:style-name="T249_1">Log</text:span><text:span text:style-name="T249_2"><text:s/></text:span><text:span text:style-name="T249_3">error</text:span><text:span text:style-name="T249_4">,<text:s/></text:span><text:span text:style-name="T249_5">email</text:span><text:span text:style-name="T249_6"><text:s/></text:span><text:span text:style-name="T249_7">customer</text:span></text:p>
          </table:table-cell>
        </table:table-row>
        <table:table-row table:style-name="Row50">
          <table:table-cell table:style-name="Cell197">
            <text:p text:style-name="P250"><text:span text:style-name="T250_1">2.8.</text:span><text:span text:style-name="T250_2">4</text:span></text:p>
          </table:table-cell>
          <table:table-cell table:style-name="Cell198">
            <text:p text:style-name="P251"><text:span text:style-name="T251_1">Error</text:span><text:span text:style-name="T251_2"><text:s/></text:span><text:span text:style-name="T251_3">Case</text:span></text:p>
          </table:table-cell>
          <table:table-cell table:style-name="Cell199">
            <text:p text:style-name="P252"><text:span text:style-name="T252_1">Configuration</text:span><text:span text:style-name="T252_2"><text:s/></text:span><text:span text:style-name="T252_3">variable</text:span><text:span text:style-name="T252_4"><text:s/></text:span><text:span text:style-name="T252_5">missing</text:span></text:p>
          </table:table-cell>
          <table:table-cell table:style-name="Cell200">
            <text:p text:style-name="P253"><text:span text:style-name="T253_1">Raise</text:span><text:span text:style-name="T253_2"><text:s/></text:span><text:span text:style-name="T253_3">exception</text:span><text:span text:style-name="T253_4">,<text:s/></text:span><text:span text:style-name="T253_5">exit</text:span><text:span text:style-name="T253_6">,<text:s/></text:span><text:span text:style-name="T253_7">email</text:span><text:span text:style-name="T253_8"><text:s/></text:span><text:span text:style-name="T253_9">admin</text:span><text:span text:style-name="T253_10">,<text:s/></text:span><text:span text:style-name="T253_11">log</text:span><text:span text:style-name="T253_12"><text:s/></text:span><text:span text:style-name="T253_13">error</text:span></text:p>
          </table:table-cell>
        </table:table-row>
        <table:table-row table:style-name="Row51">
          <table:table-cell table:style-name="Cell201">
            <text:p text:style-name="P254"/>
          </table:table-cell>
          <table:table-cell table:style-name="Cell202">
            <text:p text:style-name="P255"/>
          </table:table-cell>
          <table:table-cell table:style-name="Cell203">
            <text:p text:style-name="P256"/>
          </table:table-cell>
          <table:table-cell table:style-name="Cell204">
            <text:p text:style-name="P257"/>
          </table:table-cell>
        </table:table-row>
      </table:table>
      <text:h text:style-name="P258" text:outline-level="10"/>
      <text:h text:style-name="P259" text:outline-level="10"><text:span text:style-name="T259_1">2.</text:span><text:span text:style-name="T259_2">9<text:s/></text:span><text:span text:style-name="T259_3">Validator</text:span><text:span text:style-name="T259_4">.</text:span><text:span text:style-name="T259_5">py</text:span></text:h>
      <table:table table:style-name="Table9">
        <table:table-column table:style-name="Column33"/>
        <table:table-column table:style-name="Column34"/>
        <table:table-column table:style-name="Column35"/>
        <table:table-column table:style-name="Column36"/>
        <table:table-row table:style-name="Row52">
          <table:table-cell table:style-name="Cell205">
            <text:p text:style-name="P260"><text:span text:style-name="T260_1">Number</text:span></text:p>
          </table:table-cell>
          <table:table-cell table:style-name="Cell206">
            <text:p text:style-name="P261"><text:span text:style-name="T261_1">Description</text:span></text:p>
          </table:table-cell>
          <table:table-cell table:style-name="Cell207">
            <text:p text:style-name="P262"><text:span text:style-name="T262_1">Input</text:span></text:p>
          </table:table-cell>
          <table:table-cell table:style-name="Cell208">
            <text:p text:style-name="P263"><text:span text:style-name="T263_1">Expected</text:span><text:span text:style-name="T263_2"><text:s/></text:span><text:span text:style-name="T263_3">Output</text:span></text:p>
          </table:table-cell>
        </table:table-row>
        <table:table-row table:style-name="Row53">
          <table:table-cell table:style-name="Cell209">
            <text:p text:style-name="P264"><text:span text:style-name="T264_1">2.9.</text:span><text:span text:style-name="T264_2">1</text:span></text:p>
          </table:table-cell>
          <table:table-cell table:style-name="Cell210">
            <text:p text:style-name="P265"><text:span text:style-name="T265_1">Normal</text:span><text:span text:style-name="T265_2"><text:s/></text:span><text:span text:style-name="T265_3">Case</text:span></text:p>
          </table:table-cell>
          <table:table-cell table:style-name="Cell211">
            <text:p text:style-name="P266"><text:span text:style-name="T266_1">Reads</text:span><text:span text:style-name="T266_2"><text:s/></text:span><text:span text:style-name="T266_3">config</text:span><text:span text:style-name="T266_4">uration</text:span><text:span text:style-name="T266_5"><text:s text:c="2"/></text:span><text:span text:style-name="T266_6">file</text:span></text:p>
          </table:table-cell>
          <table:table-cell table:style-name="Cell212">
            <text:p text:style-name="P267"><text:span text:style-name="T267_1">Config</text:span><text:span text:style-name="T267_2"><text:s/></text:span><text:span text:style-name="T267_3">variable</text:span><text:span text:style-name="T267_4"><text:s/></text:span><text:span text:style-name="T267_5">values</text:span><text:span text:style-name="T267_6"><text:s/></text:span><text:span text:style-name="T267_7">available</text:span><text:span text:style-name="T267_8"><text:s/></text:span><text:span text:style-name="T267_9">for</text:span><text:span text:style-name="T267_10"><text:s/></text:span><text:span text:style-name="T267_11">other</text:span><text:span text:style-name="T267_12"><text:s/></text:span><text:span text:style-name="T267_13">modules</text:span></text:p>
          </table:table-cell>
        </table:table-row>
        <table:table-row table:style-name="Row54">
          <table:table-cell table:style-name="Cell213">
            <text:p text:style-name="P268"><text:span text:style-name="T268_1">2.9.</text:span><text:span text:style-name="T268_2">2</text:span></text:p>
          </table:table-cell>
          <table:table-cell table:style-name="Cell214">
            <text:p text:style-name="P269"><text:span text:style-name="T269_1">Normal</text:span><text:span text:style-name="T269_2"><text:s/></text:span><text:span text:style-name="T269_3">Case</text:span></text:p>
          </table:table-cell>
          <table:table-cell table:style-name="Cell215">
            <text:p text:style-name="P270"><text:span text:style-name="T270_1">Valid</text:span><text:span text:style-name="T270_2"><text:s/></text:span><text:span text:style-name="T270_3">STL</text:span><text:span text:style-name="T270_4"><text:s/></text:span><text:span text:style-name="T270_5">model</text:span><text:span text:style-name="T270_6"><text:s/></text:span><text:span text:style-name="T270_7">file</text:span></text:p>
          </table:table-cell>
          <table:table-cell table:style-name="Cell216">
            <text:p text:style-name="P271"><text:span text:style-name="T271_1">Continue</text:span><text:span text:style-name="T271_2"><text:s/></text:span><text:span text:style-name="T271_3">to</text:span><text:span text:style-name="T271_4"><text:s/></text:span><text:span text:style-name="T271_5">next</text:span><text:span text:style-name="T271_6"><text:s/></text:span><text:span text:style-name="T271_7">stage</text:span><text:span text:style-name="T271_8"><text:s/></text:span><text:span text:style-name="T271_9">in</text:span><text:span text:style-name="T271_10"><text:s/></text:span><text:span text:style-name="T271_11">pipeline</text:span></text:p>
          </table:table-cell>
        </table:table-row>
        <table:table-row table:style-name="Row55">
          <table:table-cell table:style-name="Cell217">
            <text:p text:style-name="P272"><text:span text:style-name="T272_1">2.9.</text:span><text:span text:style-name="T272_2">3</text:span></text:p>
          </table:table-cell>
          <table:table-cell table:style-name="Cell218">
            <text:p text:style-name="P273"><text:span text:style-name="T273_1">Normal</text:span><text:span text:style-name="T273_2"><text:s/></text:span><text:span text:style-name="T273_3">Case</text:span></text:p>
          </table:table-cell>
          <table:table-cell table:style-name="Cell219">
            <text:p text:style-name="P274"><text:span text:style-name="T274_1">Invalid</text:span><text:span text:style-name="T274_2"><text:s/></text:span><text:span text:style-name="T274_3">STL</text:span><text:span text:style-name="T274_4"><text:s/></text:span><text:span text:style-name="T274_5">model</text:span><text:span text:style-name="T274_6"><text:s/></text:span><text:span text:style-name="T274_7">file</text:span></text:p>
          </table:table-cell>
          <table:table-cell table:style-name="Cell220">
            <text:p text:style-name="P275"><text:span text:style-name="T275_1">Log</text:span><text:span text:style-name="T275_2"><text:s/></text:span><text:span text:style-name="T275_3">error</text:span><text:span text:style-name="T275_4">,<text:s/></text:span><text:span text:style-name="T275_5">email</text:span><text:span text:style-name="T275_6"><text:s/></text:span><text:span text:style-name="T275_7">customer</text:span></text:p>
          </table:table-cell>
        </table:table-row>
        <table:table-row table:style-name="Row56">
          <table:table-cell table:style-name="Cell221">
            <text:p text:style-name="P276"/>
          </table:table-cell>
          <table:table-cell table:style-name="Cell222">
            <text:p text:style-name="P277"/>
          </table:table-cell>
          <table:table-cell table:style-name="Cell223">
            <text:p text:style-name="P278"/>
          </table:table-cell>
          <table:table-cell table:style-name="Cell224">
            <text:p text:style-name="P279"/>
          </table:table-cell>
        </table:table-row>
      </table:table>
      <text:h text:style-name="P280" text:outline-level="10"/>
      <text:h text:style-name="P281" text:outline-level="10"><text:bookmark-start text:name="h.i0ba4qsx504"/><text:bookmark-end text:name="h.i0ba4qsx504"/></text:h>
      <text:h text:style-name="P282" text:outline-level="10"><text:span text:style-name="T282_1">3<text:s/></text:span><text:span text:style-name="T282_2">Integration</text:span><text:span text:style-name="T282_3"><text:s/></text:span><text:span text:style-name="T282_4">Testing</text:span></text:h>
      <text:h text:style-name="P283" text:outline-level="10"><text:span text:style-name="T283_1">Integration</text:span><text:span text:style-name="T283_2"><text:s/></text:span><text:span text:style-name="T283_3">tests</text:span><text:span text:style-name="T283_4"><text:s/></text:span><text:span text:style-name="T283_5">examine</text:span><text:span text:style-name="T283_6"><text:s/></text:span><text:span text:style-name="T283_7">the</text:span><text:span text:style-name="T283_8"><text:s/></text:span><text:span text:style-name="T283_9">behavior</text:span><text:span text:style-name="T283_10"><text:s/></text:span><text:span text:style-name="T283_11">between</text:span><text:span text:style-name="T283_12"><text:s/></text:span><text:span text:style-name="T283_13">interacting</text:span><text:span text:style-name="T283_14"><text:s/></text:span><text:span text:style-name="T283_15">modules</text:span><text:span text:style-name="T283_16"><text:s/></text:span><text:span text:style-name="T283_17">of</text:span><text:span text:style-name="T283_18"><text:s/></text:span><text:span text:style-name="T283_19">the</text:span><text:span text:style-name="T283_20"><text:s/></text:span><text:span text:style-name="T283_21">project</text:span><text:span text:style-name="T283_22">.</text:span><text:span text:style-name="T283_23"><text:s/></text:span><text:span text:style-name="T283_24">The</text:span><text:span text:style-name="T283_25"><text:s/></text:span><text:span text:style-name="T283_26">Main</text:span><text:span text:style-name="T283_27">.</text:span><text:span text:style-name="T283_28">py</text:span><text:span text:style-name="T283_29"><text:s/></text:span><text:span text:style-name="T283_30">module</text:span><text:span text:style-name="T283_31"><text:s/></text:span><text:span text:style-name="T283_32">functions</text:span><text:span text:style-name="T283_33"><text:s/></text:span><text:span text:style-name="T283_34">much</text:span><text:span text:style-name="T283_35"><text:s/></text:span><text:span text:style-name="T283_36">like</text:span><text:span text:style-name="T283_37"><text:s/></text:span><text:span text:style-name="T283_38">a</text:span><text:span text:style-name="T283_39"><text:s/></text:span><text:span text:style-name="T283_40">driver</text:span><text:span text:style-name="T283_41">,<text:s/></text:span><text:span text:style-name="T283_42">calling</text:span><text:span text:style-name="T283_43"><text:s/></text:span><text:span text:style-name="T283_44">other</text:span><text:span text:style-name="T283_45"><text:s/></text:span><text:span text:style-name="T283_46">program</text:span><text:span text:style-name="T283_47"><text:s/></text:span><text:span text:style-name="T283_48">modules</text:span><text:span text:style-name="T283_49"><text:s/></text:span><text:span text:style-name="T283_50">when</text:span><text:span text:style-name="T283_51"><text:s/></text:span><text:span text:style-name="T283_52">they</text:span><text:span text:style-name="T283_53"><text:s/></text:span><text:span text:style-name="T283_54">are</text:span><text:span text:style-name="T283_55"><text:s/></text:span><text:span text:style-name="T283_56">needed</text:span><text:span text:style-name="T283_57">.<text:s/></text:span><text:span text:style-name="T283_58">This</text:span><text:span text:style-name="T283_59"><text:s/></text:span><text:span text:style-name="T283_60">kind</text:span><text:span text:style-name="T283_61"><text:s/></text:span><text:span text:style-name="T283_62">of</text:span><text:span text:style-name="T283_63"><text:s/></text:span><text:span text:style-name="T283_64">testing</text:span><text:span text:style-name="T283_65"><text:s/></text:span><text:span text:style-name="T283_66">will</text:span><text:span text:style-name="T283_67"><text:s/></text:span><text:span text:style-name="T283_68">simply</text:span><text:span text:style-name="T283_69"><text:s/></text:span><text:span text:style-name="T283_70">make</text:span><text:span text:style-name="T283_71"><text:s/></text:span><text:span text:style-name="T283_72">sure</text:span><text:span text:style-name="T283_73"><text:s/></text:span><text:span text:style-name="T283_74">that</text:span><text:span text:style-name="T283_75"><text:s/></text:span><text:span text:style-name="T283_76">the</text:span><text:span text:style-name="T283_77"><text:s/></text:span><text:span text:style-name="T283_78">data</text:span><text:span text:style-name="T283_79"><text:s/></text:span><text:span text:style-name="T283_80">flows</text:span><text:span text:style-name="T283_81"><text:s/></text:span><text:span text:style-name="T283_82">between</text:span><text:span text:style-name="T283_83"><text:s/></text:span><text:span text:style-name="T283_84">modules</text:span><text:span text:style-name="T283_85"><text:s/></text:span><text:span text:style-name="T283_86">according</text:span><text:span text:style-name="T283_87"><text:s/></text:span><text:span text:style-name="T283_88">to</text:span><text:span text:style-name="T283_89"><text:s/></text:span><text:span text:style-name="T283_90">the</text:span><text:span text:style-name="T283_91"><text:s/></text:span><text:span text:style-name="T283_92">spec</text:span><text:span text:style-name="T283_93">.</text:span></text:h>
      <text:p text:style-name="P284"/>
      <table:table table:style-name="Table10">
        <table:table-column table:style-name="Column37"/>
        <table:table-column table:style-name="Column38"/>
        <table:table-column table:style-name="Column39"/>
        <table:table-column table:style-name="Column40"/>
        <table:table-row table:style-name="Row57">
          <table:table-cell table:style-name="Cell225">
            <text:p text:style-name="P285"><text:span text:style-name="T285_1">Number</text:span></text:p>
          </table:table-cell>
          <table:table-cell table:style-name="Cell226">
            <text:p text:style-name="P286"><text:span text:style-name="T286_1">Description</text:span></text:p>
          </table:table-cell>
          <table:table-cell table:style-name="Cell227">
            <text:p text:style-name="P287"><text:span text:style-name="T287_1">Input</text:span></text:p>
          </table:table-cell>
          <table:table-cell table:style-name="Cell228">
            <text:p text:style-name="P288"><text:span text:style-name="T288_1">Expected</text:span><text:span text:style-name="T288_2"><text:s/></text:span><text:span text:style-name="T288_3">Output</text:span></text:p>
          </table:table-cell>
        </table:table-row>
        <table:table-row table:style-name="Row58">
          <table:table-cell table:style-name="Cell229">
            <text:p text:style-name="P289"><text:span text:style-name="T289_1">3.</text:span><text:span text:style-name="T289_2">1.</text:span><text:span text:style-name="T289_3">1</text:span></text:p>
          </table:table-cell>
          <table:table-cell table:style-name="Cell230">
            <text:p text:style-name="P290"><text:span text:style-name="T290_1">Normal</text:span><text:span text:style-name="T290_2"><text:s/></text:span><text:span text:style-name="T290_3">Case</text:span></text:p>
          </table:table-cell>
          <table:table-cell table:style-name="Cell231">
            <text:p text:style-name="P291"><text:span text:style-name="T291_1">Completed</text:span><text:span text:style-name="T291_2"><text:s/></text:span><text:span text:style-name="T291_3">print</text:span><text:span text:style-name="T291_4"><text:s/></text:span><text:span text:style-name="T291_5">job</text:span></text:p>
          </table:table-cell>
          <table:table-cell table:style-name="Cell232">
            <text:p text:style-name="P292"><text:span text:style-name="T292_1">A</text:span><text:span text:style-name="T292_2"><text:s text:c="2"/></text:span><text:span text:style-name="T292_3">part</text:span><text:span text:style-name="T292_4"><text:s/></text:span><text:span text:style-name="T292_5">is</text:span><text:span text:style-name="T292_6"><text:s/></text:span><text:span text:style-name="T292_7">successfully</text:span><text:span text:style-name="T292_8"><text:s/></text:span><text:span text:style-name="T292_9">printed</text:span></text:p>
            <text:p text:style-name="P293"/>
            <text:p text:style-name="P294"><text:span text:style-name="T294_1">Email</text:span><text:span text:style-name="T294_2"><text:s/></text:span><text:span text:style-name="T294_3">sent</text:span><text:span text:style-name="T294_4"><text:s/></text:span><text:span text:style-name="T294_5">to</text:span><text:span text:style-name="T294_6"><text:s/></text:span><text:span text:style-name="T294_7">the</text:span><text:span text:style-name="T294_8"><text:s/></text:span><text:span text:style-name="T294_9">print</text:span><text:span text:style-name="T294_10"><text:s/></text:span><text:span text:style-name="T294_11">job</text:span><text:span text:style-name="T294_12"><text:s/></text:span><text:span text:style-name="T294_13">originator</text:span><text:span text:style-name="T294_14"><text:s/></text:span><text:span text:style-name="T294_15">with</text:span><text:span text:style-name="T294_16"><text:s/></text:span><text:span text:style-name="T294_17">news</text:span><text:span text:style-name="T294_18"><text:s/></text:span><text:span text:style-name="T294_19">of</text:span><text:span text:style-name="T294_20"><text:s/></text:span><text:span text:style-name="T294_21">success</text:span></text:p>
          </table:table-cell>
        </table:table-row>
        <table:table-row table:style-name="Row59">
          <table:table-cell table:style-name="Cell233">
            <text:p text:style-name="P295"><text:span text:style-name="T295_1">3.1.2</text:span></text:p>
          </table:table-cell>
          <table:table-cell table:style-name="Cell234">
            <text:p text:style-name="P296"><text:span text:style-name="T296_1">Normal</text:span><text:span text:style-name="T296_2"><text:s/></text:span><text:span text:style-name="T296_3">Case</text:span></text:p>
          </table:table-cell>
          <table:table-cell table:style-name="Cell235">
            <text:p text:style-name="P297"><text:span text:style-name="T297_1">Failure</text:span><text:span text:style-name="T297_2"><text:s/></text:span><text:span text:style-name="T297_3">at</text:span><text:span text:style-name="T297_4"><text:s/></text:span><text:span text:style-name="T297_5">print</text:span><text:span text:style-name="T297_6"><text:s/></text:span><text:span text:style-name="T297_7">stage</text:span></text:p>
          </table:table-cell>
          <table:table-cell table:style-name="Cell236">
            <text:p text:style-name="P298"><text:span text:style-name="T298_1">A</text:span><text:span text:style-name="T298_2"><text:s text:c="2"/></text:span><text:span text:style-name="T298_3">part</text:span><text:span text:style-name="T298_4"><text:s/></text:span><text:span text:style-name="T298_5">was</text:span><text:span text:style-name="T298_6"><text:s/></text:span><text:span text:style-name="T298_7">not</text:span><text:span text:style-name="T298_8"><text:s/></text:span><text:span text:style-name="T298_9">printed</text:span></text:p>
            <text:p text:style-name="P299"/>
            <text:p text:style-name="P300"><text:span text:style-name="T300_1">Job</text:span><text:span text:style-name="T300_2"><text:s/></text:span><text:span text:style-name="T300_3">originator</text:span><text:span text:style-name="T300_4"><text:s/></text:span><text:span text:style-name="T300_5">is</text:span><text:span text:style-name="T300_6"><text:s/></text:span><text:span text:style-name="T300_7">notified</text:span><text:span text:style-name="T300_8"><text:s/></text:span><text:span text:style-name="T300_9">by</text:span><text:span text:style-name="T300_10"><text:s/></text:span><text:span text:style-name="T300_11">email</text:span><text:span text:style-name="T300_12"><text:s/></text:span><text:span text:style-name="T300_13">of</text:span><text:span text:style-name="T300_14"><text:s/></text:span><text:span text:style-name="T300_15">failure</text:span><text:span text:style-name="T300_16"><text:s/></text:span><text:span text:style-name="T300_17">during</text:span><text:span text:style-name="T300_18"><text:s/></text:span><text:span text:style-name="T300_19">p</text:span><text:span text:style-name="T300_20">rinting</text:span><text:span text:style-name="T300_21">.<text:s/></text:span><text:span text:style-name="T300_22">Temporary</text:span><text:span text:style-name="T300_23"><text:s/></text:span><text:span text:style-name="T300_24">files</text:span><text:span text:style-name="T300_25"><text:s/></text:span><text:span text:style-name="T300_26">are</text:span><text:span text:style-name="T300_27"><text:s/></text:span><text:span text:style-name="T300_28">cleaned</text:span><text:span text:style-name="T300_29"><text:s/></text:span><text:span text:style-name="T300_30">up</text:span><text:span text:style-name="T300_31">.</text:span></text:p>
          </table:table-cell>
        </table:table-row>
        <table:table-row table:style-name="Row60">
          <table:table-cell table:style-name="Cell237">
            <text:p text:style-name="P301"><text:span text:style-name="T301_1">3.1.</text:span><text:span text:style-name="T301_2">3</text:span></text:p>
          </table:table-cell>
          <table:table-cell table:style-name="Cell238">
            <text:p text:style-name="P302"><text:span text:style-name="T302_1">Normal</text:span><text:span text:style-name="T302_2"><text:s/></text:span><text:span text:style-name="T302_3">Case</text:span></text:p>
          </table:table-cell>
          <table:table-cell table:style-name="Cell239">
            <text:p text:style-name="P303"><text:span text:style-name="T303_1">Failure</text:span><text:span text:style-name="T303_2"><text:s/></text:span><text:span text:style-name="T303_3">at</text:span><text:span text:style-name="T303_4"><text:s/></text:span><text:span text:style-name="T303_5">slicing</text:span></text:p>
          </table:table-cell>
          <table:table-cell table:style-name="Cell240">
            <text:p text:style-name="P304"><text:span text:style-name="T304_1">A</text:span><text:span text:style-name="T304_2"><text:s text:c="2"/></text:span><text:span text:style-name="T304_3">part</text:span><text:span text:style-name="T304_4"><text:s/></text:span><text:span text:style-name="T304_5">was</text:span><text:span text:style-name="T304_6"><text:s/></text:span><text:span text:style-name="T304_7">not</text:span><text:span text:style-name="T304_8"><text:s/></text:span><text:span text:style-name="T304_9">printed</text:span></text:p>
            <text:p text:style-name="P305"/>
            <text:p text:style-name="P306"><text:span text:style-name="T306_1">Job</text:span><text:span text:style-name="T306_2"><text:s/></text:span><text:span text:style-name="T306_3">originator</text:span><text:span text:style-name="T306_4"><text:s/></text:span><text:span text:style-name="T306_5">is</text:span><text:span text:style-name="T306_6"><text:s/></text:span><text:span text:style-name="T306_7">notified</text:span><text:span text:style-name="T306_8"><text:s/></text:span><text:span text:style-name="T306_9">by</text:span><text:span text:style-name="T306_10"><text:s/></text:span><text:span text:style-name="T306_11">email</text:span><text:span text:style-name="T306_12"><text:s/></text:span><text:span text:style-name="T306_13">of</text:span><text:span text:style-name="T306_14"><text:s/></text:span><text:span text:style-name="T306_15">failure</text:span><text:span text:style-name="T306_16"><text:s/></text:span><text:span text:style-name="T306_17">during</text:span><text:span text:style-name="T306_18"><text:s/></text:span><text:span text:style-name="T306_19">slicing</text:span><text:span text:style-name="T306_20">.<text:s/></text:span><text:span text:style-name="T306_21">Temporary</text:span><text:span text:style-name="T306_22"><text:s/></text:span><text:span text:style-name="T306_23">files</text:span><text:span text:style-name="T306_24"><text:s/></text:span><text:span text:style-name="T306_25">are</text:span><text:span text:style-name="T306_26"><text:s/></text:span><text:span text:style-name="T306_27">cleaned</text:span><text:span text:style-name="T306_28"><text:s/></text:span><text:span text:style-name="T306_29">up</text:span><text:span text:style-name="T306_30">.</text:span></text:p>
          </table:table-cell>
        </table:table-row>
        <table:table-row table:style-name="Row61">
          <table:table-cell table:style-name="Cell241">
            <text:p text:style-name="P307"><text:span text:style-name="T307_1">3.1.</text:span><text:span text:style-name="T307_2">4</text:span></text:p>
          </table:table-cell>
          <table:table-cell table:style-name="Cell242">
            <text:p text:style-name="P308"><text:span text:style-name="T308_1">Normal</text:span><text:span text:style-name="T308_2"><text:s/></text:span><text:span text:style-name="T308_3">Case</text:span></text:p>
          </table:table-cell>
          <table:table-cell table:style-name="Cell243">
            <text:p text:style-name="P309"><text:span text:style-name="T309_1">Failure</text:span><text:span text:style-name="T309_2"><text:s/></text:span><text:span text:style-name="T309_3">at</text:span><text:span text:style-name="T309_4"><text:s/></text:span><text:span text:style-name="T309_5">validation</text:span></text:p>
          </table:table-cell>
          <table:table-cell table:style-name="Cell244">
            <text:p text:style-name="P310"><text:span text:style-name="T310_1">A</text:span><text:span text:style-name="T310_2"><text:s text:c="2"/></text:span><text:span text:style-name="T310_3">part</text:span><text:span text:style-name="T310_4"><text:s/></text:span><text:span text:style-name="T310_5">was</text:span><text:span text:style-name="T310_6"><text:s/></text:span><text:span text:style-name="T310_7">not</text:span><text:span text:style-name="T310_8"><text:s/></text:span><text:span text:style-name="T310_9">printed</text:span></text:p>
            <text:p text:style-name="P311"/>
            <text:p text:style-name="P312"><text:span text:style-name="T312_1">Job</text:span><text:span text:style-name="T312_2"><text:s/></text:span><text:span text:style-name="T312_3">originator</text:span><text:span text:style-name="T312_4"><text:s/></text:span><text:span text:style-name="T312_5">is</text:span><text:span text:style-name="T312_6"><text:s/></text:span><text:span text:style-name="T312_7">notified</text:span><text:span text:style-name="T312_8"><text:s/></text:span><text:span text:style-name="T312_9">by</text:span><text:span text:style-name="T312_10"><text:s/></text:span><text:span text:style-name="T312_11">email</text:span><text:span text:style-name="T312_12"><text:s/></text:span><text:span text:style-name="T312_13">of</text:span><text:span text:style-name="T312_14"><text:s/></text:span><text:span text:style-name="T312_15">failure</text:span><text:span text:style-name="T312_16"><text:s/></text:span><text:span text:style-name="T312_17">during</text:span><text:span text:style-name="T312_18"><text:s/></text:span><text:span text:style-name="T312_19">validation</text:span><text:span text:style-name="T312_20">.<text:s/></text:span><text:span text:style-name="T312_21">Temporary</text:span><text:span text:style-name="T312_22"><text:s/></text:span><text:span text:style-name="T312_23">files</text:span><text:span text:style-name="T312_24"><text:s/></text:span><text:span text:style-name="T312_25">are</text:span><text:span text:style-name="T312_26"><text:s/></text:span><text:span text:style-name="T312_27">cleaned</text:span><text:span text:style-name="T312_28"><text:s/></text:span><text:span text:style-name="T312_29">up</text:span><text:span text:style-name="T312_30">.</text:span></text:p>
          </table:table-cell>
        </table:table-row>
        <table:table-row table:style-name="Row62">
          <table:table-cell table:style-name="Cell245">
            <text:p text:style-name="P313"><text:span text:style-name="T313_1">3.1.</text:span><text:span text:style-name="T313_2">5</text:span></text:p>
          </table:table-cell>
          <table:table-cell table:style-name="Cell246">
            <text:p text:style-name="P314"><text:span text:style-name="T314_1">Normal</text:span><text:span text:style-name="T314_2"><text:s/></text:span><text:span text:style-name="T314_3">Case</text:span></text:p>
          </table:table-cell>
          <table:table-cell table:style-name="Cell247">
            <text:p text:style-name="P315"><text:span text:style-name="T315_1">Failure</text:span><text:span text:style-name="T315_2"><text:s/></text:span><text:span text:style-name="T315_3">at</text:span><text:span text:style-name="T315_4"><text:s/></text:span><text:span text:style-name="T315_5">conversion</text:span></text:p>
          </table:table-cell>
          <table:table-cell table:style-name="Cell248">
            <text:p text:style-name="P316"><text:span text:style-name="T316_1">A</text:span><text:span text:style-name="T316_2"><text:s text:c="2"/></text:span><text:span text:style-name="T316_3">part</text:span><text:span text:style-name="T316_4"><text:s/></text:span><text:span text:style-name="T316_5">was</text:span><text:span text:style-name="T316_6"><text:s/></text:span><text:span text:style-name="T316_7">not</text:span><text:span text:style-name="T316_8"><text:s/></text:span><text:span text:style-name="T316_9">printed</text:span></text:p>
            <text:p text:style-name="P317"/>
            <text:p text:style-name="P318"><text:span text:style-name="T318_1">Job</text:span><text:span text:style-name="T318_2"><text:s/></text:span><text:span text:style-name="T318_3">originator</text:span><text:span text:style-name="T318_4"><text:s/></text:span><text:span text:style-name="T318_5">is</text:span><text:span text:style-name="T318_6"><text:s/></text:span><text:span text:style-name="T318_7">notified</text:span><text:span text:style-name="T318_8"><text:s/></text:span><text:span text:style-name="T318_9">by</text:span><text:span text:style-name="T318_10"><text:s/></text:span><text:span text:style-name="T318_11">email</text:span><text:span text:style-name="T318_12"><text:s/></text:span><text:span text:style-name="T318_13">of</text:span><text:span text:style-name="T318_14"><text:s/></text:span><text:span text:style-name="T318_15">failure</text:span><text:span text:style-name="T318_16"><text:s/></text:span><text:span text:style-name="T318_17">during</text:span><text:span text:style-name="T318_18"><text:s/></text:span><text:span text:style-name="T318_19">conversion</text:span><text:span text:style-name="T318_20">.<text:s/></text:span><text:span text:style-name="T318_21">Temporary</text:span><text:span text:style-name="T318_22"><text:s/></text:span><text:span text:style-name="T318_23">files</text:span><text:span text:style-name="T318_24"><text:s/></text:span><text:span text:style-name="T318_25">are</text:span><text:span text:style-name="T318_26"><text:s/></text:span><text:span text:style-name="T318_27">cleaned</text:span><text:span text:style-name="T318_28"><text:s/></text:span><text:span text:style-name="T318_29">up</text:span><text:span text:style-name="T318_30">.</text:span></text:p>
          </table:table-cell>
        </table:table-row>
        <table:table-row table:style-name="Row63">
          <table:table-cell table:style-name="Cell249">
            <text:p text:style-name="P319"><text:span text:style-name="T319_1">3.1.6</text:span></text:p>
          </table:table-cell>
          <table:table-cell table:style-name="Cell250">
            <text:p text:style-name="P320"><text:span text:style-name="T320_1">Error</text:span><text:span text:style-name="T320_2"><text:s/></text:span><text:span text:style-name="T320_3">Case</text:span></text:p>
          </table:table-cell>
          <table:table-cell table:style-name="Cell251">
            <text:p text:style-name="P321"><text:span text:style-name="T321_1">Config</text:span><text:span text:style-name="T321_2"><text:s/></text:span><text:span text:style-name="T321_3">module</text:span><text:span text:style-name="T321_4"><text:s/></text:span><text:span text:style-name="T321_5">not</text:span><text:span text:style-name="T321_6"><text:s/></text:span><text:span text:style-name="T321_7">present</text:span></text:p>
          </table:table-cell>
          <table:table-cell table:style-name="Cell252">
            <text:p text:style-name="P322"><text:span text:style-name="T322_1">Raise</text:span><text:span text:style-name="T322_2"><text:s/></text:span><text:span text:style-name="T322_3">exception</text:span><text:span text:style-name="T322_4">,<text:s/></text:span><text:span text:style-name="T322_5">exit</text:span><text:span text:style-name="T322_6">,<text:s/></text:span><text:span text:style-name="T322_7">email</text:span><text:span text:style-name="T322_8"><text:s/></text:span><text:span text:style-name="T322_9">admin</text:span><text:span text:style-name="T322_10">,<text:s/></text:span><text:span text:style-name="T322_11">log</text:span><text:span text:style-name="T322_12"><text:s/></text:span><text:span text:style-name="T322_13">error</text:span></text:p>
          </table:table-cell>
        </table:table-row>
        <table:table-row table:style-name="Row64">
          <table:table-cell table:style-name="Cell253">
            <text:p text:style-name="P323"><text:span text:style-name="T323_1">3.1.7</text:span></text:p>
          </table:table-cell>
          <table:table-cell table:style-name="Cell254">
            <text:p text:style-name="P324"><text:span text:style-name="T324_1">Error</text:span><text:span text:style-name="T324_2"><text:s/></text:span><text:span text:style-name="T324_3">Case</text:span></text:p>
          </table:table-cell>
          <table:table-cell table:style-name="Cell255">
            <text:p text:style-name="P325"><text:span text:style-name="T325_1">Logger</text:span><text:span text:style-name="T325_2"><text:s/></text:span><text:span text:style-name="T325_3">module</text:span><text:span text:style-name="T325_4"><text:s/></text:span><text:span text:style-name="T325_5">not</text:span><text:span text:style-name="T325_6"><text:s/></text:span><text:span text:style-name="T325_7">present</text:span></text:p>
          </table:table-cell>
          <table:table-cell table:style-name="Cell256">
            <text:p text:style-name="P326"><text:span text:style-name="T326_1">Raise</text:span><text:span text:style-name="T326_2"><text:s/></text:span><text:span text:style-name="T326_3">exception</text:span><text:span text:style-name="T326_4">,<text:s/></text:span><text:span text:style-name="T326_5">exit</text:span><text:span text:style-name="T326_6">,<text:s/></text:span><text:span text:style-name="T326_7">email</text:span><text:span text:style-name="T326_8"><text:s/></text:span><text:span text:style-name="T326_9">admin</text:span><text:span text:style-name="T326_10">,<text:s/></text:span><text:span text:style-name="T326_11">log</text:span><text:span text:style-name="T326_12"><text:s/></text:span><text:span text:style-name="T326_13">error</text:span></text:p>
          </table:table-cell>
        </table:table-row>
        <table:table-row table:style-name="Row65">
          <table:table-cell table:style-name="Cell257">
            <text:p text:style-name="P327"><text:span text:style-name="T327_1">3.1.8</text:span></text:p>
          </table:table-cell>
          <table:table-cell table:style-name="Cell258">
            <text:p text:style-name="P328"><text:span text:style-name="T328_1">Error</text:span><text:span text:style-name="T328_2"><text:s/></text:span><text:span text:style-name="T328_3">Case</text:span></text:p>
          </table:table-cell>
          <table:table-cell table:style-name="Cell259">
            <text:p text:style-name="P329"><text:span text:style-name="T329_1">Mailfetch</text:span><text:span text:style-name="T329_2"><text:s/></text:span><text:span text:style-name="T329_3">module</text:span><text:span text:style-name="T329_4"><text:s/></text:span><text:span text:style-name="T329_5">no</text:span><text:span text:style-name="T329_6">t</text:span><text:span text:style-name="T329_7"><text:s/></text:span><text:span text:style-name="T329_8">present</text:span></text:p>
          </table:table-cell>
          <table:table-cell table:style-name="Cell260">
            <text:p text:style-name="P330"><text:span text:style-name="T330_1">Raise</text:span><text:span text:style-name="T330_2"><text:s/></text:span><text:span text:style-name="T330_3">exception</text:span><text:span text:style-name="T330_4">,<text:s/></text:span><text:span text:style-name="T330_5">exit</text:span><text:span text:style-name="T330_6">,<text:s/></text:span><text:span text:style-name="T330_7">email</text:span><text:span text:style-name="T330_8"><text:s/></text:span><text:span text:style-name="T330_9">admin</text:span><text:span text:style-name="T330_10">,<text:s/></text:span><text:span text:style-name="T330_11">log</text:span><text:span text:style-name="T330_12"><text:s/></text:span><text:span text:style-name="T330_13">error</text:span></text:p>
          </table:table-cell>
        </table:table-row>
        <table:table-row table:style-name="Row66">
          <table:table-cell table:style-name="Cell261">
            <text:p text:style-name="P331"><text:span text:style-name="T331_1">3.1.9</text:span></text:p>
          </table:table-cell>
          <table:table-cell table:style-name="Cell262">
            <text:p text:style-name="P332"><text:span text:style-name="T332_1">Error</text:span><text:span text:style-name="T332_2"><text:s/></text:span><text:span text:style-name="T332_3">Case</text:span></text:p>
          </table:table-cell>
          <table:table-cell table:style-name="Cell263">
            <text:p text:style-name="P333"><text:span text:style-name="T333_1">Converter</text:span><text:span text:style-name="T333_2"><text:s/></text:span><text:span text:style-name="T333_3">module</text:span><text:span text:style-name="T333_4"><text:s/></text:span><text:span text:style-name="T333_5">not</text:span><text:span text:style-name="T333_6"><text:s/></text:span><text:span text:style-name="T333_7">present</text:span></text:p>
          </table:table-cell>
          <table:table-cell table:style-name="Cell264">
            <text:p text:style-name="P334"><text:span text:style-name="T334_1">Raise</text:span><text:span text:style-name="T334_2"><text:s/></text:span><text:span text:style-name="T334_3">exception</text:span><text:span text:style-name="T334_4">,<text:s/></text:span><text:span text:style-name="T334_5">exit</text:span><text:span text:style-name="T334_6">,<text:s/></text:span><text:span text:style-name="T334_7">email</text:span><text:span text:style-name="T334_8"><text:s/></text:span><text:span text:style-name="T334_9">admin</text:span><text:span text:style-name="T334_10">,<text:s/></text:span><text:span text:style-name="T334_11">log</text:span><text:span text:style-name="T334_12"><text:s/></text:span><text:span text:style-name="T334_13">error</text:span></text:p>
          </table:table-cell>
        </table:table-row>
        <table:table-row table:style-name="Row67">
          <table:table-cell table:style-name="Cell265">
            <text:p text:style-name="P335"><text:span text:style-name="T335_1">3.1.10</text:span></text:p>
          </table:table-cell>
          <table:table-cell table:style-name="Cell266">
            <text:p text:style-name="P336"><text:span text:style-name="T336_1">Error</text:span><text:span text:style-name="T336_2"><text:s/></text:span><text:span text:style-name="T336_3">Case</text:span></text:p>
          </table:table-cell>
          <table:table-cell table:style-name="Cell267">
            <text:p text:style-name="P337"><text:span text:style-name="T337_1">Validator</text:span><text:span text:style-name="T337_2"><text:s/></text:span><text:span text:style-name="T337_3">module</text:span><text:span text:style-name="T337_4"><text:s/></text:span><text:span text:style-name="T337_5">not</text:span><text:span text:style-name="T337_6"><text:s/></text:span><text:span text:style-name="T337_7">present</text:span></text:p>
          </table:table-cell>
          <table:table-cell table:style-name="Cell268">
            <text:p text:style-name="P338"><text:span text:style-name="T338_1">Raise</text:span><text:span text:style-name="T338_2"><text:s/></text:span><text:span text:style-name="T338_3">exception</text:span><text:span text:style-name="T338_4">,<text:s/></text:span><text:span text:style-name="T338_5">exit</text:span><text:span text:style-name="T338_6">,<text:s/></text:span><text:span text:style-name="T338_7">email</text:span><text:span text:style-name="T338_8"><text:s/></text:span><text:span text:style-name="T338_9">admin</text:span><text:span text:style-name="T338_10">,<text:s/></text:span><text:span text:style-name="T338_11">log</text:span><text:span text:style-name="T338_12"><text:s/></text:span><text:span text:style-name="T338_13">error</text:span></text:p>
          </table:table-cell>
        </table:table-row>
        <table:table-row table:style-name="Row68">
          <table:table-cell table:style-name="Cell269">
            <text:p text:style-name="P339"><text:span text:style-name="T339_1">3.1.11</text:span></text:p>
          </table:table-cell>
          <table:table-cell table:style-name="Cell270">
            <text:p text:style-name="P340"><text:span text:style-name="T340_1">Error</text:span><text:span text:style-name="T340_2"><text:s/></text:span><text:span text:style-name="T340_3">Case</text:span></text:p>
          </table:table-cell>
          <table:table-cell table:style-name="Cell271">
            <text:p text:style-name="P341"><text:span text:style-name="T341_1">Slicer</text:span><text:span text:style-name="T341_2"><text:s/></text:span><text:span text:style-name="T341_3">module</text:span><text:span text:style-name="T341_4"><text:s/></text:span><text:span text:style-name="T341_5">not</text:span><text:span text:style-name="T341_6"><text:s/></text:span><text:span text:style-name="T341_7">present</text:span></text:p>
          </table:table-cell>
          <table:table-cell table:style-name="Cell272">
            <text:p text:style-name="P342"><text:span text:style-name="T342_1">Raise</text:span><text:span text:style-name="T342_2"><text:s/></text:span><text:span text:style-name="T342_3">exception</text:span><text:span text:style-name="T342_4">,<text:s/></text:span><text:span text:style-name="T342_5">exit</text:span><text:span text:style-name="T342_6">,<text:s/></text:span><text:span text:style-name="T342_7">email</text:span><text:span text:style-name="T342_8"><text:s/></text:span><text:span text:style-name="T342_9">admin</text:span><text:span text:style-name="T342_10">,<text:s/></text:span><text:span text:style-name="T342_11">log</text:span><text:span text:style-name="T342_12"><text:s/></text:span><text:span text:style-name="T342_13">error</text:span></text:p>
          </table:table-cell>
        </table:table-row>
        <table:table-row table:style-name="Row69">
          <table:table-cell table:style-name="Cell273">
            <text:p text:style-name="P343"><text:span text:style-name="T343_1">3.1.12</text:span></text:p>
          </table:table-cell>
          <table:table-cell table:style-name="Cell274">
            <text:p text:style-name="P344"><text:span text:style-name="T344_1">Error</text:span><text:span text:style-name="T344_2"><text:s/></text:span><text:span text:style-name="T344_3">Case</text:span></text:p>
          </table:table-cell>
          <table:table-cell table:style-name="Cell275">
            <text:p text:style-name="P345"><text:span text:style-name="T345_1">Print</text:span><text:span text:style-name="T345_2"><text:s/></text:span><text:span text:style-name="T345_3">module</text:span><text:span text:style-name="T345_4"><text:s/></text:span><text:span text:style-name="T345_5">not</text:span><text:span text:style-name="T345_6"><text:s/></text:span><text:span text:style-name="T345_7">present</text:span></text:p>
          </table:table-cell>
          <table:table-cell table:style-name="Cell276">
            <text:p text:style-name="P346"><text:span text:style-name="T346_1">Raise</text:span><text:span text:style-name="T346_2"><text:s/></text:span><text:span text:style-name="T346_3">exception</text:span><text:span text:style-name="T346_4">,<text:s/></text:span><text:span text:style-name="T346_5">exit</text:span><text:span text:style-name="T346_6">,<text:s/></text:span><text:span text:style-name="T346_7">email</text:span><text:span text:style-name="T346_8"><text:s/></text:span><text:span text:style-name="T346_9">admin</text:span><text:span text:style-name="T346_10">,<text:s/></text:span><text:span text:style-name="T346_11">log</text:span><text:span text:style-name="T346_12"><text:s/></text:span><text:span text:style-name="T346_13">error</text:span></text:p>
          </table:table-cell>
        </table:table-row>
        <table:table-row table:style-name="Row70">
          <table:table-cell table:style-name="Cell277">
            <text:p text:style-name="P347"><text:span text:style-name="T347_1">3.1.1</text:span><text:span text:style-name="T347_2">3</text:span></text:p>
          </table:table-cell>
          <table:table-cell table:style-name="Cell278">
            <text:p text:style-name="P348"><text:span text:style-name="T348_1">Error</text:span><text:span text:style-name="T348_2"><text:s/></text:span><text:span text:style-name="T348_3">Case</text:span></text:p>
          </table:table-cell>
          <table:table-cell table:style-name="Cell279">
            <text:p text:style-name="P349"><text:span text:style-name="T349_1">Mailsend</text:span><text:span text:style-name="T349_2"><text:s/></text:span><text:span text:style-name="T349_3">module</text:span><text:span text:style-name="T349_4"><text:s/></text:span><text:span text:style-name="T349_5">not</text:span><text:span text:style-name="T349_6"><text:s/></text:span><text:span text:style-name="T349_7">present</text:span></text:p>
          </table:table-cell>
          <table:table-cell table:style-name="Cell280">
            <text:p text:style-name="P350"><text:span text:style-name="T350_1">Raise</text:span><text:span text:style-name="T350_2"><text:s/></text:span><text:span text:style-name="T350_3">exception</text:span><text:span text:style-name="T350_4">,<text:s/></text:span><text:span text:style-name="T350_5">exit</text:span><text:span text:style-name="T350_6">,<text:s/></text:span><text:span text:style-name="T350_7">email</text:span><text:span text:style-name="T350_8"><text:s/></text:span><text:span text:style-name="T350_9">admin</text:span><text:span text:style-name="T350_10">,<text:s/></text:span><text:span text:style-name="T350_11">log</text:span><text:span text:style-name="T350_12"><text:s/></text:span><text:span text:style-name="T350_13">error</text:span></text:p>
          </table:table-cell>
        </table:table-row>
        <table:table-row table:style-name="Row71">
          <table:table-cell table:style-name="Cell281">
            <text:p text:style-name="P351"/>
          </table:table-cell>
          <table:table-cell table:style-name="Cell282">
            <text:p text:style-name="P352"/>
          </table:table-cell>
          <table:table-cell table:style-name="Cell283">
            <text:p text:style-name="P353"/>
          </table:table-cell>
          <table:table-cell table:style-name="Cell284">
            <text:p text:style-name="P354"/>
          </table:table-cell>
        </table:table-row>
      </table:table>
      <text:h text:style-name="P355" text:outline-level="10"/>
      <text:h text:style-name="P356" text:outline-level="10"/>
      <text:h text:style-name="P357" text:outline-level="10"><text:span text:style-name="T357_1">4<text:s/></text:span><text:span text:style-name="T357_2">System</text:span><text:span text:style-name="T357_3"><text:s/></text:span><text:span text:style-name="T357_4">and</text:span><text:span text:style-name="T357_5"><text:s/></text:span><text:span text:style-name="T357_6">Customer</text:span><text:span text:style-name="T357_7"><text:s/></text:span><text:span text:style-name="T357_8">Testing</text:span></text:h>
      <text:h text:style-name="P358" text:outline-level="10"><text:span text:style-name="T358_1">This</text:span><text:span text:style-name="T358_2"><text:s/></text:span><text:span text:style-name="T358_3">is</text:span><text:span text:style-name="T358_4"><text:s/></text:span><text:span text:style-name="T358_5">the</text:span><text:span text:style-name="T358_6"><text:s/></text:span><text:span text:style-name="T358_7">final</text:span><text:span text:style-name="T358_8"><text:s/></text:span><text:span text:style-name="T358_9">phase</text:span><text:span text:style-name="T358_10"><text:s/></text:span><text:span text:style-name="T358_11">of</text:span><text:span text:style-name="T358_12"><text:s/></text:span><text:span text:style-name="T358_13">testing</text:span><text:span text:style-name="T358_14">,<text:s/></text:span><text:span text:style-name="T358_15">and</text:span><text:span text:style-name="T358_16"><text:s/></text:span><text:span text:style-name="T358_17">its</text:span><text:span text:style-name="T358_18"><text:s/></text:span><text:span text:style-name="T358_19">purpose</text:span><text:span text:style-name="T358_20"><text:s/></text:span><text:span text:style-name="T358_21">is</text:span><text:span text:style-name="T358_22"><text:s/></text:span><text:span text:style-name="T358_23">to</text:span><text:span text:style-name="T358_24"><text:s/></text:span><text:span text:style-name="T358_25">verify</text:span><text:span text:style-name="T358_26"><text:s/></text:span><text:span text:style-name="T358_27">functionality</text:span><text:span text:style-name="T358_28"><text:s/></text:span><text:span text:style-name="T358_29">at</text:span><text:span text:style-name="T358_30"><text:s/></text:span><text:span text:style-name="T358_31">the</text:span><text:span text:style-name="T358_32"><text:s/></text:span><text:span text:style-name="T358_33">customer</text:span><text:span text:style-name="T358_34"><text:s/></text:span><text:span text:style-name="T358_35">site</text:span><text:span text:style-name="T358_36">,<text:s/></text:span><text:span text:style-name="T358_37">on</text:span><text:span text:style-name="T358_38"><text:s/></text:span><text:span text:style-name="T358_39">customer</text:span><text:span text:style-name="T358_40"><text:s/></text:span><text:span text:style-name="T358_41">provided</text:span><text:span text:style-name="T358_42"><text:s/></text:span><text:span text:style-name="T358_43">hardware</text:span><text:span text:style-name="T358_44">,<text:s/></text:span><text:span text:style-name="T358_45">using</text:span><text:span text:style-name="T358_46"><text:s/></text:span><text:span text:style-name="T358_47">a</text:span><text:span text:style-name="T358_48"><text:s/></text:span><text:span text:style-name="T358_49">customer</text:span><text:span text:style-name="T358_50"><text:s/></text:span><text:span text:style-name="T358_51">installed</text:span><text:span text:style-name="T358_52"><text:s/></text:span><text:span text:style-name="T358_53">Linux</text:span><text:span text:style-name="T358_54"><text:s/></text:span><text:span text:style-name="T358_55">distribution</text:span><text:span text:style-name="T358_56"><text:s/></text:span><text:span text:style-name="T358_57">and</text:span><text:span text:style-name="T358_58"><text:s/></text:span><text:span text:style-name="T358_59">Python</text:span><text:span text:style-name="T358_60"><text:s/>3.</text:span><text:span text:style-name="T358_61">x</text:span><text:span text:style-name="T358_62"><text:s/></text:span><text:span text:style-name="T358_63">environment</text:span><text:span text:style-name="T358_64">.</text:span><text:span text:style-name="T358_65"><text:s/></text:span><text:span text:style-name="T358_66">The</text:span><text:span text:style-name="T358_67"><text:s/></text:span><text:span text:style-name="T358_68">integration</text:span><text:span text:style-name="T358_69"><text:s/></text:span><text:span text:style-name="T358_70">test</text:span><text:span text:style-name="T358_71"><text:s/></text:span><text:span text:style-name="T358_72">cases</text:span><text:span text:style-name="T358_73"><text:s/></text:span><text:span text:style-name="T358_74">will</text:span><text:span text:style-name="T358_75"><text:s/></text:span><text:span text:style-name="T358_76">be</text:span><text:span text:style-name="T358_77"><text:s/></text:span><text:span text:style-name="T358_78">repeated</text:span><text:span text:style-name="T358_79">,<text:s/></text:span><text:span text:style-name="T358_80">in</text:span><text:span text:style-name="T358_81"><text:s/></text:span><text:span text:style-name="T358_82">the</text:span><text:span text:style-name="T358_83"><text:s/></text:span><text:span text:style-name="T358_84">customer</text:span><text:span text:style-name="T358_85">'</text:span><text:span text:style-name="T358_86">s</text:span><text:span text:style-name="T358_87"><text:s/></text:span><text:span text:style-name="T358_88">production</text:span><text:span text:style-name="T358_89"><text:s/></text:span><text:span text:style-name="T358_90">environment</text:span><text:span text:style-name="T358_91">.</text:span></text:h>
      <text:p text:style-name="P359"/>
      <table:table table:style-name="Table11">
        <table:table-column table:style-name="Column41"/>
        <table:table-column table:style-name="Column42"/>
        <table:table-column table:style-name="Column43"/>
        <table:table-column table:style-name="Column44"/>
        <table:table-row table:style-name="Row72">
          <table:table-cell table:style-name="Cell285">
            <text:p text:style-name="P360"><text:span text:style-name="T360_1">Number</text:span></text:p>
          </table:table-cell>
          <table:table-cell table:style-name="Cell286">
            <text:p text:style-name="P361"><text:span text:style-name="T361_1">Description</text:span></text:p>
          </table:table-cell>
          <table:table-cell table:style-name="Cell287">
            <text:p text:style-name="P362"><text:span text:style-name="T362_1">Input</text:span></text:p>
          </table:table-cell>
          <table:table-cell table:style-name="Cell288">
            <text:p text:style-name="P363"><text:span text:style-name="T363_1">Expected</text:span><text:span text:style-name="T363_2"><text:s/></text:span><text:span text:style-name="T363_3">Output</text:span></text:p>
          </table:table-cell>
        </table:table-row>
        <table:table-row table:style-name="Row73">
          <table:table-cell table:style-name="Cell289">
            <text:p text:style-name="P364"><text:span text:style-name="T364_1">4.</text:span><text:span text:style-name="T364_2">1.</text:span><text:span text:style-name="T364_3">1</text:span></text:p>
          </table:table-cell>
          <table:table-cell table:style-name="Cell290">
            <text:p text:style-name="P365"><text:span text:style-name="T365_1">Normal</text:span><text:span text:style-name="T365_2"><text:s/></text:span><text:span text:style-name="T365_3">Case</text:span></text:p>
          </table:table-cell>
          <table:table-cell table:style-name="Cell291">
            <text:p text:style-name="P366"><text:span text:style-name="T366_1">Completed</text:span><text:span text:style-name="T366_2"><text:s/></text:span><text:span text:style-name="T366_3">print</text:span><text:span text:style-name="T366_4"><text:s/></text:span><text:span text:style-name="T366_5">job</text:span></text:p>
          </table:table-cell>
          <table:table-cell table:style-name="Cell292">
            <text:p text:style-name="P367"><text:span text:style-name="T367_1">A</text:span><text:span text:style-name="T367_2"><text:s text:c="2"/></text:span><text:span text:style-name="T367_3">part</text:span><text:span text:style-name="T367_4"><text:s/></text:span><text:span text:style-name="T367_5">is</text:span><text:span text:style-name="T367_6"><text:s/></text:span><text:span text:style-name="T367_7">successfully</text:span><text:span text:style-name="T367_8"><text:s/></text:span><text:span text:style-name="T367_9">printed</text:span></text:p>
            <text:p text:style-name="P368"/>
            <text:p text:style-name="P369"><text:span text:style-name="T369_1">Email</text:span><text:span text:style-name="T369_2"><text:s/></text:span><text:span text:style-name="T369_3">sent</text:span><text:span text:style-name="T369_4"><text:s/></text:span><text:span text:style-name="T369_5">to</text:span><text:span text:style-name="T369_6"><text:s/></text:span><text:span text:style-name="T369_7">the</text:span><text:span text:style-name="T369_8"><text:s/></text:span><text:span text:style-name="T369_9">print</text:span><text:span text:style-name="T369_10"><text:s/></text:span><text:span text:style-name="T369_11">job</text:span><text:span text:style-name="T369_12"><text:s/></text:span><text:span text:style-name="T369_13">originator</text:span><text:span text:style-name="T369_14"><text:s/></text:span><text:span text:style-name="T369_15">with</text:span><text:span text:style-name="T369_16"><text:s/></text:span><text:span text:style-name="T369_17">news</text:span><text:span text:style-name="T369_18"><text:s/></text:span><text:span text:style-name="T369_19">of</text:span><text:span text:style-name="T369_20"><text:s/></text:span><text:span text:style-name="T369_21">success</text:span></text:p>
          </table:table-cell>
        </table:table-row>
        <table:table-row table:style-name="Row74">
          <table:table-cell table:style-name="Cell293">
            <text:p text:style-name="P370"><text:span text:style-name="T370_1">4</text:span><text:span text:style-name="T370_2">.1.2</text:span></text:p>
          </table:table-cell>
          <table:table-cell table:style-name="Cell294">
            <text:p text:style-name="P371"><text:span text:style-name="T371_1">Normal</text:span><text:span text:style-name="T371_2"><text:s/></text:span><text:span text:style-name="T371_3">Case</text:span></text:p>
          </table:table-cell>
          <table:table-cell table:style-name="Cell295">
            <text:p text:style-name="P372"><text:span text:style-name="T372_1">Failure</text:span><text:span text:style-name="T372_2"><text:s/></text:span><text:span text:style-name="T372_3">at</text:span><text:span text:style-name="T372_4"><text:s/></text:span><text:span text:style-name="T372_5">print</text:span><text:span text:style-name="T372_6"><text:s/></text:span><text:span text:style-name="T372_7">stage</text:span></text:p>
          </table:table-cell>
          <table:table-cell table:style-name="Cell296">
            <text:p text:style-name="P373"><text:span text:style-name="T373_1">A</text:span><text:span text:style-name="T373_2"><text:s text:c="2"/></text:span><text:span text:style-name="T373_3">part</text:span><text:span text:style-name="T373_4"><text:s/></text:span><text:span text:style-name="T373_5">was</text:span><text:span text:style-name="T373_6"><text:s/></text:span><text:span text:style-name="T373_7">not</text:span><text:span text:style-name="T373_8"><text:s/></text:span><text:span text:style-name="T373_9">printed</text:span></text:p>
            <text:p text:style-name="P374"/>
            <text:p text:style-name="P375"><text:span text:style-name="T375_1">Job</text:span><text:span text:style-name="T375_2"><text:s/></text:span><text:span text:style-name="T375_3">originator</text:span><text:span text:style-name="T375_4"><text:s/></text:span><text:span text:style-name="T375_5">is</text:span><text:span text:style-name="T375_6"><text:s/></text:span><text:span text:style-name="T375_7">notified</text:span><text:span text:style-name="T375_8"><text:s/></text:span><text:span text:style-name="T375_9">by</text:span><text:span text:style-name="T375_10"><text:s/></text:span><text:span text:style-name="T375_11">email</text:span><text:span text:style-name="T375_12"><text:s/></text:span><text:span text:style-name="T375_13">of</text:span><text:span text:style-name="T375_14"><text:s/></text:span><text:span text:style-name="T375_15">failure</text:span><text:span text:style-name="T375_16"><text:s/></text:span><text:span text:style-name="T375_17">during</text:span><text:span text:style-name="T375_18"><text:s/></text:span><text:span text:style-name="T375_19">p</text:span><text:span text:style-name="T375_20">rinting</text:span><text:span text:style-name="T375_21">.</text:span></text:p>
          </table:table-cell>
        </table:table-row>
        <table:table-row table:style-name="Row75">
          <table:table-cell table:style-name="Cell297">
            <text:p text:style-name="P376"><text:span text:style-name="T376_1">4</text:span><text:span text:style-name="T376_2">.1.</text:span><text:span text:style-name="T376_3">3</text:span></text:p>
          </table:table-cell>
          <table:table-cell table:style-name="Cell298">
            <text:p text:style-name="P377"><text:span text:style-name="T377_1">Normal</text:span><text:span text:style-name="T377_2"><text:s/></text:span><text:span text:style-name="T377_3">Case</text:span></text:p>
          </table:table-cell>
          <table:table-cell table:style-name="Cell299">
            <text:p text:style-name="P378"><text:span text:style-name="T378_1">Failure</text:span><text:span text:style-name="T378_2"><text:s/></text:span><text:span text:style-name="T378_3">at</text:span><text:span text:style-name="T378_4"><text:s/></text:span><text:span text:style-name="T378_5">slicing</text:span></text:p>
          </table:table-cell>
          <table:table-cell table:style-name="Cell300">
            <text:p text:style-name="P379"><text:span text:style-name="T379_1">A</text:span><text:span text:style-name="T379_2"><text:s text:c="2"/></text:span><text:span text:style-name="T379_3">part</text:span><text:span text:style-name="T379_4"><text:s/></text:span><text:span text:style-name="T379_5">was</text:span><text:span text:style-name="T379_6"><text:s/></text:span><text:span text:style-name="T379_7">not</text:span><text:span text:style-name="T379_8"><text:s/></text:span><text:span text:style-name="T379_9">printed</text:span></text:p>
            <text:p text:style-name="P380"/>
            <text:p text:style-name="P381"><text:span text:style-name="T381_1">Job</text:span><text:span text:style-name="T381_2"><text:s/></text:span><text:span text:style-name="T381_3">originator</text:span><text:span text:style-name="T381_4"><text:s/></text:span><text:span text:style-name="T381_5">is</text:span><text:span text:style-name="T381_6"><text:s/></text:span><text:span text:style-name="T381_7">notified</text:span><text:span text:style-name="T381_8"><text:s/></text:span><text:span text:style-name="T381_9">by</text:span><text:span text:style-name="T381_10"><text:s/></text:span><text:span text:style-name="T381_11">email</text:span><text:span text:style-name="T381_12"><text:s/></text:span><text:span text:style-name="T381_13">of</text:span><text:span text:style-name="T381_14"><text:s/></text:span><text:span text:style-name="T381_15">failure</text:span><text:span text:style-name="T381_16"><text:s/></text:span><text:span text:style-name="T381_17">during</text:span><text:span text:style-name="T381_18"><text:s/></text:span><text:span text:style-name="T381_19">slicing</text:span></text:p>
          </table:table-cell>
        </table:table-row>
        <table:table-row table:style-name="Row76">
          <table:table-cell table:style-name="Cell301">
            <text:p text:style-name="P382"><text:span text:style-name="T382_1">4</text:span><text:span text:style-name="T382_2">.1.</text:span><text:span text:style-name="T382_3">4</text:span></text:p>
          </table:table-cell>
          <table:table-cell table:style-name="Cell302">
            <text:p text:style-name="P383"><text:span text:style-name="T383_1">Normal</text:span><text:span text:style-name="T383_2"><text:s/></text:span><text:span text:style-name="T383_3">Case</text:span></text:p>
          </table:table-cell>
          <table:table-cell table:style-name="Cell303">
            <text:p text:style-name="P384"><text:span text:style-name="T384_1">Failure</text:span><text:span text:style-name="T384_2"><text:s/></text:span><text:span text:style-name="T384_3">at</text:span><text:span text:style-name="T384_4"><text:s/></text:span><text:span text:style-name="T384_5">validation</text:span></text:p>
          </table:table-cell>
          <table:table-cell table:style-name="Cell304">
            <text:p text:style-name="P385"><text:span text:style-name="T385_1">A</text:span><text:span text:style-name="T385_2"><text:s text:c="2"/></text:span><text:span text:style-name="T385_3">part</text:span><text:span text:style-name="T385_4"><text:s/></text:span><text:span text:style-name="T385_5">was</text:span><text:span text:style-name="T385_6"><text:s/></text:span><text:span text:style-name="T385_7">not</text:span><text:span text:style-name="T385_8"><text:s/></text:span><text:span text:style-name="T385_9">printed</text:span></text:p>
            <text:p text:style-name="P386"/>
            <text:p text:style-name="P387"><text:span text:style-name="T387_1">Job</text:span><text:span text:style-name="T387_2"><text:s/></text:span><text:span text:style-name="T387_3">originator</text:span><text:span text:style-name="T387_4"><text:s/></text:span><text:span text:style-name="T387_5">is</text:span><text:span text:style-name="T387_6"><text:s/></text:span><text:span text:style-name="T387_7">notified</text:span><text:span text:style-name="T387_8"><text:s/></text:span><text:span text:style-name="T387_9">by</text:span><text:span text:style-name="T387_10"><text:s/></text:span><text:span text:style-name="T387_11">email</text:span><text:span text:style-name="T387_12"><text:s/></text:span><text:span text:style-name="T387_13">of</text:span><text:span text:style-name="T387_14"><text:s/></text:span><text:span text:style-name="T387_15">failure</text:span><text:span text:style-name="T387_16"><text:s/></text:span><text:span text:style-name="T387_17">during</text:span><text:span text:style-name="T387_18"><text:s/></text:span><text:span text:style-name="T387_19">validation</text:span></text:p>
          </table:table-cell>
        </table:table-row>
        <table:table-row table:style-name="Row77">
          <table:table-cell table:style-name="Cell305">
            <text:p text:style-name="P388"><text:span text:style-name="T388_1">4</text:span><text:span text:style-name="T388_2">.1.</text:span><text:span text:style-name="T388_3">5</text:span></text:p>
          </table:table-cell>
          <table:table-cell table:style-name="Cell306">
            <text:p text:style-name="P389"><text:span text:style-name="T389_1">Normal</text:span><text:span text:style-name="T389_2"><text:s/></text:span><text:span text:style-name="T389_3">Case</text:span></text:p>
          </table:table-cell>
          <table:table-cell table:style-name="Cell307">
            <text:p text:style-name="P390"><text:span text:style-name="T390_1">Failure</text:span><text:span text:style-name="T390_2"><text:s/></text:span><text:span text:style-name="T390_3">at</text:span><text:span text:style-name="T390_4"><text:s/></text:span><text:span text:style-name="T390_5">conversion</text:span></text:p>
          </table:table-cell>
          <table:table-cell table:style-name="Cell308">
            <text:p text:style-name="P391"><text:span text:style-name="T391_1">A</text:span><text:span text:style-name="T391_2"><text:s text:c="2"/></text:span><text:span text:style-name="T391_3">part</text:span><text:span text:style-name="T391_4"><text:s/></text:span><text:span text:style-name="T391_5">was</text:span><text:span text:style-name="T391_6"><text:s/></text:span><text:span text:style-name="T391_7">not</text:span><text:span text:style-name="T391_8"><text:s/></text:span><text:span text:style-name="T391_9">printed</text:span></text:p>
            <text:p text:style-name="P392"/>
            <text:p text:style-name="P393"><text:span text:style-name="T393_1">Job</text:span><text:span text:style-name="T393_2"><text:s/></text:span><text:span text:style-name="T393_3">originator</text:span><text:span text:style-name="T393_4"><text:s/></text:span><text:span text:style-name="T393_5">is</text:span><text:span text:style-name="T393_6"><text:s/></text:span><text:span text:style-name="T393_7">notified</text:span><text:span text:style-name="T393_8"><text:s/></text:span><text:span text:style-name="T393_9">by</text:span><text:span text:style-name="T393_10"><text:s/></text:span><text:span text:style-name="T393_11">email</text:span><text:span text:style-name="T393_12"><text:s/></text:span><text:span text:style-name="T393_13">of</text:span><text:span text:style-name="T393_14"><text:s/></text:span><text:span text:style-name="T393_15">failure</text:span><text:span text:style-name="T393_16"><text:s/></text:span><text:span text:style-name="T393_17">during</text:span><text:span text:style-name="T393_18"><text:s/></text:span><text:span text:style-name="T393_19">conversion</text:span></text:p>
          </table:table-cell>
        </table:table-row>
        <table:table-row table:style-name="Row78">
          <table:table-cell table:style-name="Cell309">
            <text:p text:style-name="P394"/>
          </table:table-cell>
          <table:table-cell table:style-name="Cell310">
            <text:p text:style-name="P395"/>
          </table:table-cell>
          <table:table-cell table:style-name="Cell311">
            <text:p text:style-name="P396"/>
          </table:table-cell>
          <table:table-cell table:style-name="Cell312">
            <text:p text:style-name="P397"/>
          </table:table-cell>
        </table:table-row>
      </table:table>
      <text:h text:style-name="P398" text:outline-level="10"/>
      <text:h text:style-name="P399" text:outline-level="10"><text:span text:style-name="T399_1">5<text:s/></text:span><text:span text:style-name="T399_2">Completed</text:span><text:span text:style-name="T399_3"><text:s/></text:span><text:span text:style-name="T399_4">Tests</text:span><text:span text:style-name="T399_5"><text:s/></text:span><text:span text:style-name="T399_6">and</text:span><text:span text:style-name="T399_7"><text:s/></text:span><text:span text:style-name="T399_8">Results</text:span></text:h>
      <text:h text:style-name="P400" text:outline-level="10"><text:span text:style-name="T400_1">This</text:span><text:span text:style-name="T400_2"><text:s/></text:span><text:span text:style-name="T400_3">section</text:span><text:span text:style-name="T400_4"><text:s/></text:span><text:span text:style-name="T400_5">provides</text:span><text:span text:style-name="T400_6"><text:s/></text:span><text:span text:style-name="T400_7">a</text:span><text:span text:style-name="T400_8"><text:s/></text:span><text:span text:style-name="T400_9">log</text:span><text:span text:style-name="T400_10"><text:s/></text:span><text:span text:style-name="T400_11">of</text:span><text:span text:style-name="T400_12"><text:s/></text:span><text:span text:style-name="T400_13">test</text:span><text:span text:style-name="T400_14"><text:s/></text:span><text:span text:style-name="T400_15">results</text:span><text:span text:style-name="T400_16">,<text:s/></text:span><text:span text:style-name="T400_17">and</text:span><text:span text:style-name="T400_18"><text:s/></text:span><text:span text:style-name="T400_19">will</text:span><text:span text:style-name="T400_20"><text:s/></text:span><text:span text:style-name="T400_21">be</text:span><text:span text:style-name="T400_22"><text:s/></text:span><text:span text:style-name="T400_23">updated</text:span><text:span text:style-name="T400_24"><text:s/></text:span><text:span text:style-name="T400_25">as</text:span><text:span text:style-name="T400_26"><text:s/></text:span><text:span text:style-name="T400_27">formal</text:span><text:span text:style-name="T400_28"><text:s/></text:span><text:span text:style-name="T400_29">testing</text:span><text:span text:style-name="T400_30"><text:s/></text:span><text:span text:style-name="T400_31">is</text:span><text:span text:style-name="T400_32"><text:s/></text:span><text:span text:style-name="T400_33">performed</text:span><text:span text:style-name="T400_34">.</text:span></text:h>
      <table:table table:style-name="Table12">
        <table:table-column table:style-name="Column45"/>
        <table:table-column table:style-name="Column46"/>
        <table:table-column table:style-name="Column47"/>
        <table:table-column table:style-name="Column48"/>
        <table:table-row table:style-name="Row79">
          <table:table-cell table:style-name="Cell313">
            <text:p text:style-name="P401"><text:span text:style-name="T401_1">Test</text:span><text:span text:style-name="T401_2"><text:s/></text:span><text:span text:style-name="T401_3">Number</text:span></text:p>
          </table:table-cell>
          <table:table-cell table:style-name="Cell314">
            <text:p text:style-name="P402"><text:span text:style-name="T402_1">Description</text:span></text:p>
          </table:table-cell>
          <table:table-cell table:style-name="Cell315">
            <text:p text:style-name="P403"><text:span text:style-name="T403_1">Date</text:span><text:span text:style-name="T403_2"><text:s/></text:span><text:span text:style-name="T403_3">Performed</text:span></text:p>
          </table:table-cell>
          <table:table-cell table:style-name="Cell316">
            <text:p text:style-name="P404"><text:span text:style-name="T404_1">Pass</text:span><text:span text:style-name="T404_2">/</text:span><text:span text:style-name="T404_3">Fail</text:span></text:p>
          </table:table-cell>
        </table:table-row>
        <table:table-row table:style-name="Row80">
          <table:table-cell table:style-name="Cell317">
            <text:p text:style-name="P405"/>
          </table:table-cell>
          <table:table-cell table:style-name="Cell318">
            <text:p text:style-name="P406"/>
          </table:table-cell>
          <table:table-cell table:style-name="Cell319">
            <text:p text:style-name="P407"/>
          </table:table-cell>
          <table:table-cell table:style-name="Cell320">
            <text:p text:style-name="P408"/>
          </table:table-cell>
        </table:table-row>
        <table:table-row table:style-name="Row81">
          <table:table-cell table:style-name="Cell321">
            <text:p text:style-name="P409"/>
          </table:table-cell>
          <table:table-cell table:style-name="Cell322">
            <text:p text:style-name="P410"/>
          </table:table-cell>
          <table:table-cell table:style-name="Cell323">
            <text:p text:style-name="P411"/>
          </table:table-cell>
          <table:table-cell table:style-name="Cell324">
            <text:p text:style-name="P412"/>
          </table:table-cell>
        </table:table-row>
        <table:table-row table:style-name="Row82">
          <table:table-cell table:style-name="Cell325">
            <text:p text:style-name="P413"/>
          </table:table-cell>
          <table:table-cell table:style-name="Cell326">
            <text:p text:style-name="P414"/>
          </table:table-cell>
          <table:table-cell table:style-name="Cell327">
            <text:p text:style-name="P415"/>
          </table:table-cell>
          <table:table-cell table:style-name="Cell328">
            <text:p text:style-name="P416"/>
          </table:table-cell>
        </table:table-row>
        <table:table-row table:style-name="Row83">
          <table:table-cell table:style-name="Cell329">
            <text:p text:style-name="P417"/>
          </table:table-cell>
          <table:table-cell table:style-name="Cell330">
            <text:p text:style-name="P418"/>
          </table:table-cell>
          <table:table-cell table:style-name="Cell331">
            <text:p text:style-name="P419"/>
          </table:table-cell>
          <table:table-cell table:style-name="Cell332">
            <text:p text:style-name="P420"/>
          </table:table-cell>
        </table:table-row>
        <table:table-row table:style-name="Row84">
          <table:table-cell table:style-name="Cell333">
            <text:p text:style-name="P421"/>
          </table:table-cell>
          <table:table-cell table:style-name="Cell334">
            <text:p text:style-name="P422"/>
          </table:table-cell>
          <table:table-cell table:style-name="Cell335">
            <text:p text:style-name="P423"/>
          </table:table-cell>
          <table:table-cell table:style-name="Cell336">
            <text:p text:style-name="P424"/>
          </table:table-cell>
        </table:table-row>
        <table:table-row table:style-name="Row85">
          <table:table-cell table:style-name="Cell337">
            <text:p text:style-name="P425"/>
          </table:table-cell>
          <table:table-cell table:style-name="Cell338">
            <text:p text:style-name="P426"/>
          </table:table-cell>
          <table:table-cell table:style-name="Cell339">
            <text:p text:style-name="P427"/>
          </table:table-cell>
          <table:table-cell table:style-name="Cell340">
            <text:p text:style-name="P428"/>
          </table:table-cell>
        </table:table-row>
        <table:table-row table:style-name="Row86">
          <table:table-cell table:style-name="Cell341">
            <text:p text:style-name="P429"/>
          </table:table-cell>
          <table:table-cell table:style-name="Cell342">
            <text:p text:style-name="P430"/>
          </table:table-cell>
          <table:table-cell table:style-name="Cell343">
            <text:p text:style-name="P431"/>
          </table:table-cell>
          <table:table-cell table:style-name="Cell344">
            <text:p text:style-name="P432"/>
          </table:table-cell>
        </table:table-row>
        <table:table-row table:style-name="Row87">
          <table:table-cell table:style-name="Cell345">
            <text:p text:style-name="P433"/>
          </table:table-cell>
          <table:table-cell table:style-name="Cell346">
            <text:p text:style-name="P434"/>
          </table:table-cell>
          <table:table-cell table:style-name="Cell347">
            <text:p text:style-name="P435"/>
          </table:table-cell>
          <table:table-cell table:style-name="Cell348">
            <text:p text:style-name="P436"/>
          </table:table-cell>
        </table:table-row>
        <table:table-row table:style-name="Row88">
          <table:table-cell table:style-name="Cell349">
            <text:p text:style-name="P437"/>
          </table:table-cell>
          <table:table-cell table:style-name="Cell350">
            <text:p text:style-name="P438"/>
          </table:table-cell>
          <table:table-cell table:style-name="Cell351">
            <text:p text:style-name="P439"/>
          </table:table-cell>
          <table:table-cell table:style-name="Cell352">
            <text:p text:style-name="P440"/>
          </table:table-cell>
        </table:table-row>
        <table:table-row table:style-name="Row89">
          <table:table-cell table:style-name="Cell353">
            <text:p text:style-name="P441"/>
          </table:table-cell>
          <table:table-cell table:style-name="Cell354">
            <text:p text:style-name="P442"/>
          </table:table-cell>
          <table:table-cell table:style-name="Cell355">
            <text:p text:style-name="P443"/>
          </table:table-cell>
          <table:table-cell table:style-name="Cell356">
            <text:p text:style-name="P444"/>
          </table:table-cell>
        </table:table-row>
        <table:table-row table:style-name="Row90">
          <table:table-cell table:style-name="Cell357">
            <text:p text:style-name="P445"/>
          </table:table-cell>
          <table:table-cell table:style-name="Cell358">
            <text:p text:style-name="P446"/>
          </table:table-cell>
          <table:table-cell table:style-name="Cell359">
            <text:p text:style-name="P447"/>
          </table:table-cell>
          <table:table-cell table:style-name="Cell360">
            <text:p text:style-name="P448"/>
          </table:table-cell>
        </table:table-row>
        <table:table-row table:style-name="Row91">
          <table:table-cell table:style-name="Cell361">
            <text:p text:style-name="P449"/>
          </table:table-cell>
          <table:table-cell table:style-name="Cell362">
            <text:p text:style-name="P450"/>
          </table:table-cell>
          <table:table-cell table:style-name="Cell363">
            <text:p text:style-name="P451"/>
          </table:table-cell>
          <table:table-cell table:style-name="Cell364">
            <text:p text:style-name="P452"/>
          </table:table-cell>
        </table:table-row>
        <table:table-row table:style-name="Row92">
          <table:table-cell table:style-name="Cell365">
            <text:p text:style-name="P453"/>
          </table:table-cell>
          <table:table-cell table:style-name="Cell366">
            <text:p text:style-name="P454"/>
          </table:table-cell>
          <table:table-cell table:style-name="Cell367">
            <text:p text:style-name="P455"/>
          </table:table-cell>
          <table:table-cell table:style-name="Cell368">
            <text:p text:style-name="P456"/>
          </table:table-cell>
        </table:table-row>
        <table:table-row table:style-name="Row93">
          <table:table-cell table:style-name="Cell369">
            <text:p text:style-name="P457"/>
          </table:table-cell>
          <table:table-cell table:style-name="Cell370">
            <text:p text:style-name="P458"/>
          </table:table-cell>
          <table:table-cell table:style-name="Cell371">
            <text:p text:style-name="P459"/>
          </table:table-cell>
          <table:table-cell table:style-name="Cell372">
            <text:p text:style-name="P460"/>
          </table:table-cell>
        </table:table-row>
        <table:table-row table:style-name="Row94">
          <table:table-cell table:style-name="Cell373">
            <text:p text:style-name="P461"/>
          </table:table-cell>
          <table:table-cell table:style-name="Cell374">
            <text:p text:style-name="P462"/>
          </table:table-cell>
          <table:table-cell table:style-name="Cell375">
            <text:p text:style-name="P463"/>
          </table:table-cell>
          <table:table-cell table:style-name="Cell376">
            <text:p text:style-name="P464"/>
          </table:table-cell>
        </table:table-row>
        <table:table-row table:style-name="Row95">
          <table:table-cell table:style-name="Cell377">
            <text:p text:style-name="P465"/>
          </table:table-cell>
          <table:table-cell table:style-name="Cell378">
            <text:p text:style-name="P466"/>
          </table:table-cell>
          <table:table-cell table:style-name="Cell379">
            <text:p text:style-name="P467"/>
          </table:table-cell>
          <table:table-cell table:style-name="Cell380">
            <text:p text:style-name="P468"/>
          </table:table-cell>
        </table:table-row>
        <table:table-row table:style-name="Row96">
          <table:table-cell table:style-name="Cell381">
            <text:p text:style-name="P469"/>
          </table:table-cell>
          <table:table-cell table:style-name="Cell382">
            <text:p text:style-name="P470"/>
          </table:table-cell>
          <table:table-cell table:style-name="Cell383">
            <text:p text:style-name="P471"/>
          </table:table-cell>
          <table:table-cell table:style-name="Cell384">
            <text:p text:style-name="P472"/>
          </table:table-cell>
        </table:table-row>
        <table:table-row table:style-name="Row97">
          <table:table-cell table:style-name="Cell385">
            <text:p text:style-name="P473"/>
          </table:table-cell>
          <table:table-cell table:style-name="Cell386">
            <text:p text:style-name="P474"/>
          </table:table-cell>
          <table:table-cell table:style-name="Cell387">
            <text:p text:style-name="P475"/>
          </table:table-cell>
          <table:table-cell table:style-name="Cell388">
            <text:p text:style-name="P476"/>
          </table:table-cell>
        </table:table-row>
        <table:table-row table:style-name="Row98">
          <table:table-cell table:style-name="Cell389">
            <text:p text:style-name="P477"/>
          </table:table-cell>
          <table:table-cell table:style-name="Cell390">
            <text:p text:style-name="P478"/>
          </table:table-cell>
          <table:table-cell table:style-name="Cell391">
            <text:p text:style-name="P479"/>
          </table:table-cell>
          <table:table-cell table:style-name="Cell392">
            <text:p text:style-name="P480"/>
          </table:table-cell>
        </table:table-row>
        <table:table-row table:style-name="Row99">
          <table:table-cell table:style-name="Cell393">
            <text:p text:style-name="P481"/>
          </table:table-cell>
          <table:table-cell table:style-name="Cell394">
            <text:p text:style-name="P482"/>
          </table:table-cell>
          <table:table-cell table:style-name="Cell395">
            <text:p text:style-name="P483"/>
          </table:table-cell>
          <table:table-cell table:style-name="Cell396">
            <text:p text:style-name="P484"/>
          </table:table-cell>
        </table:table-row>
        <table:table-row table:style-name="Row100">
          <table:table-cell table:style-name="Cell397">
            <text:p text:style-name="P485"/>
          </table:table-cell>
          <table:table-cell table:style-name="Cell398">
            <text:p text:style-name="P486"/>
          </table:table-cell>
          <table:table-cell table:style-name="Cell399">
            <text:p text:style-name="P487"/>
          </table:table-cell>
          <table:table-cell table:style-name="Cell400">
            <text:p text:style-name="P488"/>
          </table:table-cell>
        </table:table-row>
        <table:table-row table:style-name="Row101">
          <table:table-cell table:style-name="Cell401">
            <text:p text:style-name="P489"/>
          </table:table-cell>
          <table:table-cell table:style-name="Cell402">
            <text:p text:style-name="P490"/>
          </table:table-cell>
          <table:table-cell table:style-name="Cell403">
            <text:p text:style-name="P491"/>
          </table:table-cell>
          <table:table-cell table:style-name="Cell404">
            <text:p text:style-name="P492"/>
          </table:table-cell>
        </table:table-row>
        <table:table-row table:style-name="Row102">
          <table:table-cell table:style-name="Cell405">
            <text:p text:style-name="P493"/>
          </table:table-cell>
          <table:table-cell table:style-name="Cell406">
            <text:p text:style-name="P494"/>
          </table:table-cell>
          <table:table-cell table:style-name="Cell407">
            <text:p text:style-name="P495"/>
          </table:table-cell>
          <table:table-cell table:style-name="Cell408">
            <text:p text:style-name="P496"/>
          </table:table-cell>
        </table:table-row>
        <table:table-row table:style-name="Row103">
          <table:table-cell table:style-name="Cell409">
            <text:p text:style-name="P497"/>
          </table:table-cell>
          <table:table-cell table:style-name="Cell410">
            <text:p text:style-name="P498"/>
          </table:table-cell>
          <table:table-cell table:style-name="Cell411">
            <text:p text:style-name="P499"/>
          </table:table-cell>
          <table:table-cell table:style-name="Cell412">
            <text:p text:style-name="P500"/>
          </table:table-cell>
        </table:table-row>
        <table:table-row table:style-name="Row104">
          <table:table-cell table:style-name="Cell413">
            <text:p text:style-name="P501"/>
          </table:table-cell>
          <table:table-cell table:style-name="Cell414">
            <text:p text:style-name="P502"/>
          </table:table-cell>
          <table:table-cell table:style-name="Cell415">
            <text:p text:style-name="P503"/>
          </table:table-cell>
          <table:table-cell table:style-name="Cell416">
            <text:p text:style-name="P504"/>
          </table:table-cell>
        </table:table-row>
        <table:table-row table:style-name="Row105">
          <table:table-cell table:style-name="Cell417">
            <text:p text:style-name="P505"/>
          </table:table-cell>
          <table:table-cell table:style-name="Cell418">
            <text:p text:style-name="P506"/>
          </table:table-cell>
          <table:table-cell table:style-name="Cell419">
            <text:p text:style-name="P507"/>
          </table:table-cell>
          <table:table-cell table:style-name="Cell420">
            <text:p text:style-name="P508"/>
          </table:table-cell>
        </table:table-row>
        <table:table-row table:style-name="Row106">
          <table:table-cell table:style-name="Cell421">
            <text:p text:style-name="P509"/>
          </table:table-cell>
          <table:table-cell table:style-name="Cell422">
            <text:p text:style-name="P510"/>
          </table:table-cell>
          <table:table-cell table:style-name="Cell423">
            <text:p text:style-name="P511"/>
          </table:table-cell>
          <table:table-cell table:style-name="Cell424">
            <text:p text:style-name="P512"/>
          </table:table-cell>
        </table:table-row>
        <table:table-row table:style-name="Row107">
          <table:table-cell table:style-name="Cell425">
            <text:p text:style-name="P513"/>
          </table:table-cell>
          <table:table-cell table:style-name="Cell426">
            <text:p text:style-name="P514"/>
          </table:table-cell>
          <table:table-cell table:style-name="Cell427">
            <text:p text:style-name="P515"/>
          </table:table-cell>
          <table:table-cell table:style-name="Cell428">
            <text:p text:style-name="P516"/>
          </table:table-cell>
        </table:table-row>
        <table:table-row table:style-name="Row108">
          <table:table-cell table:style-name="Cell429">
            <text:p text:style-name="P517"/>
          </table:table-cell>
          <table:table-cell table:style-name="Cell430">
            <text:p text:style-name="P518"/>
          </table:table-cell>
          <table:table-cell table:style-name="Cell431">
            <text:p text:style-name="P519"/>
          </table:table-cell>
          <table:table-cell table:style-name="Cell432">
            <text:p text:style-name="P520"/>
          </table:table-cell>
        </table:table-row>
        <table:table-row table:style-name="Row109">
          <table:table-cell table:style-name="Cell433">
            <text:p text:style-name="P521"/>
          </table:table-cell>
          <table:table-cell table:style-name="Cell434">
            <text:p text:style-name="P522"/>
          </table:table-cell>
          <table:table-cell table:style-name="Cell435">
            <text:p text:style-name="P523"/>
          </table:table-cell>
          <table:table-cell table:style-name="Cell436">
            <text:p text:style-name="P524"/>
          </table:table-cell>
        </table:table-row>
        <table:table-row table:style-name="Row110">
          <table:table-cell table:style-name="Cell437">
            <text:p text:style-name="P525"/>
          </table:table-cell>
          <table:table-cell table:style-name="Cell438">
            <text:p text:style-name="P526"/>
          </table:table-cell>
          <table:table-cell table:style-name="Cell439">
            <text:p text:style-name="P527"/>
          </table:table-cell>
          <table:table-cell table:style-name="Cell440">
            <text:p text:style-name="P528"/>
          </table:table-cell>
        </table:table-row>
      </table:table>
      <text:p text:style-name="P5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212cm" fo:keep-with-next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353cm" fo:margin-bottom="0.212cm" fo:keep-with-next="always" style:writing-mode="lr-tb"/>
      <style:text-properties style:font-name="Verdana" fo:font-size="16pt" style:font-name-asian="Verdana" style:font-size-asian="16pt" style:font-name-complex="Verdana" style:font-size-complex="16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247cm" fo:margin-bottom="0.212cm" fo:keep-with-next="always" style:writing-mode="lr-tb"/>
      <style:text-properties fo:color="#808080"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style:font-name="Verdana" fo:font-size="28pt" style:font-name-asian="Verdana" style:font-size-asian="28pt" style:font-name-complex="Verdana" style:font-size-complex="28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106cm" fo:margin-bottom="0.212cm" fo:keep-with-next="always" style:writing-mode="lr-tb"/>
      <style:text-properties style:font-name="Verdana" fo:font-size="18pt" style:font-name-asian="Verdana" style:font-size-asian="18pt" style:font-name-complex="Verdana" style:font-size-complex="1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